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67.35mm"/>
    </style:style>
    <style:style style:name="co3" style:family="table-column">
      <style:table-column-properties fo:break-before="auto" style:column-width="83.13mm"/>
    </style:style>
    <style:style style:name="co4" style:family="table-column">
      <style:table-column-properties fo:break-before="auto" style:column-width="75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Bahasa Inggris</text:p>
          </table:table-cell>
          <table:table-cell office:value-type="string" calcext:value-type="string">
            <text:p>Bahasa Indonesia</text:p>
          </table:table-cell>
          <table:table-cell table:formula="of:=&quot;| &quot;&amp;[.A1]&amp;&quot; | &quot;&amp;[.B1]&amp;&quot; | &quot;&amp;[.C1]&amp;&quot; |&quot;" office:value-type="string" office:string-value="| Nomor | Bahasa Inggris | Bahasa Indonesia |" calcext:value-type="string">
            <text:p>| Nomor | Bahasa Inggris | Bahasa Indonesia 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rt </text:p>
          </table:table-cell>
          <table:table-cell office:value-type="string" calcext:value-type="string">
            <text:p>gugurkan</text:p>
          </table:table-cell>
          <table:table-cell table:formula="of:=&quot;| &quot;&amp;[.A2]&amp;&quot; | &quot;&amp;[.B2]&amp;&quot; | &quot;&amp;[.C2]&amp;&quot; |&quot;" office:value-type="string" office:string-value="| 1 | abort  | gugurkan |" calcext:value-type="string">
            <text:p>| 1 | abort <text:s/>| gugurk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ess </text:p>
          </table:table-cell>
          <table:table-cell office:value-type="string" calcext:value-type="string">
            <text:p>akses</text:p>
          </table:table-cell>
          <table:table-cell table:formula="of:=&quot;| &quot;&amp;[.A3]&amp;&quot; | &quot;&amp;[.B3]&amp;&quot; | &quot;&amp;[.C3]&amp;&quot; |&quot;" office:value-type="string" office:string-value="| 2 | access  | akses |" calcext:value-type="string">
            <text:p>| 2 | access <text:s/>| akses 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ess management </text:p>
          </table:table-cell>
          <table:table-cell office:value-type="string" calcext:value-type="string">
            <text:p>manajemen akses</text:p>
          </table:table-cell>
          <table:table-cell table:formula="of:=&quot;| &quot;&amp;[.A4]&amp;&quot; | &quot;&amp;[.B4]&amp;&quot; | &quot;&amp;[.C4]&amp;&quot; |&quot;" office:value-type="string" office:string-value="| 3 | access management  | manajemen akses |" calcext:value-type="string">
            <text:p>| 3 | access management <text:s/>| manajemen akses 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ess unit </text:p>
          </table:table-cell>
          <table:table-cell office:value-type="string" calcext:value-type="string">
            <text:p>unit akses</text:p>
          </table:table-cell>
          <table:table-cell table:formula="of:=&quot;| &quot;&amp;[.A5]&amp;&quot; | &quot;&amp;[.B5]&amp;&quot; | &quot;&amp;[.C5]&amp;&quot; |&quot;" office:value-type="string" office:string-value="| 4 | access unit  | unit akses |" calcext:value-type="string">
            <text:p>| 4 | access unit <text:s/>| unit akses 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ount </text:p>
          </table:table-cell>
          <table:table-cell office:value-type="string" calcext:value-type="string">
            <text:p>akun; rekening</text:p>
          </table:table-cell>
          <table:table-cell table:formula="of:=&quot;| &quot;&amp;[.A6]&amp;&quot; | &quot;&amp;[.B6]&amp;&quot; | &quot;&amp;[.C6]&amp;&quot; |&quot;" office:value-type="string" office:string-value="| 5 | account  | akun; rekening |" calcext:value-type="string">
            <text:p>| 5 | account <text:s/>| akun; rekening 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tion button </text:p>
          </table:table-cell>
          <table:table-cell office:value-type="string" calcext:value-type="string">
            <text:p>tombol tindak, tombol aksi</text:p>
          </table:table-cell>
          <table:table-cell table:formula="of:=&quot;| &quot;&amp;[.A7]&amp;&quot; | &quot;&amp;[.B7]&amp;&quot; | &quot;&amp;[.C7]&amp;&quot; |&quot;" office:value-type="string" office:string-value="| 6 | action button  | tombol tindak, tombol aksi |" calcext:value-type="string">
            <text:p>| 6 | action button <text:s/>| tombol tindak, tombol aksi 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ction setting </text:p>
          </table:table-cell>
          <table:table-cell office:value-type="string" calcext:value-type="string">
            <text:p>penataan tindak, penataan aksi</text:p>
          </table:table-cell>
          <table:table-cell table:formula="of:=&quot;| &quot;&amp;[.A8]&amp;&quot; | &quot;&amp;[.B8]&amp;&quot; | &quot;&amp;[.C8]&amp;&quot; |&quot;" office:value-type="string" office:string-value="| 7 | action setting  | penataan tindak, penataan aksi |" calcext:value-type="string">
            <text:p>| 7 | action setting <text:s/>| penataan tindak, penataan aksi 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ive desktop </text:p>
          </table:table-cell>
          <table:table-cell office:value-type="string" calcext:value-type="string">
            <text:p>destop aktif</text:p>
          </table:table-cell>
          <table:table-cell table:formula="of:=&quot;| &quot;&amp;[.A9]&amp;&quot; | &quot;&amp;[.B9]&amp;&quot; | &quot;&amp;[.C9]&amp;&quot; |&quot;" office:value-type="string" office:string-value="| 8 | active desktop  | destop aktif |" calcext:value-type="string">
            <text:p>| 8 | active desktop <text:s/>| destop aktif 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-ins </text:p>
          </table:table-cell>
          <table:table-cell office:value-type="string" calcext:value-type="string">
            <text:p>tertambah</text:p>
          </table:table-cell>
          <table:table-cell table:formula="of:=&quot;| &quot;&amp;[.A10]&amp;&quot; | &quot;&amp;[.B10]&amp;&quot; | &quot;&amp;[.C10]&amp;&quot; |&quot;" office:value-type="string" office:string-value="| 9 | add-ins  | tertambah |" calcext:value-type="string">
            <text:p>| 9 | add-ins <text:s/>| tertambah 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ress </text:p>
          </table:table-cell>
          <table:table-cell office:value-type="string" calcext:value-type="string">
            <text:p>alamat</text:p>
          </table:table-cell>
          <table:table-cell table:formula="of:=&quot;| &quot;&amp;[.A11]&amp;&quot; | &quot;&amp;[.B11]&amp;&quot; | &quot;&amp;[.C11]&amp;&quot; |&quot;" office:value-type="string" office:string-value="| 10 | address  | alamat |" calcext:value-type="string">
            <text:p>| 10 | address <text:s/>| alamat 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ress book </text:p>
          </table:table-cell>
          <table:table-cell office:value-type="string" calcext:value-type="string">
            <text:p>buku alamat</text:p>
          </table:table-cell>
          <table:table-cell table:formula="of:=&quot;| &quot;&amp;[.A12]&amp;&quot; | &quot;&amp;[.B12]&amp;&quot; | &quot;&amp;[.C12]&amp;&quot; |&quot;" office:value-type="string" office:string-value="| 11 | address book  | buku alamat |" calcext:value-type="string">
            <text:p>| 11 | address book <text:s/>| buku alamat 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ministration </text:p>
          </table:table-cell>
          <table:table-cell office:value-type="string" calcext:value-type="string">
            <text:p>administrasi</text:p>
          </table:table-cell>
          <table:table-cell table:formula="of:=&quot;| &quot;&amp;[.A13]&amp;&quot; | &quot;&amp;[.B13]&amp;&quot; | &quot;&amp;[.C13]&amp;&quot; |&quot;" office:value-type="string" office:string-value="| 12 | administration  | administrasi |" calcext:value-type="string">
            <text:p>| 12 | administration <text:s/>| administrasi 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ministration domain </text:p>
          </table:table-cell>
          <table:table-cell office:value-type="string" calcext:value-type="string">
            <text:p>ranah administrasi</text:p>
          </table:table-cell>
          <table:table-cell table:formula="of:=&quot;| &quot;&amp;[.A14]&amp;&quot; | &quot;&amp;[.B14]&amp;&quot; | &quot;&amp;[.C14]&amp;&quot; |&quot;" office:value-type="string" office:string-value="| 13 | administration domain  | ranah administrasi |" calcext:value-type="string">
            <text:p>| 13 | administration domain <text:s/>| ranah administrasi 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visory system </text:p>
          </table:table-cell>
          <table:table-cell office:value-type="string" calcext:value-type="string">
            <text:p>sistem penasihat</text:p>
          </table:table-cell>
          <table:table-cell table:formula="of:=&quot;| &quot;&amp;[.A15]&amp;&quot; | &quot;&amp;[.B15]&amp;&quot; | &quot;&amp;[.C15]&amp;&quot; |&quot;" office:value-type="string" office:string-value="| 14 | advisory system  | sistem penasihat |" calcext:value-type="string">
            <text:p>| 14 | advisory system <text:s/>| sistem penasihat 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ffirmation </text:p>
          </table:table-cell>
          <table:table-cell office:value-type="string" calcext:value-type="string">
            <text:p>penegasan</text:p>
          </table:table-cell>
          <table:table-cell table:formula="of:=&quot;| &quot;&amp;[.A16]&amp;&quot; | &quot;&amp;[.B16]&amp;&quot; | &quot;&amp;[.C16]&amp;&quot; |&quot;" office:value-type="string" office:string-value="| 15 | affirmation  | penegasan |" calcext:value-type="string">
            <text:p>| 15 | affirmation <text:s/>| penegasan 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enda </text:p>
          </table:table-cell>
          <table:table-cell office:value-type="string" calcext:value-type="string">
            <text:p>agenda</text:p>
          </table:table-cell>
          <table:table-cell table:formula="of:=&quot;| &quot;&amp;[.A17]&amp;&quot; | &quot;&amp;[.B17]&amp;&quot; | &quot;&amp;[.C17]&amp;&quot; |&quot;" office:value-type="string" office:string-value="| 16 | agenda  | agenda |" calcext:value-type="string">
            <text:p>| 16 | agenda <text:s/>| agenda 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gorithm </text:p>
          </table:table-cell>
          <table:table-cell office:value-type="string" calcext:value-type="string">
            <text:p>algoritma</text:p>
          </table:table-cell>
          <table:table-cell table:formula="of:=&quot;| &quot;&amp;[.A18]&amp;&quot; | &quot;&amp;[.B18]&amp;&quot; | &quot;&amp;[.C18]&amp;&quot; |&quot;" office:value-type="string" office:string-value="| 17 | algorithm  | algoritma |" calcext:value-type="string">
            <text:p>| 17 | algorithm <text:s/>| algoritma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ias </text:p>
          </table:table-cell>
          <table:table-cell office:value-type="string" calcext:value-type="string">
            <text:p>alias</text:p>
          </table:table-cell>
          <table:table-cell table:formula="of:=&quot;| &quot;&amp;[.A19]&amp;&quot; | &quot;&amp;[.B19]&amp;&quot; | &quot;&amp;[.C19]&amp;&quot; |&quot;" office:value-type="string" office:string-value="| 18 | alias  | alias |" calcext:value-type="string">
            <text:p>| 18 | alias <text:s/>| alias 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ign left </text:p>
          </table:table-cell>
          <table:table-cell office:value-type="string" calcext:value-type="string">
            <text:p>rata kiri</text:p>
          </table:table-cell>
          <table:table-cell table:formula="of:=&quot;| &quot;&amp;[.A20]&amp;&quot; | &quot;&amp;[.B20]&amp;&quot; | &quot;&amp;[.C20]&amp;&quot; |&quot;" office:value-type="string" office:string-value="| 19 | align left  | rata kiri |" calcext:value-type="string">
            <text:p>| 19 | align left <text:s/>| rata kiri 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ign right </text:p>
          </table:table-cell>
          <table:table-cell office:value-type="string" calcext:value-type="string">
            <text:p>rata kanan</text:p>
          </table:table-cell>
          <table:table-cell table:formula="of:=&quot;| &quot;&amp;[.A21]&amp;&quot; | &quot;&amp;[.B21]&amp;&quot; | &quot;&amp;[.C21]&amp;&quot; |&quot;" office:value-type="string" office:string-value="| 20 | align right  | rata kanan |" calcext:value-type="string">
            <text:p>| 20 | align right <text:s/>| rata kanan 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ignment </text:p>
          </table:table-cell>
          <table:table-cell office:value-type="string" calcext:value-type="string">
            <text:p>perataan</text:p>
          </table:table-cell>
          <table:table-cell table:formula="of:=&quot;| &quot;&amp;[.A22]&amp;&quot; | &quot;&amp;[.B22]&amp;&quot; | &quot;&amp;[.C22]&amp;&quot; |&quot;" office:value-type="string" office:string-value="| 21 | alignment  | perataan |" calcext:value-type="string">
            <text:p>| 21 | alignment <text:s/>| perataan |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ternate </text:p>
          </table:table-cell>
          <table:table-cell office:value-type="string" calcext:value-type="string">
            <text:p>silih</text:p>
          </table:table-cell>
          <table:table-cell table:formula="of:=&quot;| &quot;&amp;[.A23]&amp;&quot; | &quot;&amp;[.B23]&amp;&quot; | &quot;&amp;[.C23]&amp;&quot; |&quot;" office:value-type="string" office:string-value="| 22 | alternate  | silih |" calcext:value-type="string">
            <text:p>| 22 | alternate <text:s/>| silih |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ternate recipient </text:p>
          </table:table-cell>
          <table:table-cell office:value-type="string" calcext:value-type="string">
            <text:p>penerima pilihan</text:p>
          </table:table-cell>
          <table:table-cell table:formula="of:=&quot;| &quot;&amp;[.A24]&amp;&quot; | &quot;&amp;[.B24]&amp;&quot; | &quot;&amp;[.C24]&amp;&quot; |&quot;" office:value-type="string" office:string-value="| 23 | alternate recipient  | penerima pilihan |" calcext:value-type="string">
            <text:p>| 23 | alternate recipient <text:s/>| penerima pilihan |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imation </text:p>
          </table:table-cell>
          <table:table-cell office:value-type="string" calcext:value-type="string">
            <text:p>animasi</text:p>
          </table:table-cell>
          <table:table-cell table:formula="of:=&quot;| &quot;&amp;[.A25]&amp;&quot; | &quot;&amp;[.B25]&amp;&quot; | &quot;&amp;[.C25]&amp;&quot; |&quot;" office:value-type="string" office:string-value="| 24 | animation  | animasi |" calcext:value-type="string">
            <text:p>| 24 | animation <text:s/>| animasi |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onymous remailer </text:p>
          </table:table-cell>
          <table:table-cell office:value-type="string" calcext:value-type="string">
            <text:p>penyurat-balik anonim</text:p>
          </table:table-cell>
          <table:table-cell table:formula="of:=&quot;| &quot;&amp;[.A26]&amp;&quot; | &quot;&amp;[.B26]&amp;&quot; | &quot;&amp;[.C26]&amp;&quot; |&quot;" office:value-type="string" office:string-value="| 25 | anonymous remailer  | penyurat-balik anonim |" calcext:value-type="string">
            <text:p>| 25 | anonymous remailer <text:s/>| penyurat-balik anonim |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pend </text:p>
          </table:table-cell>
          <table:table-cell office:value-type="string" calcext:value-type="string">
            <text:p>bubuh</text:p>
          </table:table-cell>
          <table:table-cell table:formula="of:=&quot;| &quot;&amp;[.A27]&amp;&quot; | &quot;&amp;[.B27]&amp;&quot; | &quot;&amp;[.C27]&amp;&quot; |&quot;" office:value-type="string" office:string-value="| 26 | append  | bubuh |" calcext:value-type="string">
            <text:p>| 26 | append <text:s/>| bubuh |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plication </text:p>
          </table:table-cell>
          <table:table-cell office:value-type="string" calcext:value-type="string">
            <text:p>aplikasi</text:p>
          </table:table-cell>
          <table:table-cell table:formula="of:=&quot;| &quot;&amp;[.A28]&amp;&quot; | &quot;&amp;[.B28]&amp;&quot; | &quot;&amp;[.C28]&amp;&quot; |&quot;" office:value-type="string" office:string-value="| 27 | application  | aplikasi |" calcext:value-type="string">
            <text:p>| 27 | application <text:s/>| aplikasi |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ply </text:p>
          </table:table-cell>
          <table:table-cell office:value-type="string" calcext:value-type="string">
            <text:p>terapkan</text:p>
          </table:table-cell>
          <table:table-cell table:formula="of:=&quot;| &quot;&amp;[.A29]&amp;&quot; | &quot;&amp;[.B29]&amp;&quot; | &quot;&amp;[.C29]&amp;&quot; |&quot;" office:value-type="string" office:string-value="| 28 | apply  | terapkan |" calcext:value-type="string">
            <text:p>| 28 | apply <text:s/>| terapkan |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ply design </text:p>
          </table:table-cell>
          <table:table-cell office:value-type="string" calcext:value-type="string">
            <text:p>desain terapan</text:p>
          </table:table-cell>
          <table:table-cell table:formula="of:=&quot;| &quot;&amp;[.A30]&amp;&quot; | &quot;&amp;[.B30]&amp;&quot; | &quot;&amp;[.C30]&amp;&quot; |&quot;" office:value-type="string" office:string-value="| 29 | apply design  | desain terapan |" calcext:value-type="string">
            <text:p>| 29 | apply design <text:s/>| desain terapan |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range </text:p>
          </table:table-cell>
          <table:table-cell office:value-type="string" calcext:value-type="string">
            <text:p>susun</text:p>
          </table:table-cell>
          <table:table-cell table:formula="of:=&quot;| &quot;&amp;[.A31]&amp;&quot; | &quot;&amp;[.B31]&amp;&quot; | &quot;&amp;[.C31]&amp;&quot; |&quot;" office:value-type="string" office:string-value="| 30 | arrange  | susun |" calcext:value-type="string">
            <text:p>| 30 | arrange <text:s/>| susun |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ray </text:p>
          </table:table-cell>
          <table:table-cell office:value-type="string" calcext:value-type="string">
            <text:p>larik</text:p>
          </table:table-cell>
          <table:table-cell table:formula="of:=&quot;| &quot;&amp;[.A32]&amp;&quot; | &quot;&amp;[.B32]&amp;&quot; | &quot;&amp;[.C32]&amp;&quot; |&quot;" office:value-type="string" office:string-value="| 31 | array  | larik |" calcext:value-type="string">
            <text:p>| 31 | array <text:s/>| larik |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tificial intelligence </text:p>
          </table:table-cell>
          <table:table-cell office:value-type="string" calcext:value-type="string">
            <text:p>kecerdasan buatan, intelegensi buatan</text:p>
          </table:table-cell>
          <table:table-cell table:formula="of:=&quot;| &quot;&amp;[.A33]&amp;&quot; | &quot;&amp;[.B33]&amp;&quot; | &quot;&amp;[.C33]&amp;&quot; |&quot;" office:value-type="string" office:string-value="| 32 | artificial intelligence  | kecerdasan buatan, intelegensi buatan |" calcext:value-type="string">
            <text:p>| 32 | artificial intelligence <text:s/>| kecerdasan buatan, intelegensi buatan |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cending </text:p>
          </table:table-cell>
          <table:table-cell office:value-type="string" calcext:value-type="string">
            <text:p>menanjak, urut naik</text:p>
          </table:table-cell>
          <table:table-cell table:formula="of:=&quot;| &quot;&amp;[.A34]&amp;&quot; | &quot;&amp;[.B34]&amp;&quot; | &quot;&amp;[.C34]&amp;&quot; |&quot;" office:value-type="string" office:string-value="| 33 | ascending  | menanjak, urut naik |" calcext:value-type="string">
            <text:p>| 33 | ascending <text:s/>| menanjak, urut naik |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atribut</text:p>
          </table:table-cell>
          <table:table-cell table:formula="of:=&quot;| &quot;&amp;[.A35]&amp;&quot; | &quot;&amp;[.B35]&amp;&quot; | &quot;&amp;[.C35]&amp;&quot; |&quot;" office:value-type="string" office:string-value="| 34 | attribute  | atribut |" calcext:value-type="string">
            <text:p>| 34 | attribute <text:s/>| atribut |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to clip art </text:p>
          </table:table-cell>
          <table:table-cell office:value-type="string" calcext:value-type="string">
            <text:p>gambar klip otomatis</text:p>
          </table:table-cell>
          <table:table-cell table:formula="of:=&quot;| &quot;&amp;[.A36]&amp;&quot; | &quot;&amp;[.B36]&amp;&quot; | &quot;&amp;[.C36]&amp;&quot; |&quot;" office:value-type="string" office:string-value="| 35 | auto clip art  | gambar klip otomatis |" calcext:value-type="string">
            <text:p>| 35 | auto clip art <text:s/>| gambar klip otomatis |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to-correct </text:p>
          </table:table-cell>
          <table:table-cell office:value-type="string" calcext:value-type="string">
            <text:p>pembetulan otomatis, otokoreksi</text:p>
          </table:table-cell>
          <table:table-cell table:formula="of:=&quot;| &quot;&amp;[.A37]&amp;&quot; | &quot;&amp;[.B37]&amp;&quot; | &quot;&amp;[.C37]&amp;&quot; |&quot;" office:value-type="string" office:string-value="| 36 | auto-correct  | pembetulan otomatis, otokoreksi |" calcext:value-type="string">
            <text:p>| 36 | auto-correct <text:s/>| pembetulan otomatis, otokoreksi |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uto-forward </text:p>
          </table:table-cell>
          <table:table-cell office:value-type="string" calcext:value-type="string">
            <text:p>maju otomatis</text:p>
          </table:table-cell>
          <table:table-cell table:formula="of:=&quot;| &quot;&amp;[.A38]&amp;&quot; | &quot;&amp;[.B38]&amp;&quot; | &quot;&amp;[.C38]&amp;&quot; |&quot;" office:value-type="string" office:string-value="| 37 | auto-forward  | maju otomatis |" calcext:value-type="string">
            <text:p>| 37 | auto-forward <text:s/>| maju otomatis |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uto-replay </text:p>
          </table:table-cell>
          <table:table-cell office:value-type="string" calcext:value-type="string">
            <text:p>putar ulang otomatis</text:p>
          </table:table-cell>
          <table:table-cell table:formula="of:=&quot;| &quot;&amp;[.A39]&amp;&quot; | &quot;&amp;[.B39]&amp;&quot; | &quot;&amp;[.C39]&amp;&quot; |&quot;" office:value-type="string" office:string-value="| 38 | auto-replay  | putar ulang otomatis |" calcext:value-type="string">
            <text:p>| 38 | auto-replay <text:s/>| putar ulang otomatis |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to-reply </text:p>
          </table:table-cell>
          <table:table-cell office:value-type="string" calcext:value-type="string">
            <text:p>balasan otomatis</text:p>
          </table:table-cell>
          <table:table-cell table:formula="of:=&quot;| &quot;&amp;[.A40]&amp;&quot; | &quot;&amp;[.B40]&amp;&quot; | &quot;&amp;[.C40]&amp;&quot; |&quot;" office:value-type="string" office:string-value="| 39 | auto-reply  | balasan otomatis |" calcext:value-type="string">
            <text:p>| 39 | auto-reply <text:s/>| balasan otomatis |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utofit </text:p>
          </table:table-cell>
          <table:table-cell office:value-type="string" calcext:value-type="string">
            <text:p>otofit</text:p>
          </table:table-cell>
          <table:table-cell table:formula="of:=&quot;| &quot;&amp;[.A41]&amp;&quot; | &quot;&amp;[.B41]&amp;&quot; | &quot;&amp;[.C41]&amp;&quot; |&quot;" office:value-type="string" office:string-value="| 40 | autofit  | otofit |" calcext:value-type="string">
            <text:p>| 40 | autofit <text:s/>| otofit |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toformat </text:p>
          </table:table-cell>
          <table:table-cell office:value-type="string" calcext:value-type="string">
            <text:p>format otomatis, otoformat</text:p>
          </table:table-cell>
          <table:table-cell table:formula="of:=&quot;| &quot;&amp;[.A42]&amp;&quot; | &quot;&amp;[.B42]&amp;&quot; | &quot;&amp;[.C42]&amp;&quot; |&quot;" office:value-type="string" office:string-value="| 41 | autoformat  | format otomatis, otoformat |" calcext:value-type="string">
            <text:p>| 41 | autoformat <text:s/>| format otomatis, otoformat |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utomatic learning </text:p>
          </table:table-cell>
          <table:table-cell office:value-type="string" calcext:value-type="string">
            <text:p>pemelajaran otomatis</text:p>
          </table:table-cell>
          <table:table-cell table:formula="of:=&quot;| &quot;&amp;[.A43]&amp;&quot; | &quot;&amp;[.B43]&amp;&quot; | &quot;&amp;[.C43]&amp;&quot; |&quot;" office:value-type="string" office:string-value="| 42 | automatic learning  | pemelajaran otomatis |" calcext:value-type="string">
            <text:p>| 42 | automatic learning <text:s/>| pemelajaran otomatis |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toshapes </text:p>
          </table:table-cell>
          <table:table-cell office:value-type="string" calcext:value-type="string">
            <text:p>bentuk otomatis</text:p>
          </table:table-cell>
          <table:table-cell table:formula="of:=&quot;| &quot;&amp;[.A44]&amp;&quot; | &quot;&amp;[.B44]&amp;&quot; | &quot;&amp;[.C44]&amp;&quot; |&quot;" office:value-type="string" office:string-value="| 43 | autoshapes  | bentuk otomatis |" calcext:value-type="string">
            <text:p>| 43 | autoshapes <text:s/>| bentuk otomatis |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tosum </text:p>
          </table:table-cell>
          <table:table-cell office:value-type="string" calcext:value-type="string">
            <text:p>total otomatis; jumlah otomatis</text:p>
          </table:table-cell>
          <table:table-cell table:formula="of:=&quot;| &quot;&amp;[.A45]&amp;&quot; | &quot;&amp;[.B45]&amp;&quot; | &quot;&amp;[.C45]&amp;&quot; |&quot;" office:value-type="string" office:string-value="| 44 | autosum  | total otomatis; jumlah otomatis |" calcext:value-type="string">
            <text:p>| 44 | autosum <text:s/>| total otomatis; jumlah otomatis |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ck </text:p>
          </table:table-cell>
          <table:table-cell office:value-type="string" calcext:value-type="string">
            <text:p>balik; belakang</text:p>
          </table:table-cell>
          <table:table-cell table:formula="of:=&quot;| &quot;&amp;[.A46]&amp;&quot; | &quot;&amp;[.B46]&amp;&quot; | &quot;&amp;[.C46]&amp;&quot; |&quot;" office:value-type="string" office:string-value="| 45 | back  | balik; belakang |" calcext:value-type="string">
            <text:p>| 45 | back <text:s/>| balik; belakang |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ck slash </text:p>
          </table:table-cell>
          <table:table-cell office:value-type="string" calcext:value-type="string">
            <text:p>garis miring kiri</text:p>
          </table:table-cell>
          <table:table-cell table:formula="of:=&quot;| &quot;&amp;[.A47]&amp;&quot; | &quot;&amp;[.B47]&amp;&quot; | &quot;&amp;[.C47]&amp;&quot; |&quot;" office:value-type="string" office:string-value="| 46 | back slash  | garis miring kiri |" calcext:value-type="string">
            <text:p>| 46 | back slash <text:s/>| garis miring kiri |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ck space </text:p>
          </table:table-cell>
          <table:table-cell office:value-type="string" calcext:value-type="string">
            <text:p>spasi mundur</text:p>
          </table:table-cell>
          <table:table-cell table:formula="of:=&quot;| &quot;&amp;[.A48]&amp;&quot; | &quot;&amp;[.B48]&amp;&quot; | &quot;&amp;[.C48]&amp;&quot; |&quot;" office:value-type="string" office:string-value="| 47 | back space  | spasi mundur |" calcext:value-type="string">
            <text:p>| 47 | back space <text:s/>| spasi mundur |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up </text:p>
          </table:table-cell>
          <table:table-cell office:value-type="string" calcext:value-type="string">
            <text:p>(rekam) cadangan</text:p>
          </table:table-cell>
          <table:table-cell table:formula="of:=&quot;| &quot;&amp;[.A49]&amp;&quot; | &quot;&amp;[.B49]&amp;&quot; | &quot;&amp;[.C49]&amp;&quot; |&quot;" office:value-type="string" office:string-value="| 48 | back up  | (rekam) cadangan |" calcext:value-type="string">
            <text:p>| 48 | back up <text:s/>| (rekam) cadangan |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ground </text:p>
          </table:table-cell>
          <table:table-cell office:value-type="string" calcext:value-type="string">
            <text:p>latar belakang</text:p>
          </table:table-cell>
          <table:table-cell table:formula="of:=&quot;| &quot;&amp;[.A50]&amp;&quot; | &quot;&amp;[.B50]&amp;&quot; | &quot;&amp;[.C50]&amp;&quot; |&quot;" office:value-type="string" office:string-value="| 49 | background  | latar belakang |" calcext:value-type="string">
            <text:p>| 49 | background <text:s/>| latar belakang |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cktracking </text:p>
          </table:table-cell>
          <table:table-cell office:value-type="string" calcext:value-type="string">
            <text:p>lacak balik</text:p>
          </table:table-cell>
          <table:table-cell table:formula="of:=&quot;| &quot;&amp;[.A51]&amp;&quot; | &quot;&amp;[.B51]&amp;&quot; | &quot;&amp;[.C51]&amp;&quot; |&quot;" office:value-type="string" office:string-value="| 50 | backtracking  | lacak balik |" calcext:value-type="string">
            <text:p>| 50 | backtracking <text:s/>| lacak balik |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ckward chaining </text:p>
          </table:table-cell>
          <table:table-cell office:value-type="string" calcext:value-type="string">
            <text:p>perantaian balik</text:p>
          </table:table-cell>
          <table:table-cell table:formula="of:=&quot;| &quot;&amp;[.A52]&amp;&quot; | &quot;&amp;[.B52]&amp;&quot; | &quot;&amp;[.C52]&amp;&quot; |&quot;" office:value-type="string" office:string-value="| 51 | backward chaining  | perantaian balik |" calcext:value-type="string">
            <text:p>| 51 | backward chaining <text:s/>| perantaian balik |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nd </text:p>
          </table:table-cell>
          <table:table-cell office:value-type="string" calcext:value-type="string">
            <text:p>pita</text:p>
          </table:table-cell>
          <table:table-cell table:formula="of:=&quot;| &quot;&amp;[.A53]&amp;&quot; | &quot;&amp;[.B53]&amp;&quot; | &quot;&amp;[.C53]&amp;&quot; |&quot;" office:value-type="string" office:string-value="| 52 | band  | pita |" calcext:value-type="string">
            <text:p>| 52 | band <text:s/>| pita |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lebar pita</text:p>
          </table:table-cell>
          <table:table-cell table:formula="of:=&quot;| &quot;&amp;[.A54]&amp;&quot; | &quot;&amp;[.B54]&amp;&quot; | &quot;&amp;[.C54]&amp;&quot; |&quot;" office:value-type="string" office:string-value="| 53 | bandwidth  | lebar pita |" calcext:value-type="string">
            <text:p>| 53 | bandwidth <text:s/>| lebar pita |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r </text:p>
          </table:table-cell>
          <table:table-cell office:value-type="string" calcext:value-type="string">
            <text:p>batang</text:p>
          </table:table-cell>
          <table:table-cell table:formula="of:=&quot;| &quot;&amp;[.A55]&amp;&quot; | &quot;&amp;[.B55]&amp;&quot; | &quot;&amp;[.C55]&amp;&quot; |&quot;" office:value-type="string" office:string-value="| 54 | bar  | batang |" calcext:value-type="string">
            <text:p>| 54 | bar <text:s/>| batang |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r-code </text:p>
          </table:table-cell>
          <table:table-cell office:value-type="string" calcext:value-type="string">
            <text:p>kode batang</text:p>
          </table:table-cell>
          <table:table-cell table:formula="of:=&quot;| &quot;&amp;[.A56]&amp;&quot; | &quot;&amp;[.B56]&amp;&quot; | &quot;&amp;[.C56]&amp;&quot; |&quot;" office:value-type="string" office:string-value="| 55 | bar-code  | kode batang |" calcext:value-type="string">
            <text:p>| 55 | bar-code <text:s/>| kode batang |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-code reader </text:p>
          </table:table-cell>
          <table:table-cell office:value-type="string" calcext:value-type="string">
            <text:p>pembaca kode batang</text:p>
          </table:table-cell>
          <table:table-cell table:formula="of:=&quot;| &quot;&amp;[.A57]&amp;&quot; | &quot;&amp;[.B57]&amp;&quot; | &quot;&amp;[.C57]&amp;&quot; |&quot;" office:value-type="string" office:string-value="| 56 | bar-code reader  | pembaca kode batang |" calcext:value-type="string">
            <text:p>| 56 | bar-code reader <text:s/>| pembaca kode batang |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r-code scanner </text:p>
          </table:table-cell>
          <table:table-cell office:value-type="string" calcext:value-type="string">
            <text:p>pemindai kode batang</text:p>
          </table:table-cell>
          <table:table-cell table:formula="of:=&quot;| &quot;&amp;[.A58]&amp;&quot; | &quot;&amp;[.B58]&amp;&quot; | &quot;&amp;[.C58]&amp;&quot; |&quot;" office:value-type="string" office:string-value="| 57 | bar-code scanner  | pemindai kode batang |" calcext:value-type="string">
            <text:p>| 57 | bar-code scanner <text:s/>| pemindai kode batang |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basis</text:p>
          </table:table-cell>
          <table:table-cell table:formula="of:=&quot;| &quot;&amp;[.A59]&amp;&quot; | &quot;&amp;[.B59]&amp;&quot; | &quot;&amp;[.C59]&amp;&quot; |&quot;" office:value-type="string" office:string-value="| 58 | base  | basis |" calcext:value-type="string">
            <text:p>| 58 | base <text:s/>| basis |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tch </text:p>
          </table:table-cell>
          <table:table-cell office:value-type="string" calcext:value-type="string">
            <text:p>tumpak</text:p>
          </table:table-cell>
          <table:table-cell table:formula="of:=&quot;| &quot;&amp;[.A60]&amp;&quot; | &quot;&amp;[.B60]&amp;&quot; | &quot;&amp;[.C60]&amp;&quot; |&quot;" office:value-type="string" office:string-value="| 59 | batch  | tumpak |" calcext:value-type="string">
            <text:p>| 59 | batch <text:s/>| tumpak |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st-first search </text:p>
          </table:table-cell>
          <table:table-cell office:value-type="string" calcext:value-type="string">
            <text:p>telusur pertama terbaik</text:p>
          </table:table-cell>
          <table:table-cell table:formula="of:=&quot;| &quot;&amp;[.A61]&amp;&quot; | &quot;&amp;[.B61]&amp;&quot; | &quot;&amp;[.C61]&amp;&quot; |&quot;" office:value-type="string" office:string-value="| 60 | best-first search  | telusur pertama terbaik |" calcext:value-type="string">
            <text:p>| 60 | best-first search <text:s/>| telusur pertama terbaik |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nary </text:p>
          </table:table-cell>
          <table:table-cell office:value-type="string" calcext:value-type="string">
            <text:p>biner</text:p>
          </table:table-cell>
          <table:table-cell table:formula="of:=&quot;| &quot;&amp;[.A62]&amp;&quot; | &quot;&amp;[.B62]&amp;&quot; | &quot;&amp;[.C62]&amp;&quot; |&quot;" office:value-type="string" office:string-value="| 61 | binary  | biner |" calcext:value-type="string">
            <text:p>| 61 | binary <text:s/>| biner |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t </text:p>
          </table:table-cell>
          <table:table-cell office:value-type="string" calcext:value-type="string">
            <text:p>bit</text:p>
          </table:table-cell>
          <table:table-cell table:formula="of:=&quot;| &quot;&amp;[.A63]&amp;&quot; | &quot;&amp;[.B63]&amp;&quot; | &quot;&amp;[.C63]&amp;&quot; |&quot;" office:value-type="string" office:string-value="| 62 | bit  | bit |" calcext:value-type="string">
            <text:p>| 62 | bit <text:s/>| bit |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t map </text:p>
          </table:table-cell>
          <table:table-cell office:value-type="string" calcext:value-type="string">
            <text:p>peta bit</text:p>
          </table:table-cell>
          <table:table-cell table:formula="of:=&quot;| &quot;&amp;[.A64]&amp;&quot; | &quot;&amp;[.B64]&amp;&quot; | &quot;&amp;[.C64]&amp;&quot; |&quot;" office:value-type="string" office:string-value="| 63 | bit map  | peta bit |" calcext:value-type="string">
            <text:p>| 63 | bit map <text:s/>| peta bit |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ackboard model </text:p>
          </table:table-cell>
          <table:table-cell office:value-type="string" calcext:value-type="string">
            <text:p>model papan tulis</text:p>
          </table:table-cell>
          <table:table-cell table:formula="of:=&quot;| &quot;&amp;[.A65]&amp;&quot; | &quot;&amp;[.B65]&amp;&quot; | &quot;&amp;[.C65]&amp;&quot; |&quot;" office:value-type="string" office:string-value="| 64 | blackboard model  | model papan tulis |" calcext:value-type="string">
            <text:p>| 64 | blackboard model <text:s/>| model papan tulis |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lind copy recipient </text:p>
          </table:table-cell>
          <table:table-cell office:value-type="string" calcext:value-type="string">
            <text:p>penerima kopi buntu; penerima salin buntu</text:p>
          </table:table-cell>
          <table:table-cell table:formula="of:=&quot;| &quot;&amp;[.A66]&amp;&quot; | &quot;&amp;[.B66]&amp;&quot; | &quot;&amp;[.C66]&amp;&quot; |&quot;" office:value-type="string" office:string-value="| 65 | blind copy recipient  | penerima kopi buntu; penerima salin buntu |" calcext:value-type="string">
            <text:p>| 65 | blind copy recipient <text:s/>| penerima kopi buntu; penerima salin buntu |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y </text:p>
          </table:table-cell>
          <table:table-cell office:value-type="string" calcext:value-type="string">
            <text:p>bodi; badan</text:p>
          </table:table-cell>
          <table:table-cell table:formula="of:=&quot;| &quot;&amp;[.A67]&amp;&quot; | &quot;&amp;[.B67]&amp;&quot; | &quot;&amp;[.C67]&amp;&quot; |&quot;" office:value-type="string" office:string-value="| 66 | body  | bodi; badan |" calcext:value-type="string">
            <text:p>| 66 | body <text:s/>| bodi; badan |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ody text </text:p>
          </table:table-cell>
          <table:table-cell office:value-type="string" calcext:value-type="string">
            <text:p>teks tubuh</text:p>
          </table:table-cell>
          <table:table-cell table:formula="of:=&quot;| &quot;&amp;[.A68]&amp;&quot; | &quot;&amp;[.B68]&amp;&quot; | &quot;&amp;[.C68]&amp;&quot; |&quot;" office:value-type="string" office:string-value="| 67 | body text  | teks tubuh |" calcext:value-type="string">
            <text:p>| 67 | body text <text:s/>| teks tubuh |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ld </text:p>
          </table:table-cell>
          <table:table-cell office:value-type="string" calcext:value-type="string">
            <text:p>tebal</text:p>
          </table:table-cell>
          <table:table-cell table:formula="of:=&quot;| &quot;&amp;[.A69]&amp;&quot; | &quot;&amp;[.B69]&amp;&quot; | &quot;&amp;[.C69]&amp;&quot; |&quot;" office:value-type="string" office:string-value="| 68 | bold  | tebal |" calcext:value-type="string">
            <text:p>| 68 | bold <text:s/>| tebal |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order </text:p>
          </table:table-cell>
          <table:table-cell office:value-type="string" calcext:value-type="string">
            <text:p>batas</text:p>
          </table:table-cell>
          <table:table-cell table:formula="of:=&quot;| &quot;&amp;[.A70]&amp;&quot; | &quot;&amp;[.B70]&amp;&quot; | &quot;&amp;[.C70]&amp;&quot; |&quot;" office:value-type="string" office:string-value="| 69 | border  | batas |" calcext:value-type="string">
            <text:p>| 69 | border <text:s/>| batas |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ps </text:p>
          </table:table-cell>
          <table:table-cell office:value-type="string" calcext:value-type="string">
            <text:p>bps</text:p>
          </table:table-cell>
          <table:table-cell table:formula="of:=&quot;| &quot;&amp;[.A71]&amp;&quot; | &quot;&amp;[.B71]&amp;&quot; | &quot;&amp;[.C71]&amp;&quot; |&quot;" office:value-type="string" office:string-value="| 70 | bps  | bps |" calcext:value-type="string">
            <text:p>| 70 | bps <text:s/>| bps |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eadth-first search </text:p>
          </table:table-cell>
          <table:table-cell office:value-type="string" calcext:value-type="string">
            <text:p>telusur pertama lebar</text:p>
          </table:table-cell>
          <table:table-cell table:formula="of:=&quot;| &quot;&amp;[.A72]&amp;&quot; | &quot;&amp;[.B72]&amp;&quot; | &quot;&amp;[.C72]&amp;&quot; |&quot;" office:value-type="string" office:string-value="| 71 | breadth-first search  | telusur pertama lebar |" calcext:value-type="string">
            <text:p>| 71 | breadth-first search <text:s/>| telusur pertama lebar |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eak </text:p>
          </table:table-cell>
          <table:table-cell office:value-type="string" calcext:value-type="string">
            <text:p>putus</text:p>
          </table:table-cell>
          <table:table-cell table:formula="of:=&quot;| &quot;&amp;[.A73]&amp;&quot; | &quot;&amp;[.B73]&amp;&quot; | &quot;&amp;[.C73]&amp;&quot; |&quot;" office:value-type="string" office:string-value="| 72 | break  | putus |" calcext:value-type="string">
            <text:p>| 72 | break <text:s/>| putus |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oadcast mail </text:p>
          </table:table-cell>
          <table:table-cell office:value-type="string" calcext:value-type="string">
            <text:p>surat siaran</text:p>
          </table:table-cell>
          <table:table-cell table:formula="of:=&quot;| &quot;&amp;[.A74]&amp;&quot; | &quot;&amp;[.B74]&amp;&quot; | &quot;&amp;[.C74]&amp;&quot; |&quot;" office:value-type="string" office:string-value="| 73 | broadcast mail  | surat siaran |" calcext:value-type="string">
            <text:p>| 73 | broadcast mail <text:s/>| surat siaran |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oadcast videography </text:p>
          </table:table-cell>
          <table:table-cell office:value-type="string" calcext:value-type="string">
            <text:p>videografi siaran</text:p>
          </table:table-cell>
          <table:table-cell table:formula="of:=&quot;| &quot;&amp;[.A75]&amp;&quot; | &quot;&amp;[.B75]&amp;&quot; | &quot;&amp;[.C75]&amp;&quot; |&quot;" office:value-type="string" office:string-value="| 74 | broadcast videography  | videografi siaran |" calcext:value-type="string">
            <text:p>| 74 | broadcast videography <text:s/>| videografi siaran |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owse </text:p>
          </table:table-cell>
          <table:table-cell office:value-type="string" calcext:value-type="string">
            <text:p>ramban; jelajah</text:p>
          </table:table-cell>
          <table:table-cell table:formula="of:=&quot;| &quot;&amp;[.A76]&amp;&quot; | &quot;&amp;[.B76]&amp;&quot; | &quot;&amp;[.C76]&amp;&quot; |&quot;" office:value-type="string" office:string-value="| 75 | browse  | ramban; jelajah |" calcext:value-type="string">
            <text:p>| 75 | browse <text:s/>| ramban; jelajah |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owsers </text:p>
          </table:table-cell>
          <table:table-cell office:value-type="string" calcext:value-type="string">
            <text:p>peramban; penjelajah</text:p>
          </table:table-cell>
          <table:table-cell table:formula="of:=&quot;| &quot;&amp;[.A77]&amp;&quot; | &quot;&amp;[.B77]&amp;&quot; | &quot;&amp;[.C77]&amp;&quot; |&quot;" office:value-type="string" office:string-value="| 76 | browsers  | peramban; penjelajah |" calcext:value-type="string">
            <text:p>| 76 | browsers <text:s/>| peramban; penjelajah |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uffer </text:p>
          </table:table-cell>
          <table:table-cell office:value-type="string" calcext:value-type="string">
            <text:p>penyangga</text:p>
          </table:table-cell>
          <table:table-cell table:formula="of:=&quot;| &quot;&amp;[.A78]&amp;&quot; | &quot;&amp;[.B78]&amp;&quot; | &quot;&amp;[.C78]&amp;&quot; |&quot;" office:value-type="string" office:string-value="| 77 | buffer  | penyangga |" calcext:value-type="string">
            <text:p>| 77 | buffer <text:s/>| penyangga |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ug </text:p>
          </table:table-cell>
          <table:table-cell office:value-type="string" calcext:value-type="string">
            <text:p>kutu</text:p>
          </table:table-cell>
          <table:table-cell table:formula="of:=&quot;| &quot;&amp;[.A79]&amp;&quot; | &quot;&amp;[.B79]&amp;&quot; | &quot;&amp;[.C79]&amp;&quot; |&quot;" office:value-type="string" office:string-value="| 78 | bug  | kutu |" calcext:value-type="string">
            <text:p>| 78 | bug <text:s/>| kutu |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ullet </text:p>
          </table:table-cell>
          <table:table-cell office:value-type="string" calcext:value-type="string">
            <text:p>bulet</text:p>
          </table:table-cell>
          <table:table-cell table:formula="of:=&quot;| &quot;&amp;[.A80]&amp;&quot; | &quot;&amp;[.B80]&amp;&quot; | &quot;&amp;[.C80]&amp;&quot; |&quot;" office:value-type="string" office:string-value="| 79 | bullet  | bulet |" calcext:value-type="string">
            <text:p>| 79 | bullet <text:s/>| bulet |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utton </text:p>
          </table:table-cell>
          <table:table-cell office:value-type="string" calcext:value-type="string">
            <text:p>tombol</text:p>
          </table:table-cell>
          <table:table-cell table:formula="of:=&quot;| &quot;&amp;[.A81]&amp;&quot; | &quot;&amp;[.B81]&amp;&quot; | &quot;&amp;[.C81]&amp;&quot; |&quot;" office:value-type="string" office:string-value="| 80 | button  | tombol |" calcext:value-type="string">
            <text:p>| 80 | button <text:s/>| tombol |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yte </text:p>
          </table:table-cell>
          <table:table-cell office:value-type="string" calcext:value-type="string">
            <text:p>bita</text:p>
          </table:table-cell>
          <table:table-cell table:formula="of:=&quot;| &quot;&amp;[.A82]&amp;&quot; | &quot;&amp;[.B82]&amp;&quot; | &quot;&amp;[.C82]&amp;&quot; |&quot;" office:value-type="string" office:string-value="| 81 | byte  | bita |" calcext:value-type="string">
            <text:p>| 81 | byte <text:s/>| bita |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che memory </text:p>
          </table:table-cell>
          <table:table-cell office:value-type="string" calcext:value-type="string">
            <text:p>memori tembolok, memori singgahan</text:p>
          </table:table-cell>
          <table:table-cell table:formula="of:=&quot;| &quot;&amp;[.A83]&amp;&quot; | &quot;&amp;[.B83]&amp;&quot; | &quot;&amp;[.C83]&amp;&quot; |&quot;" office:value-type="string" office:string-value="| 82 | cache memory  | memori tembolok, memori singgahan |" calcext:value-type="string">
            <text:p>| 82 | cache memory <text:s/>| memori tembolok, memori singgahan |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ncel </text:p>
          </table:table-cell>
          <table:table-cell office:value-type="string" calcext:value-type="string">
            <text:p>batal</text:p>
          </table:table-cell>
          <table:table-cell table:formula="of:=&quot;| &quot;&amp;[.A84]&amp;&quot; | &quot;&amp;[.B84]&amp;&quot; | &quot;&amp;[.C84]&amp;&quot; |&quot;" office:value-type="string" office:string-value="| 83 | cancel  | batal |" calcext:value-type="string">
            <text:p>| 83 | cancel <text:s/>| batal |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pacity </text:p>
          </table:table-cell>
          <table:table-cell office:value-type="string" calcext:value-type="string">
            <text:p>kapasitas</text:p>
          </table:table-cell>
          <table:table-cell table:formula="of:=&quot;| &quot;&amp;[.A85]&amp;&quot; | &quot;&amp;[.B85]&amp;&quot; | &quot;&amp;[.C85]&amp;&quot; |&quot;" office:value-type="string" office:string-value="| 84 | capacity  | kapasitas |" calcext:value-type="string">
            <text:p>| 84 | capacity <text:s/>| kapasitas |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pslock </text:p>
          </table:table-cell>
          <table:table-cell office:value-type="string" calcext:value-type="string">
            <text:p>kancing kapital</text:p>
          </table:table-cell>
          <table:table-cell table:formula="of:=&quot;| &quot;&amp;[.A86]&amp;&quot; | &quot;&amp;[.B86]&amp;&quot; | &quot;&amp;[.C86]&amp;&quot; |&quot;" office:value-type="string" office:string-value="| 85 | capslock  | kancing kapital |" calcext:value-type="string">
            <text:p>| 85 | capslock <text:s/>| kancing kapital |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ption </text:p>
          </table:table-cell>
          <table:table-cell office:value-type="string" calcext:value-type="string">
            <text:p>takarir</text:p>
          </table:table-cell>
          <table:table-cell table:formula="of:=&quot;| &quot;&amp;[.A87]&amp;&quot; | &quot;&amp;[.B87]&amp;&quot; | &quot;&amp;[.C87]&amp;&quot; |&quot;" office:value-type="string" office:string-value="| 86 | caption  | takarir |" calcext:value-type="string">
            <text:p>| 86 | caption <text:s/>| takarir |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d </text:p>
          </table:table-cell>
          <table:table-cell office:value-type="string" calcext:value-type="string">
            <text:p>kartu</text:p>
          </table:table-cell>
          <table:table-cell table:formula="of:=&quot;| &quot;&amp;[.A88]&amp;&quot; | &quot;&amp;[.B88]&amp;&quot; | &quot;&amp;[.C88]&amp;&quot; |&quot;" office:value-type="string" office:string-value="| 87 | card  | kartu |" calcext:value-type="string">
            <text:p>| 87 | card <text:s/>| kartu |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rtridge </text:p>
          </table:table-cell>
          <table:table-cell office:value-type="string" calcext:value-type="string">
            <text:p>kartrid, selongsong, patrun</text:p>
          </table:table-cell>
          <table:table-cell table:formula="of:=&quot;| &quot;&amp;[.A89]&amp;&quot; | &quot;&amp;[.B89]&amp;&quot; | &quot;&amp;[.C89]&amp;&quot; |&quot;" office:value-type="string" office:string-value="| 88 | cartridge  | kartrid, selongsong, patrun |" calcext:value-type="string">
            <text:p>| 88 | cartridge <text:s/>| kartrid, selongsong, patrun |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tridge disk </text:p>
          </table:table-cell>
          <table:table-cell office:value-type="string" calcext:value-type="string">
            <text:p>disket kartu</text:p>
          </table:table-cell>
          <table:table-cell table:formula="of:=&quot;| &quot;&amp;[.A90]&amp;&quot; | &quot;&amp;[.B90]&amp;&quot; | &quot;&amp;[.C90]&amp;&quot; |&quot;" office:value-type="string" office:string-value="| 89 | cartridge disk  | disket kartu |" calcext:value-type="string">
            <text:p>| 89 | cartridge disk <text:s/>| disket kartu |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scade </text:p>
          </table:table-cell>
          <table:table-cell office:value-type="string" calcext:value-type="string">
            <text:p>riam</text:p>
          </table:table-cell>
          <table:table-cell table:formula="of:=&quot;| &quot;&amp;[.A91]&amp;&quot; | &quot;&amp;[.B91]&amp;&quot; | &quot;&amp;[.C91]&amp;&quot; |&quot;" office:value-type="string" office:string-value="| 90 | cascade  | riam |" calcext:value-type="string">
            <text:p>| 90 | cascade <text:s/>| riam |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ll </text:p>
          </table:table-cell>
          <table:table-cell office:value-type="string" calcext:value-type="string">
            <text:p>sel</text:p>
          </table:table-cell>
          <table:table-cell table:formula="of:=&quot;| &quot;&amp;[.A92]&amp;&quot; | &quot;&amp;[.B92]&amp;&quot; | &quot;&amp;[.C92]&amp;&quot; |&quot;" office:value-type="string" office:string-value="| 91 | cell  | sel |" calcext:value-type="string">
            <text:p>| 91 | cell <text:s/>| sel |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enter </text:p>
          </table:table-cell>
          <table:table-cell office:value-type="string" calcext:value-type="string">
            <text:p>tengah</text:p>
          </table:table-cell>
          <table:table-cell table:formula="of:=&quot;| &quot;&amp;[.A93]&amp;&quot; | &quot;&amp;[.B93]&amp;&quot; | &quot;&amp;[.C93]&amp;&quot; |&quot;" office:value-type="string" office:string-value="| 92 | center  | tengah |" calcext:value-type="string">
            <text:p>| 92 | center <text:s/>| tengah |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ntral processing unit (CPU) </text:p>
          </table:table-cell>
          <table:table-cell office:value-type="string" calcext:value-type="string">
            <text:p>unit pengolah pusat (UPP)</text:p>
          </table:table-cell>
          <table:table-cell table:formula="of:=&quot;| &quot;&amp;[.A94]&amp;&quot; | &quot;&amp;[.B94]&amp;&quot; | &quot;&amp;[.C94]&amp;&quot; |&quot;" office:value-type="string" office:string-value="| 93 | central processing unit (CPU)  | unit pengolah pusat (UPP) |" calcext:value-type="string">
            <text:p>| 93 | central processing unit (CPU) <text:s/>| unit pengolah pusat (UPP) |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ange case </text:p>
          </table:table-cell>
          <table:table-cell office:value-type="string" calcext:value-type="string">
            <text:p>ubah karakter</text:p>
          </table:table-cell>
          <table:table-cell table:formula="of:=&quot;| &quot;&amp;[.A95]&amp;&quot; | &quot;&amp;[.B95]&amp;&quot; | &quot;&amp;[.C95]&amp;&quot; |&quot;" office:value-type="string" office:string-value="| 94 | change case  | ubah karakter |" calcext:value-type="string">
            <text:p>| 94 | change case <text:s/>| ubah karakter |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hannel </text:p>
          </table:table-cell>
          <table:table-cell office:value-type="string" calcext:value-type="string">
            <text:p>saluran, kanal</text:p>
          </table:table-cell>
          <table:table-cell table:formula="of:=&quot;| &quot;&amp;[.A96]&amp;&quot; | &quot;&amp;[.B96]&amp;&quot; | &quot;&amp;[.C96]&amp;&quot; |&quot;" office:value-type="string" office:string-value="| 95 | channel  | saluran, kanal |" calcext:value-type="string">
            <text:p>| 95 | channel <text:s/>| saluran, kanal |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aracter </text:p>
          </table:table-cell>
          <table:table-cell office:value-type="string" calcext:value-type="string">
            <text:p>aksara; karakter</text:p>
          </table:table-cell>
          <table:table-cell table:formula="of:=&quot;| &quot;&amp;[.A97]&amp;&quot; | &quot;&amp;[.B97]&amp;&quot; | &quot;&amp;[.C97]&amp;&quot; |&quot;" office:value-type="string" office:string-value="| 96 | character  | aksara; karakter |" calcext:value-type="string">
            <text:p>| 96 | character <text:s/>| aksara; karakter |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art </text:p>
          </table:table-cell>
          <table:table-cell office:value-type="string" calcext:value-type="string">
            <text:p>bagan</text:p>
          </table:table-cell>
          <table:table-cell table:formula="of:=&quot;| &quot;&amp;[.A98]&amp;&quot; | &quot;&amp;[.B98]&amp;&quot; | &quot;&amp;[.C98]&amp;&quot; |&quot;" office:value-type="string" office:string-value="| 97 | chart  | bagan |" calcext:value-type="string">
            <text:p>| 97 | chart <text:s/>| bagan |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atting </text:p>
          </table:table-cell>
          <table:table-cell office:value-type="string" calcext:value-type="string">
            <text:p>rumpi</text:p>
          </table:table-cell>
          <table:table-cell table:formula="of:=&quot;| &quot;&amp;[.A99]&amp;&quot; | &quot;&amp;[.B99]&amp;&quot; | &quot;&amp;[.C99]&amp;&quot; |&quot;" office:value-type="string" office:string-value="| 98 | chatting  | rumpi |" calcext:value-type="string">
            <text:p>| 98 | chatting <text:s/>| rumpi |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lear </text:p>
          </table:table-cell>
          <table:table-cell office:value-type="string" calcext:value-type="string">
            <text:p>bersih; bersihkan</text:p>
          </table:table-cell>
          <table:table-cell table:formula="of:=&quot;| &quot;&amp;[.A100]&amp;&quot; | &quot;&amp;[.B100]&amp;&quot; | &quot;&amp;[.C100]&amp;&quot; |&quot;" office:value-type="string" office:string-value="| 99 | clear  | bersih; bersihkan |" calcext:value-type="string">
            <text:p>| 99 | clear <text:s/>| bersih; bersihkan |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ck </text:p>
          </table:table-cell>
          <table:table-cell office:value-type="string" calcext:value-type="string">
            <text:p>klik</text:p>
          </table:table-cell>
          <table:table-cell table:formula="of:=&quot;| &quot;&amp;[.A101]&amp;&quot; | &quot;&amp;[.B101]&amp;&quot; | &quot;&amp;[.C101]&amp;&quot; |&quot;" office:value-type="string" office:string-value="| 100 | click  | klik |" calcext:value-type="string">
            <text:p>| 100 | click <text:s/>| klik |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lient </text:p>
          </table:table-cell>
          <table:table-cell office:value-type="string" calcext:value-type="string">
            <text:p>klien</text:p>
          </table:table-cell>
          <table:table-cell table:formula="of:=&quot;| &quot;&amp;[.A102]&amp;&quot; | &quot;&amp;[.B102]&amp;&quot; | &quot;&amp;[.C102]&amp;&quot; |&quot;" office:value-type="string" office:string-value="| 101 | client  | klien |" calcext:value-type="string">
            <text:p>| 101 | client <text:s/>| klien |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lose </text:p>
          </table:table-cell>
          <table:table-cell office:value-type="string" calcext:value-type="string">
            <text:p>tutup</text:p>
          </table:table-cell>
          <table:table-cell table:formula="of:=&quot;| &quot;&amp;[.A103]&amp;&quot; | &quot;&amp;[.B103]&amp;&quot; | &quot;&amp;[.C103]&amp;&quot; |&quot;" office:value-type="string" office:string-value="| 102 | close  | tutup |" calcext:value-type="string">
            <text:p>| 102 | close <text:s/>| tutup |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losed file </text:p>
          </table:table-cell>
          <table:table-cell office:value-type="string" calcext:value-type="string">
            <text:p>berkas tertutup</text:p>
          </table:table-cell>
          <table:table-cell table:formula="of:=&quot;| &quot;&amp;[.A104]&amp;&quot; | &quot;&amp;[.B104]&amp;&quot; | &quot;&amp;[.C104]&amp;&quot; |&quot;" office:value-type="string" office:string-value="| 103 | closed file  | berkas tertutup |" calcext:value-type="string">
            <text:p>| 103 | closed file <text:s/>| berkas tertutup |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luster </text:p>
          </table:table-cell>
          <table:table-cell office:value-type="string" calcext:value-type="string">
            <text:p>gugus; rumpun</text:p>
          </table:table-cell>
          <table:table-cell table:formula="of:=&quot;| &quot;&amp;[.A105]&amp;&quot; | &quot;&amp;[.B105]&amp;&quot; | &quot;&amp;[.C105]&amp;&quot; |&quot;" office:value-type="string" office:string-value="| 104 | cluster  | gugus; rumpun |" calcext:value-type="string">
            <text:p>| 104 | cluster <text:s/>| gugus; rumpun |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ding </text:p>
          </table:table-cell>
          <table:table-cell office:value-type="string" calcext:value-type="string">
            <text:p>pengodean</text:p>
          </table:table-cell>
          <table:table-cell table:formula="of:=&quot;| &quot;&amp;[.A106]&amp;&quot; | &quot;&amp;[.B106]&amp;&quot; | &quot;&amp;[.C106]&amp;&quot; |&quot;" office:value-type="string" office:string-value="| 105 | coding  | pengodean |" calcext:value-type="string">
            <text:p>| 105 | coding <text:s/>| pengodean |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lor </text:p>
          </table:table-cell>
          <table:table-cell office:value-type="string" calcext:value-type="string">
            <text:p>warna</text:p>
          </table:table-cell>
          <table:table-cell table:formula="of:=&quot;| &quot;&amp;[.A107]&amp;&quot; | &quot;&amp;[.B107]&amp;&quot; | &quot;&amp;[.C107]&amp;&quot; |&quot;" office:value-type="string" office:string-value="| 106 | color  | warna |" calcext:value-type="string">
            <text:p>| 106 | color <text:s/>| warna |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lor monitor </text:p>
          </table:table-cell>
          <table:table-cell office:value-type="string" calcext:value-type="string">
            <text:p>monitor warna</text:p>
          </table:table-cell>
          <table:table-cell table:formula="of:=&quot;| &quot;&amp;[.A108]&amp;&quot; | &quot;&amp;[.B108]&amp;&quot; | &quot;&amp;[.C108]&amp;&quot; |&quot;" office:value-type="string" office:string-value="| 107 | color monitor  | monitor warna |" calcext:value-type="string">
            <text:p>| 107 | color monitor <text:s/>| monitor warna |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lumn </text:p>
          </table:table-cell>
          <table:table-cell office:value-type="string" calcext:value-type="string">
            <text:p>kolom</text:p>
          </table:table-cell>
          <table:table-cell table:formula="of:=&quot;| &quot;&amp;[.A109]&amp;&quot; | &quot;&amp;[.B109]&amp;&quot; | &quot;&amp;[.C109]&amp;&quot; |&quot;" office:value-type="string" office:string-value="| 108 | column  | kolom |" calcext:value-type="string">
            <text:p>| 108 | column <text:s/>| kolom |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komentar</text:p>
          </table:table-cell>
          <table:table-cell table:formula="of:=&quot;| &quot;&amp;[.A110]&amp;&quot; | &quot;&amp;[.B110]&amp;&quot; | &quot;&amp;[.C110]&amp;&quot; |&quot;" office:value-type="string" office:string-value="| 109 | comments  | komentar |" calcext:value-type="string">
            <text:p>| 109 | comments <text:s/>| komentar |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mmon name </text:p>
          </table:table-cell>
          <table:table-cell office:value-type="string" calcext:value-type="string">
            <text:p>nama umum</text:p>
          </table:table-cell>
          <table:table-cell table:formula="of:=&quot;| &quot;&amp;[.A111]&amp;&quot; | &quot;&amp;[.B111]&amp;&quot; | &quot;&amp;[.C111]&amp;&quot; |&quot;" office:value-type="string" office:string-value="| 110 | common name  | nama umum |" calcext:value-type="string">
            <text:p>| 110 | common name <text:s/>| nama umum |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mputer </text:p>
          </table:table-cell>
          <table:table-cell office:value-type="string" calcext:value-type="string">
            <text:p>komputer</text:p>
          </table:table-cell>
          <table:table-cell table:formula="of:=&quot;| &quot;&amp;[.A112]&amp;&quot; | &quot;&amp;[.B112]&amp;&quot; | &quot;&amp;[.C112]&amp;&quot; |&quot;" office:value-type="string" office:string-value="| 111 | computer  | komputer |" calcext:value-type="string">
            <text:p>| 111 | computer <text:s/>| komputer |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mputer aided </text:p>
          </table:table-cell>
          <table:table-cell office:value-type="string" calcext:value-type="string">
            <text:p>berbantuan komputer</text:p>
          </table:table-cell>
          <table:table-cell table:formula="of:=&quot;| &quot;&amp;[.A113]&amp;&quot; | &quot;&amp;[.B113]&amp;&quot; | &quot;&amp;[.C113]&amp;&quot; |&quot;" office:value-type="string" office:string-value="| 112 | computer aided  | berbantuan komputer |" calcext:value-type="string">
            <text:p>| 112 | computer aided <text:s/>| berbantuan komputer |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mputer aided design (CAD) </text:p>
          </table:table-cell>
          <table:table-cell office:value-type="string" calcext:value-type="string">
            <text:p>desain berbantuan komputer (DBK)</text:p>
          </table:table-cell>
          <table:table-cell table:formula="of:=&quot;| &quot;&amp;[.A114]&amp;&quot; | &quot;&amp;[.B114]&amp;&quot; | &quot;&amp;[.C114]&amp;&quot; |&quot;" office:value-type="string" office:string-value="| 113 | computer aided design (CAD)  | desain berbantuan komputer (DBK) |" calcext:value-type="string">
            <text:p>| 113 | computer aided design (CAD) <text:s/>| desain berbantuan komputer (DBK) |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uter aided instruction </text:p>
          </table:table-cell>
          <table:table-cell office:value-type="string" calcext:value-type="string">
            <text:p>instruksi berbantuan komputer</text:p>
          </table:table-cell>
          <table:table-cell table:formula="of:=&quot;| &quot;&amp;[.A115]&amp;&quot; | &quot;&amp;[.B115]&amp;&quot; | &quot;&amp;[.C115]&amp;&quot; |&quot;" office:value-type="string" office:string-value="| 114 | computer aided instruction  | instruksi berbantuan komputer |" calcext:value-type="string">
            <text:p>| 114 | computer aided instruction <text:s/>| instruksi berbantuan komputer |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mputer aided manufacturing </text:p>
          </table:table-cell>
          <table:table-cell office:value-type="string" calcext:value-type="string">
            <text:p>pemanufakturan berbantuan komputer</text:p>
          </table:table-cell>
          <table:table-cell table:formula="of:=&quot;| &quot;&amp;[.A116]&amp;&quot; | &quot;&amp;[.B116]&amp;&quot; | &quot;&amp;[.C116]&amp;&quot; |&quot;" office:value-type="string" office:string-value="| 115 | computer aided manufacturing  | pemanufakturan berbantuan komputer |" calcext:value-type="string">
            <text:p>| 115 | computer aided manufacturing <text:s/>| pemanufakturan berbantuan komputer |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mputer conference </text:p>
          </table:table-cell>
          <table:table-cell office:value-type="string" calcext:value-type="string">
            <text:p>konferensi komputer</text:p>
          </table:table-cell>
          <table:table-cell table:formula="of:=&quot;| &quot;&amp;[.A117]&amp;&quot; | &quot;&amp;[.B117]&amp;&quot; | &quot;&amp;[.C117]&amp;&quot; |&quot;" office:value-type="string" office:string-value="| 116 | computer conference  | konferensi komputer |" calcext:value-type="string">
            <text:p>| 116 | computer conference <text:s/>| konferensi komputer |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mputer memory </text:p>
          </table:table-cell>
          <table:table-cell office:value-type="string" calcext:value-type="string">
            <text:p>memori komputer</text:p>
          </table:table-cell>
          <table:table-cell table:formula="of:=&quot;| &quot;&amp;[.A118]&amp;&quot; | &quot;&amp;[.B118]&amp;&quot; | &quot;&amp;[.C118]&amp;&quot; |&quot;" office:value-type="string" office:string-value="| 117 | computer memory  | memori komputer |" calcext:value-type="string">
            <text:p>| 117 | computer memory <text:s/>| memori komputer |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mputer network </text:p>
          </table:table-cell>
          <table:table-cell office:value-type="string" calcext:value-type="string">
            <text:p>jaringan komputer</text:p>
          </table:table-cell>
          <table:table-cell table:formula="of:=&quot;| &quot;&amp;[.A119]&amp;&quot; | &quot;&amp;[.B119]&amp;&quot; | &quot;&amp;[.C119]&amp;&quot; |&quot;" office:value-type="string" office:string-value="| 118 | computer network  | jaringan komputer |" calcext:value-type="string">
            <text:p>| 118 | computer network <text:s/>| jaringan komputer |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nclusion part </text:p>
          </table:table-cell>
          <table:table-cell office:value-type="string" calcext:value-type="string">
            <text:p>bagian kesimpulan</text:p>
          </table:table-cell>
          <table:table-cell table:formula="of:=&quot;| &quot;&amp;[.A120]&amp;&quot; | &quot;&amp;[.B120]&amp;&quot; | &quot;&amp;[.C120]&amp;&quot; |&quot;" office:value-type="string" office:string-value="| 119 | conclusion part  | bagian kesimpulan |" calcext:value-type="string">
            <text:p>| 119 | conclusion part <text:s/>| bagian kesimpulan |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tent </text:p>
          </table:table-cell>
          <table:table-cell office:value-type="string" calcext:value-type="string">
            <text:p>isi</text:p>
          </table:table-cell>
          <table:table-cell table:formula="of:=&quot;| &quot;&amp;[.A121]&amp;&quot; | &quot;&amp;[.B121]&amp;&quot; | &quot;&amp;[.C121]&amp;&quot; |&quot;" office:value-type="string" office:string-value="| 120 | content  | isi |" calcext:value-type="string">
            <text:p>| 120 | content <text:s/>| isi |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ntent type </text:p>
          </table:table-cell>
          <table:table-cell office:value-type="string" calcext:value-type="string">
            <text:p>tipe isi</text:p>
          </table:table-cell>
          <table:table-cell table:formula="of:=&quot;| &quot;&amp;[.A122]&amp;&quot; | &quot;&amp;[.B122]&amp;&quot; | &quot;&amp;[.C122]&amp;&quot; |&quot;" office:value-type="string" office:string-value="| 121 | content type  | tipe isi |" calcext:value-type="string">
            <text:p>| 121 | content type <text:s/>| tipe isi |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ntrol (ctrl) </text:p>
          </table:table-cell>
          <table:table-cell office:value-type="string" calcext:value-type="string">
            <text:p>kontrol (ktrl), kendali</text:p>
          </table:table-cell>
          <table:table-cell table:formula="of:=&quot;| &quot;&amp;[.A123]&amp;&quot; | &quot;&amp;[.B123]&amp;&quot; | &quot;&amp;[.C123]&amp;&quot; |&quot;" office:value-type="string" office:string-value="| 122 | control (ctrl)  | kontrol (ktrl), kendali |" calcext:value-type="string">
            <text:p>| 122 | control (ctrl) <text:s/>| kontrol (ktrl), kendali |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nvert </text:p>
          </table:table-cell>
          <table:table-cell office:value-type="string" calcext:value-type="string">
            <text:p>ubah</text:p>
          </table:table-cell>
          <table:table-cell table:formula="of:=&quot;| &quot;&amp;[.A124]&amp;&quot; | &quot;&amp;[.B124]&amp;&quot; | &quot;&amp;[.C124]&amp;&quot; |&quot;" office:value-type="string" office:string-value="| 123 | convert  | ubah |" calcext:value-type="string">
            <text:p>| 123 | convert <text:s/>| ubah |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py </text:p>
          </table:table-cell>
          <table:table-cell office:value-type="string" calcext:value-type="string">
            <text:p>salinan; kopi</text:p>
          </table:table-cell>
          <table:table-cell table:formula="of:=&quot;| &quot;&amp;[.A125]&amp;&quot; | &quot;&amp;[.B125]&amp;&quot; | &quot;&amp;[.C125]&amp;&quot; |&quot;" office:value-type="string" office:string-value="| 124 | copy  | salinan; kopi |" calcext:value-type="string">
            <text:p>| 124 | copy <text:s/>| salinan; kopi |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py recipient </text:p>
          </table:table-cell>
          <table:table-cell office:value-type="string" calcext:value-type="string">
            <text:p>penerima salinan</text:p>
          </table:table-cell>
          <table:table-cell table:formula="of:=&quot;| &quot;&amp;[.A126]&amp;&quot; | &quot;&amp;[.B126]&amp;&quot; | &quot;&amp;[.C126]&amp;&quot; |&quot;" office:value-type="string" office:string-value="| 125 | copy recipient  | penerima salinan |" calcext:value-type="string">
            <text:p>| 125 | copy recipient <text:s/>| penerima salinan |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cacah</text:p>
          </table:table-cell>
          <table:table-cell table:formula="of:=&quot;| &quot;&amp;[.A127]&amp;&quot; | &quot;&amp;[.B127]&amp;&quot; | &quot;&amp;[.C127]&amp;&quot; |&quot;" office:value-type="string" office:string-value="| 126 | count  | cacah |" calcext:value-type="string">
            <text:p>| 126 | count <text:s/>| cacah |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untry name </text:p>
          </table:table-cell>
          <table:table-cell office:value-type="string" calcext:value-type="string">
            <text:p>nama negara</text:p>
          </table:table-cell>
          <table:table-cell table:formula="of:=&quot;| &quot;&amp;[.A128]&amp;&quot; | &quot;&amp;[.B128]&amp;&quot; | &quot;&amp;[.C128]&amp;&quot; |&quot;" office:value-type="string" office:string-value="| 127 | country name  | nama negara |" calcext:value-type="string">
            <text:p>| 127 | country name <text:s/>| nama negara |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rack </text:p>
          </table:table-cell>
          <table:table-cell office:value-type="string" calcext:value-type="string">
            <text:p>rengkah</text:p>
          </table:table-cell>
          <table:table-cell table:formula="of:=&quot;| &quot;&amp;[.A129]&amp;&quot; | &quot;&amp;[.B129]&amp;&quot; | &quot;&amp;[.C129]&amp;&quot; |&quot;" office:value-type="string" office:string-value="| 128 | crack  | rengkah |" calcext:value-type="string">
            <text:p>| 128 | crack <text:s/>| rengkah |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racker </text:p>
          </table:table-cell>
          <table:table-cell office:value-type="string" calcext:value-type="string">
            <text:p>perengah</text:p>
          </table:table-cell>
          <table:table-cell table:formula="of:=&quot;| &quot;&amp;[.A130]&amp;&quot; | &quot;&amp;[.B130]&amp;&quot; | &quot;&amp;[.C130]&amp;&quot; |&quot;" office:value-type="string" office:string-value="| 129 | cracker  | perengah |" calcext:value-type="string">
            <text:p>| 129 | cracker <text:s/>| perengah |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reate new </text:p>
          </table:table-cell>
          <table:table-cell office:value-type="string" calcext:value-type="string">
            <text:p>buat baru</text:p>
          </table:table-cell>
          <table:table-cell table:formula="of:=&quot;| &quot;&amp;[.A131]&amp;&quot; | &quot;&amp;[.B131]&amp;&quot; | &quot;&amp;[.C131]&amp;&quot; |&quot;" office:value-type="string" office:string-value="| 130 | create new  | buat baru |" calcext:value-type="string">
            <text:p>| 130 | create new <text:s/>| buat baru |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ursor </text:p>
          </table:table-cell>
          <table:table-cell office:value-type="string" calcext:value-type="string">
            <text:p>kursor</text:p>
          </table:table-cell>
          <table:table-cell table:formula="of:=&quot;| &quot;&amp;[.A132]&amp;&quot; | &quot;&amp;[.B132]&amp;&quot; | &quot;&amp;[.C132]&amp;&quot; |&quot;" office:value-type="string" office:string-value="| 131 | cursor  | kursor |" calcext:value-type="string">
            <text:p>| 131 | cursor <text:s/>| kursor |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ustom views </text:p>
          </table:table-cell>
          <table:table-cell office:value-type="string" calcext:value-type="string">
            <text:p>tilik pesanan, tilik suai</text:p>
          </table:table-cell>
          <table:table-cell table:formula="of:=&quot;| &quot;&amp;[.A133]&amp;&quot; | &quot;&amp;[.B133]&amp;&quot; | &quot;&amp;[.C133]&amp;&quot; |&quot;" office:value-type="string" office:string-value="| 132 | custom views  | tilik pesanan, tilik suai |" calcext:value-type="string">
            <text:p>| 132 | custom views <text:s/>| tilik pesanan, tilik suai |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stomizes </text:p>
          </table:table-cell>
          <table:table-cell office:value-type="string" calcext:value-type="string">
            <text:p>sesuai</text:p>
          </table:table-cell>
          <table:table-cell table:formula="of:=&quot;| &quot;&amp;[.A134]&amp;&quot; | &quot;&amp;[.B134]&amp;&quot; | &quot;&amp;[.C134]&amp;&quot; |&quot;" office:value-type="string" office:string-value="| 133 | customizes  | sesuai |" calcext:value-type="string">
            <text:p>| 133 | customizes <text:s/>| sesuai |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ut </text:p>
          </table:table-cell>
          <table:table-cell office:value-type="string" calcext:value-type="string">
            <text:p>potong</text:p>
          </table:table-cell>
          <table:table-cell table:formula="of:=&quot;| &quot;&amp;[.A135]&amp;&quot; | &quot;&amp;[.B135]&amp;&quot; | &quot;&amp;[.C135]&amp;&quot; |&quot;" office:value-type="string" office:string-value="| 134 | cut  | potong |" calcext:value-type="string">
            <text:p>| 134 | cut <text:s/>| potong |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ut-off </text:p>
          </table:table-cell>
          <table:table-cell office:value-type="string" calcext:value-type="string">
            <text:p>putus</text:p>
          </table:table-cell>
          <table:table-cell table:formula="of:=&quot;| &quot;&amp;[.A136]&amp;&quot; | &quot;&amp;[.B136]&amp;&quot; | &quot;&amp;[.C136]&amp;&quot; |&quot;" office:value-type="string" office:string-value="| 135 | cut-off  | putus |" calcext:value-type="string">
            <text:p>| 135 | cut-off <text:s/>| putus |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emon </text:p>
          </table:table-cell>
          <table:table-cell office:value-type="string" calcext:value-type="string">
            <text:p>jurik</text:p>
          </table:table-cell>
          <table:table-cell table:formula="of:=&quot;| &quot;&amp;[.A137]&amp;&quot; | &quot;&amp;[.B137]&amp;&quot; | &quot;&amp;[.C137]&amp;&quot; |&quot;" office:value-type="string" office:string-value="| 136 | daemon  | jurik |" calcext:value-type="string">
            <text:p>| 136 | daemon <text:s/>| jurik |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data</text:p>
          </table:table-cell>
          <table:table-cell table:formula="of:=&quot;| &quot;&amp;[.A138]&amp;&quot; | &quot;&amp;[.B138]&amp;&quot; | &quot;&amp;[.C138]&amp;&quot; |&quot;" office:value-type="string" office:string-value="| 137 | data  | data |" calcext:value-type="string">
            <text:p>| 137 | data <text:s/>| data |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ta analysis display </text:p>
          </table:table-cell>
          <table:table-cell office:value-type="string" calcext:value-type="string">
            <text:p>tampilan analisis data</text:p>
          </table:table-cell>
          <table:table-cell table:formula="of:=&quot;| &quot;&amp;[.A139]&amp;&quot; | &quot;&amp;[.B139]&amp;&quot; | &quot;&amp;[.C139]&amp;&quot; |&quot;" office:value-type="string" office:string-value="| 138 | data analysis display  | tampilan analisis data |" calcext:value-type="string">
            <text:p>| 138 | data analysis display <text:s/>| tampilan analisis data |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ta anaysis </text:p>
          </table:table-cell>
          <table:table-cell office:value-type="string" calcext:value-type="string">
            <text:p>analisis data</text:p>
          </table:table-cell>
          <table:table-cell table:formula="of:=&quot;| &quot;&amp;[.A140]&amp;&quot; | &quot;&amp;[.B140]&amp;&quot; | &quot;&amp;[.C140]&amp;&quot; |&quot;" office:value-type="string" office:string-value="| 139 | data anaysis  | analisis data |" calcext:value-type="string">
            <text:p>| 139 | data anaysis <text:s/>| analisis data |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ata bank </text:p>
          </table:table-cell>
          <table:table-cell office:value-type="string" calcext:value-type="string">
            <text:p>bank data</text:p>
          </table:table-cell>
          <table:table-cell table:formula="of:=&quot;| &quot;&amp;[.A141]&amp;&quot; | &quot;&amp;[.B141]&amp;&quot; | &quot;&amp;[.C141]&amp;&quot; |&quot;" office:value-type="string" office:string-value="| 140 | data bank  | bank data |" calcext:value-type="string">
            <text:p>| 140 | data bank <text:s/>| bank data |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ata interchange </text:p>
          </table:table-cell>
          <table:table-cell office:value-type="string" calcext:value-type="string">
            <text:p>saling tukar data</text:p>
          </table:table-cell>
          <table:table-cell table:formula="of:=&quot;| &quot;&amp;[.A142]&amp;&quot; | &quot;&amp;[.B142]&amp;&quot; | &quot;&amp;[.C142]&amp;&quot; |&quot;" office:value-type="string" office:string-value="| 141 | data interchange  | saling tukar data |" calcext:value-type="string">
            <text:p>| 141 | data interchange <text:s/>| saling tukar data |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ata logging </text:p>
          </table:table-cell>
          <table:table-cell office:value-type="string" calcext:value-type="string">
            <text:p>pencatatan data</text:p>
          </table:table-cell>
          <table:table-cell table:formula="of:=&quot;| &quot;&amp;[.A143]&amp;&quot; | &quot;&amp;[.B143]&amp;&quot; | &quot;&amp;[.C143]&amp;&quot; |&quot;" office:value-type="string" office:string-value="| 142 | data logging  | pencatatan data |" calcext:value-type="string">
            <text:p>| 142 | data logging <text:s/>| pencatatan data |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ata processing </text:p>
          </table:table-cell>
          <table:table-cell office:value-type="string" calcext:value-type="string">
            <text:p>pemrosesan data, pengolahan data</text:p>
          </table:table-cell>
          <table:table-cell table:formula="of:=&quot;| &quot;&amp;[.A144]&amp;&quot; | &quot;&amp;[.B144]&amp;&quot; | &quot;&amp;[.C144]&amp;&quot; |&quot;" office:value-type="string" office:string-value="| 143 | data processing  | pemrosesan data, pengolahan data |" calcext:value-type="string">
            <text:p>| 143 | data processing <text:s/>| pemrosesan data, pengolahan data |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ata processor </text:p>
          </table:table-cell>
          <table:table-cell office:value-type="string" calcext:value-type="string">
            <text:p>pemroses data</text:p>
          </table:table-cell>
          <table:table-cell table:formula="of:=&quot;| &quot;&amp;[.A145]&amp;&quot; | &quot;&amp;[.B145]&amp;&quot; | &quot;&amp;[.C145]&amp;&quot; |&quot;" office:value-type="string" office:string-value="| 144 | data processor  | pemroses data |" calcext:value-type="string">
            <text:p>| 144 | data processor <text:s/>| pemroses data |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atabase </text:p>
          </table:table-cell>
          <table:table-cell office:value-type="string" calcext:value-type="string">
            <text:p>pangkalan data, basis data</text:p>
          </table:table-cell>
          <table:table-cell table:formula="of:=&quot;| &quot;&amp;[.A146]&amp;&quot; | &quot;&amp;[.B146]&amp;&quot; | &quot;&amp;[.C146]&amp;&quot; |&quot;" office:value-type="string" office:string-value="| 145 | database  | pangkalan data, basis data |" calcext:value-type="string">
            <text:p>| 145 | database <text:s/>| pangkalan data, basis data |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atasheet </text:p>
          </table:table-cell>
          <table:table-cell office:value-type="string" calcext:value-type="string">
            <text:p>lembar data</text:p>
          </table:table-cell>
          <table:table-cell table:formula="of:=&quot;| &quot;&amp;[.A147]&amp;&quot; | &quot;&amp;[.B147]&amp;&quot; | &quot;&amp;[.C147]&amp;&quot; |&quot;" office:value-type="string" office:string-value="| 146 | datasheet  | lembar data |" calcext:value-type="string">
            <text:p>| 146 | datasheet <text:s/>| lembar data |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tanggal</text:p>
          </table:table-cell>
          <table:table-cell table:formula="of:=&quot;| &quot;&amp;[.A148]&amp;&quot; | &quot;&amp;[.B148]&amp;&quot; | &quot;&amp;[.C148]&amp;&quot; |&quot;" office:value-type="string" office:string-value="| 147 | date  | tanggal |" calcext:value-type="string">
            <text:p>| 147 | date <text:s/>| tanggal |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bug </text:p>
          </table:table-cell>
          <table:table-cell office:value-type="string" calcext:value-type="string">
            <text:p>awakutu</text:p>
          </table:table-cell>
          <table:table-cell table:formula="of:=&quot;| &quot;&amp;[.A149]&amp;&quot; | &quot;&amp;[.B149]&amp;&quot; | &quot;&amp;[.C149]&amp;&quot; |&quot;" office:value-type="string" office:string-value="| 148 | debug  | awakutu |" calcext:value-type="string">
            <text:p>| 148 | debug <text:s/>| awakutu |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cimal </text:p>
          </table:table-cell>
          <table:table-cell office:value-type="string" calcext:value-type="string">
            <text:p>desimal</text:p>
          </table:table-cell>
          <table:table-cell table:formula="of:=&quot;| &quot;&amp;[.A150]&amp;&quot; | &quot;&amp;[.B150]&amp;&quot; | &quot;&amp;[.C150]&amp;&quot; |&quot;" office:value-type="string" office:string-value="| 149 | decimal  | desimal |" calcext:value-type="string">
            <text:p>| 149 | decimal <text:s/>| desimal |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clarative knowledge </text:p>
          </table:table-cell>
          <table:table-cell office:value-type="string" calcext:value-type="string">
            <text:p>pengetahuan deklaratif</text:p>
          </table:table-cell>
          <table:table-cell table:formula="of:=&quot;| &quot;&amp;[.A151]&amp;&quot; | &quot;&amp;[.B151]&amp;&quot; | &quot;&amp;[.C151]&amp;&quot; |&quot;" office:value-type="string" office:string-value="| 150 | declarative knowledge  | pengetahuan deklaratif |" calcext:value-type="string">
            <text:p>| 150 | declarative knowledge <text:s/>| pengetahuan deklaratif |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coding </text:p>
          </table:table-cell>
          <table:table-cell office:value-type="string" calcext:value-type="string">
            <text:p>pengawasandian</text:p>
          </table:table-cell>
          <table:table-cell table:formula="of:=&quot;| &quot;&amp;[.A152]&amp;&quot; | &quot;&amp;[.B152]&amp;&quot; | &quot;&amp;[.C152]&amp;&quot; |&quot;" office:value-type="string" office:string-value="| 151 | decoding  | pengawasandian |" calcext:value-type="string">
            <text:p>| 151 | decoding <text:s/>| pengawasandian |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crease </text:p>
          </table:table-cell>
          <table:table-cell office:value-type="string" calcext:value-type="string">
            <text:p>kurang; susut</text:p>
          </table:table-cell>
          <table:table-cell table:formula="of:=&quot;| &quot;&amp;[.A153]&amp;&quot; | &quot;&amp;[.B153]&amp;&quot; | &quot;&amp;[.C153]&amp;&quot; |&quot;" office:value-type="string" office:string-value="| 152 | decrease  | kurang; susut |" calcext:value-type="string">
            <text:p>| 152 | decrease <text:s/>| kurang; susut |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duction </text:p>
          </table:table-cell>
          <table:table-cell office:value-type="string" calcext:value-type="string">
            <text:p>deduksi</text:p>
          </table:table-cell>
          <table:table-cell table:formula="of:=&quot;| &quot;&amp;[.A154]&amp;&quot; | &quot;&amp;[.B154]&amp;&quot; | &quot;&amp;[.C154]&amp;&quot; |&quot;" office:value-type="string" office:string-value="| 153 | deduction  | deduksi |" calcext:value-type="string">
            <text:p>| 153 | deduction <text:s/>| deduksi |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eductive inference </text:p>
          </table:table-cell>
          <table:table-cell office:value-type="string" calcext:value-type="string">
            <text:p>inferensi deduksi</text:p>
          </table:table-cell>
          <table:table-cell table:formula="of:=&quot;| &quot;&amp;[.A155]&amp;&quot; | &quot;&amp;[.B155]&amp;&quot; | &quot;&amp;[.C155]&amp;&quot; |&quot;" office:value-type="string" office:string-value="| 154 | deductive inference  | inferensi deduksi |" calcext:value-type="string">
            <text:p>| 154 | deductive inference <text:s/>| inferensi deduksi |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ferred delivery </text:p>
          </table:table-cell>
          <table:table-cell office:value-type="string" calcext:value-type="string">
            <text:p>pengiriman tertunda</text:p>
          </table:table-cell>
          <table:table-cell table:formula="of:=&quot;| &quot;&amp;[.A156]&amp;&quot; | &quot;&amp;[.B156]&amp;&quot; | &quot;&amp;[.C156]&amp;&quot; |&quot;" office:value-type="string" office:string-value="| 155 | deferred delivery  | pengiriman tertunda |" calcext:value-type="string">
            <text:p>| 155 | deferred delivery <text:s/>| pengiriman tertunda |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lete </text:p>
          </table:table-cell>
          <table:table-cell office:value-type="string" calcext:value-type="string">
            <text:p>hapus</text:p>
          </table:table-cell>
          <table:table-cell table:formula="of:=&quot;| &quot;&amp;[.A157]&amp;&quot; | &quot;&amp;[.B157]&amp;&quot; | &quot;&amp;[.C157]&amp;&quot; |&quot;" office:value-type="string" office:string-value="| 156 | delete  | hapus |" calcext:value-type="string">
            <text:p>| 156 | delete <text:s/>| hapus |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elete item </text:p>
          </table:table-cell>
          <table:table-cell office:value-type="string" calcext:value-type="string">
            <text:p>butir hapus</text:p>
          </table:table-cell>
          <table:table-cell table:formula="of:=&quot;| &quot;&amp;[.A158]&amp;&quot; | &quot;&amp;[.B158]&amp;&quot; | &quot;&amp;[.C158]&amp;&quot; |&quot;" office:value-type="string" office:string-value="| 157 | delete item  | butir hapus |" calcext:value-type="string">
            <text:p>| 157 | delete item <text:s/>| butir hapus |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livery </text:p>
          </table:table-cell>
          <table:table-cell office:value-type="string" calcext:value-type="string">
            <text:p>pengiriman</text:p>
          </table:table-cell>
          <table:table-cell table:formula="of:=&quot;| &quot;&amp;[.A159]&amp;&quot; | &quot;&amp;[.B159]&amp;&quot; | &quot;&amp;[.C159]&amp;&quot; |&quot;" office:value-type="string" office:string-value="| 158 | delivery  | pengiriman |" calcext:value-type="string">
            <text:p>| 158 | delivery <text:s/>| pengiriman |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elivery notification </text:p>
          </table:table-cell>
          <table:table-cell office:value-type="string" calcext:value-type="string">
            <text:p>pemberitahuan pengiriman</text:p>
          </table:table-cell>
          <table:table-cell table:formula="of:=&quot;| &quot;&amp;[.A160]&amp;&quot; | &quot;&amp;[.B160]&amp;&quot; | &quot;&amp;[.C160]&amp;&quot; |&quot;" office:value-type="string" office:string-value="| 159 | delivery notification  | pemberitahuan pengiriman |" calcext:value-type="string">
            <text:p>| 159 | delivery notification <text:s/>| pemberitahuan pengiriman |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pth-first search </text:p>
          </table:table-cell>
          <table:table-cell office:value-type="string" calcext:value-type="string">
            <text:p>telusur pertama kedalaman</text:p>
          </table:table-cell>
          <table:table-cell table:formula="of:=&quot;| &quot;&amp;[.A161]&amp;&quot; | &quot;&amp;[.B161]&amp;&quot; | &quot;&amp;[.C161]&amp;&quot; |&quot;" office:value-type="string" office:string-value="| 160 | depth-first search  | telusur pertama kedalaman |" calcext:value-type="string">
            <text:p>| 160 | depth-first search <text:s/>| telusur pertama kedalaman |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scending </text:p>
          </table:table-cell>
          <table:table-cell office:value-type="string" calcext:value-type="string">
            <text:p>menurun, urut turun</text:p>
          </table:table-cell>
          <table:table-cell table:formula="of:=&quot;| &quot;&amp;[.A162]&amp;&quot; | &quot;&amp;[.B162]&amp;&quot; | &quot;&amp;[.C162]&amp;&quot; |&quot;" office:value-type="string" office:string-value="| 161 | descending  | menurun, urut turun |" calcext:value-type="string">
            <text:p>| 161 | descending <text:s/>| menurun, urut turun |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sign </text:p>
          </table:table-cell>
          <table:table-cell office:value-type="string" calcext:value-type="string">
            <text:p>desain; rancangan</text:p>
          </table:table-cell>
          <table:table-cell table:formula="of:=&quot;| &quot;&amp;[.A163]&amp;&quot; | &quot;&amp;[.B163]&amp;&quot; | &quot;&amp;[.C163]&amp;&quot; |&quot;" office:value-type="string" office:string-value="| 162 | design  | desain; rancangan |" calcext:value-type="string">
            <text:p>| 162 | design <text:s/>| desain; rancangan |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esk application </text:p>
          </table:table-cell>
          <table:table-cell office:value-type="string" calcext:value-type="string">
            <text:p>aplikasi meja</text:p>
          </table:table-cell>
          <table:table-cell table:formula="of:=&quot;| &quot;&amp;[.A164]&amp;&quot; | &quot;&amp;[.B164]&amp;&quot; | &quot;&amp;[.C164]&amp;&quot; |&quot;" office:value-type="string" office:string-value="| 163 | desk application  | aplikasi meja |" calcext:value-type="string">
            <text:p>| 163 | desk application <text:s/>| aplikasi meja |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igit </text:p>
          </table:table-cell>
          <table:table-cell office:value-type="string" calcext:value-type="string">
            <text:p>digit</text:p>
          </table:table-cell>
          <table:table-cell table:formula="of:=&quot;| &quot;&amp;[.A165]&amp;&quot; | &quot;&amp;[.B165]&amp;&quot; | &quot;&amp;[.C165]&amp;&quot; |&quot;" office:value-type="string" office:string-value="| 164 | digit  | digit |" calcext:value-type="string">
            <text:p>| 164 | digit <text:s/>| digit |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igital </text:p>
          </table:table-cell>
          <table:table-cell office:value-type="string" calcext:value-type="string">
            <text:p>digital</text:p>
          </table:table-cell>
          <table:table-cell table:formula="of:=&quot;| &quot;&amp;[.A166]&amp;&quot; | &quot;&amp;[.B166]&amp;&quot; | &quot;&amp;[.C166]&amp;&quot; |&quot;" office:value-type="string" office:string-value="| 165 | digital  | digital |" calcext:value-type="string">
            <text:p>| 165 | digital <text:s/>| digital |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igital computer </text:p>
          </table:table-cell>
          <table:table-cell office:value-type="string" calcext:value-type="string">
            <text:p>komputer digital</text:p>
          </table:table-cell>
          <table:table-cell table:formula="of:=&quot;| &quot;&amp;[.A167]&amp;&quot; | &quot;&amp;[.B167]&amp;&quot; | &quot;&amp;[.C167]&amp;&quot; |&quot;" office:value-type="string" office:string-value="| 166 | digital computer  | komputer digital |" calcext:value-type="string">
            <text:p>| 166 | digital computer <text:s/>| komputer digital |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irect submission </text:p>
          </table:table-cell>
          <table:table-cell office:value-type="string" calcext:value-type="string">
            <text:p>submisi langsung</text:p>
          </table:table-cell>
          <table:table-cell table:formula="of:=&quot;| &quot;&amp;[.A168]&amp;&quot; | &quot;&amp;[.B168]&amp;&quot; | &quot;&amp;[.C168]&amp;&quot; |&quot;" office:value-type="string" office:string-value="| 167 | direct submission  | submisi langsung |" calcext:value-type="string">
            <text:p>| 167 | direct submission <text:s/>| submisi langsung |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irect user </text:p>
          </table:table-cell>
          <table:table-cell office:value-type="string" calcext:value-type="string">
            <text:p>pengguna langsung</text:p>
          </table:table-cell>
          <table:table-cell table:formula="of:=&quot;| &quot;&amp;[.A169]&amp;&quot; | &quot;&amp;[.B169]&amp;&quot; | &quot;&amp;[.C169]&amp;&quot; |&quot;" office:value-type="string" office:string-value="| 168 | direct user  | pengguna langsung |" calcext:value-type="string">
            <text:p>| 168 | direct user <text:s/>| pengguna langsung |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irectory </text:p>
          </table:table-cell>
          <table:table-cell office:value-type="string" calcext:value-type="string">
            <text:p>direktori</text:p>
          </table:table-cell>
          <table:table-cell table:formula="of:=&quot;| &quot;&amp;[.A170]&amp;&quot; | &quot;&amp;[.B170]&amp;&quot; | &quot;&amp;[.C170]&amp;&quot; |&quot;" office:value-type="string" office:string-value="| 169 | directory  | direktori |" calcext:value-type="string">
            <text:p>| 169 | directory <text:s/>| direktori |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irectory information </text:p>
          </table:table-cell>
          <table:table-cell office:value-type="string" calcext:value-type="string">
            <text:p>informasi direktori</text:p>
          </table:table-cell>
          <table:table-cell table:formula="of:=&quot;| &quot;&amp;[.A171]&amp;&quot; | &quot;&amp;[.B171]&amp;&quot; | &quot;&amp;[.C171]&amp;&quot; |&quot;" office:value-type="string" office:string-value="| 170 | directory information  | informasi direktori |" calcext:value-type="string">
            <text:p>| 170 | directory information <text:s/>| informasi direktori |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irectory management </text:p>
          </table:table-cell>
          <table:table-cell office:value-type="string" calcext:value-type="string">
            <text:p>manajemen direktori</text:p>
          </table:table-cell>
          <table:table-cell table:formula="of:=&quot;| &quot;&amp;[.A172]&amp;&quot; | &quot;&amp;[.B172]&amp;&quot; | &quot;&amp;[.C172]&amp;&quot; |&quot;" office:value-type="string" office:string-value="| 171 | directory management  | manajemen direktori |" calcext:value-type="string">
            <text:p>| 171 | directory management <text:s/>| manajemen direktori |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rectory name </text:p>
          </table:table-cell>
          <table:table-cell office:value-type="string" calcext:value-type="string">
            <text:p>nama direktori</text:p>
          </table:table-cell>
          <table:table-cell table:formula="of:=&quot;| &quot;&amp;[.A173]&amp;&quot; | &quot;&amp;[.B173]&amp;&quot; | &quot;&amp;[.C173]&amp;&quot; |&quot;" office:value-type="string" office:string-value="| 172 | directory name  | nama direktori |" calcext:value-type="string">
            <text:p>| 172 | directory name <text:s/>| nama direktori |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rectory system </text:p>
          </table:table-cell>
          <table:table-cell office:value-type="string" calcext:value-type="string">
            <text:p>sistem direktori</text:p>
          </table:table-cell>
          <table:table-cell table:formula="of:=&quot;| &quot;&amp;[.A174]&amp;&quot; | &quot;&amp;[.B174]&amp;&quot; | &quot;&amp;[.C174]&amp;&quot; |&quot;" office:value-type="string" office:string-value="| 173 | directory system  | sistem direktori |" calcext:value-type="string">
            <text:p>| 173 | directory system <text:s/>| sistem direktori |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irectory system agent </text:p>
          </table:table-cell>
          <table:table-cell office:value-type="string" calcext:value-type="string">
            <text:p>agen sistem direktori</text:p>
          </table:table-cell>
          <table:table-cell table:formula="of:=&quot;| &quot;&amp;[.A175]&amp;&quot; | &quot;&amp;[.B175]&amp;&quot; | &quot;&amp;[.C175]&amp;&quot; |&quot;" office:value-type="string" office:string-value="| 174 | directory system agent  | agen sistem direktori |" calcext:value-type="string">
            <text:p>| 174 | directory system agent <text:s/>| agen sistem direktori |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irectory user </text:p>
          </table:table-cell>
          <table:table-cell office:value-type="string" calcext:value-type="string">
            <text:p>pengguna direktori</text:p>
          </table:table-cell>
          <table:table-cell table:formula="of:=&quot;| &quot;&amp;[.A176]&amp;&quot; | &quot;&amp;[.B176]&amp;&quot; | &quot;&amp;[.C176]&amp;&quot; |&quot;" office:value-type="string" office:string-value="| 175 | directory user  | pengguna direktori |" calcext:value-type="string">
            <text:p>| 175 | directory user <text:s/>| pengguna direktori |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rectory user agent </text:p>
          </table:table-cell>
          <table:table-cell office:value-type="string" calcext:value-type="string">
            <text:p>agen pengguna direktori</text:p>
          </table:table-cell>
          <table:table-cell table:formula="of:=&quot;| &quot;&amp;[.A177]&amp;&quot; | &quot;&amp;[.B177]&amp;&quot; | &quot;&amp;[.C177]&amp;&quot; |&quot;" office:value-type="string" office:string-value="| 176 | directory user agent  | agen pengguna direktori |" calcext:value-type="string">
            <text:p>| 176 | directory user agent <text:s/>| agen pengguna direktori |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sc </text:p>
          </table:table-cell>
          <table:table-cell office:value-type="string" calcext:value-type="string">
            <text:p>disket; cakram; diska</text:p>
          </table:table-cell>
          <table:table-cell table:formula="of:=&quot;| &quot;&amp;[.A178]&amp;&quot; | &quot;&amp;[.B178]&amp;&quot; | &quot;&amp;[.C178]&amp;&quot; |&quot;" office:value-type="string" office:string-value="| 177 | disc  | disket; cakram; diska |" calcext:value-type="string">
            <text:p>| 177 | disc <text:s/>| disket; cakram; diska |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sclosure of other </text:p>
          </table:table-cell>
          <table:table-cell office:value-type="string" calcext:value-type="string">
            <text:p>penyingkapan lain</text:p>
          </table:table-cell>
          <table:table-cell table:formula="of:=&quot;| &quot;&amp;[.A179]&amp;&quot; | &quot;&amp;[.B179]&amp;&quot; | &quot;&amp;[.C179]&amp;&quot; |&quot;" office:value-type="string" office:string-value="| 178 | disclosure of other  | penyingkapan lain |" calcext:value-type="string">
            <text:p>| 178 | disclosure of other <text:s/>| penyingkapan lain |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sconnected network drive </text:p>
          </table:table-cell>
          <table:table-cell office:value-type="string" calcext:value-type="string">
            <text:p>pemacu jaringan tak-tersambung</text:p>
          </table:table-cell>
          <table:table-cell table:formula="of:=&quot;| &quot;&amp;[.A180]&amp;&quot; | &quot;&amp;[.B180]&amp;&quot; | &quot;&amp;[.C180]&amp;&quot; |&quot;" office:value-type="string" office:string-value="| 179 | disconnected network drive  | pemacu jaringan tak-tersambung |" calcext:value-type="string">
            <text:p>| 179 | disconnected network drive <text:s/>| pemacu jaringan tak-tersambung |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scuss </text:p>
          </table:table-cell>
          <table:table-cell office:value-type="string" calcext:value-type="string">
            <text:p>diskusi</text:p>
          </table:table-cell>
          <table:table-cell table:formula="of:=&quot;| &quot;&amp;[.A181]&amp;&quot; | &quot;&amp;[.B181]&amp;&quot; | &quot;&amp;[.C181]&amp;&quot; |&quot;" office:value-type="string" office:string-value="| 180 | discuss  | diskusi |" calcext:value-type="string">
            <text:p>| 180 | discuss <text:s/>| diskusi |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sk drive </text:p>
          </table:table-cell>
          <table:table-cell office:value-type="string" calcext:value-type="string">
            <text:p>penggerak disket; penggerak cakram</text:p>
          </table:table-cell>
          <table:table-cell table:formula="of:=&quot;| &quot;&amp;[.A182]&amp;&quot; | &quot;&amp;[.B182]&amp;&quot; | &quot;&amp;[.C182]&amp;&quot; |&quot;" office:value-type="string" office:string-value="| 181 | disk drive  | penggerak disket; penggerak cakram |" calcext:value-type="string">
            <text:p>| 181 | disk drive <text:s/>| penggerak disket; penggerak cakram |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k memory </text:p>
          </table:table-cell>
          <table:table-cell office:value-type="string" calcext:value-type="string">
            <text:p>memori disket; memori cakram</text:p>
          </table:table-cell>
          <table:table-cell table:formula="of:=&quot;| &quot;&amp;[.A183]&amp;&quot; | &quot;&amp;[.B183]&amp;&quot; | &quot;&amp;[.C183]&amp;&quot; |&quot;" office:value-type="string" office:string-value="| 182 | disk memory  | memori disket; memori cakram |" calcext:value-type="string">
            <text:p>| 182 | disk memory <text:s/>| memori disket; memori cakram |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skette </text:p>
          </table:table-cell>
          <table:table-cell office:value-type="string" calcext:value-type="string">
            <text:p>disket</text:p>
          </table:table-cell>
          <table:table-cell table:formula="of:=&quot;| &quot;&amp;[.A184]&amp;&quot; | &quot;&amp;[.B184]&amp;&quot; | &quot;&amp;[.C184]&amp;&quot; |&quot;" office:value-type="string" office:string-value="| 183 | diskette  | disket |" calcext:value-type="string">
            <text:p>| 183 | diskette <text:s/>| disket |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isplay </text:p>
          </table:table-cell>
          <table:table-cell office:value-type="string" calcext:value-type="string">
            <text:p>tayangan</text:p>
          </table:table-cell>
          <table:table-cell table:formula="of:=&quot;| &quot;&amp;[.A185]&amp;&quot; | &quot;&amp;[.B185]&amp;&quot; | &quot;&amp;[.C185]&amp;&quot; |&quot;" office:value-type="string" office:string-value="| 184 | display  | tayangan |" calcext:value-type="string">
            <text:p>| 184 | display <text:s/>| tayangan |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isplay station </text:p>
          </table:table-cell>
          <table:table-cell office:value-type="string" calcext:value-type="string">
            <text:p>monitor peraga</text:p>
          </table:table-cell>
          <table:table-cell table:formula="of:=&quot;| &quot;&amp;[.A186]&amp;&quot; | &quot;&amp;[.B186]&amp;&quot; | &quot;&amp;[.C186]&amp;&quot; |&quot;" office:value-type="string" office:string-value="| 185 | display station  | monitor peraga |" calcext:value-type="string">
            <text:p>| 185 | display station <text:s/>| monitor peraga |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istribution list </text:p>
          </table:table-cell>
          <table:table-cell office:value-type="string" calcext:value-type="string">
            <text:p>senarai distribusi</text:p>
          </table:table-cell>
          <table:table-cell table:formula="of:=&quot;| &quot;&amp;[.A187]&amp;&quot; | &quot;&amp;[.B187]&amp;&quot; | &quot;&amp;[.C187]&amp;&quot; |&quot;" office:value-type="string" office:string-value="| 186 | distribution list  | senarai distribusi |" calcext:value-type="string">
            <text:p>| 186 | distribution list <text:s/>| senarai distribusi |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dokumen</text:p>
          </table:table-cell>
          <table:table-cell table:formula="of:=&quot;| &quot;&amp;[.A188]&amp;&quot; | &quot;&amp;[.B188]&amp;&quot; | &quot;&amp;[.C188]&amp;&quot; |&quot;" office:value-type="string" office:string-value="| 187 | document  | dokumen |" calcext:value-type="string">
            <text:p>| 187 | document <text:s/>| dokumen |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ument delivery </text:p>
          </table:table-cell>
          <table:table-cell office:value-type="string" calcext:value-type="string">
            <text:p>pengiriman dokumen</text:p>
          </table:table-cell>
          <table:table-cell table:formula="of:=&quot;| &quot;&amp;[.A189]&amp;&quot; | &quot;&amp;[.B189]&amp;&quot; | &quot;&amp;[.C189]&amp;&quot; |&quot;" office:value-type="string" office:string-value="| 188 | document delivery  | pengiriman dokumen |" calcext:value-type="string">
            <text:p>| 188 | document delivery <text:s/>| pengiriman dokumen |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ument interchange </text:p>
          </table:table-cell>
          <table:table-cell office:value-type="string" calcext:value-type="string">
            <text:p>saling tukar dokumen</text:p>
          </table:table-cell>
          <table:table-cell table:formula="of:=&quot;| &quot;&amp;[.A190]&amp;&quot; | &quot;&amp;[.B190]&amp;&quot; | &quot;&amp;[.C190]&amp;&quot; |&quot;" office:value-type="string" office:string-value="| 189 | document interchange  | saling tukar dokumen |" calcext:value-type="string">
            <text:p>| 189 | document interchange <text:s/>| saling tukar dokumen |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main </text:p>
          </table:table-cell>
          <table:table-cell office:value-type="string" calcext:value-type="string">
            <text:p>ranah</text:p>
          </table:table-cell>
          <table:table-cell table:formula="of:=&quot;| &quot;&amp;[.A191]&amp;&quot; | &quot;&amp;[.B191]&amp;&quot; | &quot;&amp;[.C191]&amp;&quot; |&quot;" office:value-type="string" office:string-value="| 190 | domain  | ranah |" calcext:value-type="string">
            <text:p>| 190 | domain <text:s/>| ranah |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omain knowledge </text:p>
          </table:table-cell>
          <table:table-cell office:value-type="string" calcext:value-type="string">
            <text:p>pengetahuan ranah</text:p>
          </table:table-cell>
          <table:table-cell table:formula="of:=&quot;| &quot;&amp;[.A192]&amp;&quot; | &quot;&amp;[.B192]&amp;&quot; | &quot;&amp;[.C192]&amp;&quot; |&quot;" office:value-type="string" office:string-value="| 191 | domain knowledge  | pengetahuan ranah |" calcext:value-type="string">
            <text:p>| 191 | domain knowledge <text:s/>| pengetahuan ranah |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omain model </text:p>
          </table:table-cell>
          <table:table-cell office:value-type="string" calcext:value-type="string">
            <text:p>model ranah</text:p>
          </table:table-cell>
          <table:table-cell table:formula="of:=&quot;| &quot;&amp;[.A193]&amp;&quot; | &quot;&amp;[.B193]&amp;&quot; | &quot;&amp;[.C193]&amp;&quot; |&quot;" office:value-type="string" office:string-value="| 192 | domain model  | model ranah |" calcext:value-type="string">
            <text:p>| 192 | domain model <text:s/>| model ranah |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omain name server </text:p>
          </table:table-cell>
          <table:table-cell office:value-type="string" calcext:value-type="string">
            <text:p>server nama ranah; peladen nama</text:p>
          </table:table-cell>
          <table:table-cell table:formula="of:=&quot;| &quot;&amp;[.A194]&amp;&quot; | &quot;&amp;[.B194]&amp;&quot; | &quot;&amp;[.C194]&amp;&quot; |&quot;" office:value-type="string" office:string-value="| 193 | domain name server  | server nama ranah; peladen nama |" calcext:value-type="string">
            <text:p>| 193 | domain name server <text:s/>| server nama ranah; peladen nama |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wn </text:p>
          </table:table-cell>
          <table:table-cell office:value-type="string" calcext:value-type="string">
            <text:p>anjlok</text:p>
          </table:table-cell>
          <table:table-cell table:formula="of:=&quot;| &quot;&amp;[.A195]&amp;&quot; | &quot;&amp;[.B195]&amp;&quot; | &quot;&amp;[.C195]&amp;&quot; |&quot;" office:value-type="string" office:string-value="| 194 | down  | anjlok |" calcext:value-type="string">
            <text:p>| 194 | down <text:s/>| anjlok |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ownload </text:p>
          </table:table-cell>
          <table:table-cell office:value-type="string" calcext:value-type="string">
            <text:p>unduh</text:p>
          </table:table-cell>
          <table:table-cell table:formula="of:=&quot;| &quot;&amp;[.A196]&amp;&quot; | &quot;&amp;[.B196]&amp;&quot; | &quot;&amp;[.C196]&amp;&quot; |&quot;" office:value-type="string" office:string-value="| 195 | download  | unduh |" calcext:value-type="string">
            <text:p>| 195 | download <text:s/>| unduh |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rag </text:p>
          </table:table-cell>
          <table:table-cell office:value-type="string" calcext:value-type="string">
            <text:p>seret</text:p>
          </table:table-cell>
          <table:table-cell table:formula="of:=&quot;| &quot;&amp;[.A197]&amp;&quot; | &quot;&amp;[.B197]&amp;&quot; | &quot;&amp;[.C197]&amp;&quot; |&quot;" office:value-type="string" office:string-value="| 196 | drag  | seret |" calcext:value-type="string">
            <text:p>| 196 | drag <text:s/>| seret |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raw </text:p>
          </table:table-cell>
          <table:table-cell office:value-type="string" calcext:value-type="string">
            <text:p>gambar; lukis</text:p>
          </table:table-cell>
          <table:table-cell table:formula="of:=&quot;| &quot;&amp;[.A198]&amp;&quot; | &quot;&amp;[.B198]&amp;&quot; | &quot;&amp;[.C198]&amp;&quot; |&quot;" office:value-type="string" office:string-value="| 197 | draw  | gambar; lukis |" calcext:value-type="string">
            <text:p>| 197 | draw <text:s/>| gambar; lukis |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raw table </text:p>
          </table:table-cell>
          <table:table-cell office:value-type="string" calcext:value-type="string">
            <text:p>buat tabel</text:p>
          </table:table-cell>
          <table:table-cell table:formula="of:=&quot;| &quot;&amp;[.A199]&amp;&quot; | &quot;&amp;[.B199]&amp;&quot; | &quot;&amp;[.C199]&amp;&quot; |&quot;" office:value-type="string" office:string-value="| 198 | draw table  | buat tabel |" calcext:value-type="string">
            <text:p>| 198 | draw table <text:s/>| buat tabel |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rawing </text:p>
          </table:table-cell>
          <table:table-cell office:value-type="string" calcext:value-type="string">
            <text:p>penggambaran</text:p>
          </table:table-cell>
          <table:table-cell table:formula="of:=&quot;| &quot;&amp;[.A200]&amp;&quot; | &quot;&amp;[.B200]&amp;&quot; | &quot;&amp;[.C200]&amp;&quot; |&quot;" office:value-type="string" office:string-value="| 199 | drawing  | penggambaran |" calcext:value-type="string">
            <text:p>| 199 | drawing <text:s/>| penggambaran |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rive </text:p>
          </table:table-cell>
          <table:table-cell office:value-type="string" calcext:value-type="string">
            <text:p>penggerak</text:p>
          </table:table-cell>
          <table:table-cell table:formula="of:=&quot;| &quot;&amp;[.A201]&amp;&quot; | &quot;&amp;[.B201]&amp;&quot; | &quot;&amp;[.C201]&amp;&quot; |&quot;" office:value-type="string" office:string-value="| 200 | drive  | penggerak |" calcext:value-type="string">
            <text:p>| 200 | drive <text:s/>| penggerak |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mmy </text:p>
          </table:table-cell>
          <table:table-cell office:value-type="string" calcext:value-type="string">
            <text:p>tiruan</text:p>
          </table:table-cell>
          <table:table-cell table:formula="of:=&quot;| &quot;&amp;[.A202]&amp;&quot; | &quot;&amp;[.B202]&amp;&quot; | &quot;&amp;[.C202]&amp;&quot; |&quot;" office:value-type="string" office:string-value="| 201 | dummy  | tiruan |" calcext:value-type="string">
            <text:p>| 201 | dummy <text:s/>| tiruan |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edit</text:p>
          </table:table-cell>
          <table:table-cell table:formula="of:=&quot;| &quot;&amp;[.A203]&amp;&quot; | &quot;&amp;[.B203]&amp;&quot; | &quot;&amp;[.C203]&amp;&quot; |&quot;" office:value-type="string" office:string-value="| 202 | edit  | edit |" calcext:value-type="string">
            <text:p>| 202 | edit <text:s/>| edit |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lectronic data proccessing (EDP) </text:p>
          </table:table-cell>
          <table:table-cell office:value-type="string" calcext:value-type="string">
            <text:p>pemrosesan data elektronik (PDE)</text:p>
          </table:table-cell>
          <table:table-cell table:formula="of:=&quot;| &quot;&amp;[.A204]&amp;&quot; | &quot;&amp;[.B204]&amp;&quot; | &quot;&amp;[.C204]&amp;&quot; |&quot;" office:value-type="string" office:string-value="| 203 | electronic data proccessing (EDP)  | pemrosesan data elektronik (PDE) |" calcext:value-type="string">
            <text:p>| 203 | electronic data proccessing (EDP) <text:s/>| pemrosesan data elektronik (PDE) |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lectronic archive </text:p>
          </table:table-cell>
          <table:table-cell office:value-type="string" calcext:value-type="string">
            <text:p>arsip elektronik</text:p>
          </table:table-cell>
          <table:table-cell table:formula="of:=&quot;| &quot;&amp;[.A205]&amp;&quot; | &quot;&amp;[.B205]&amp;&quot; | &quot;&amp;[.C205]&amp;&quot; |&quot;" office:value-type="string" office:string-value="| 204 | electronic archive  | arsip elektronik |" calcext:value-type="string">
            <text:p>| 204 | electronic archive <text:s/>| arsip elektronik |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lectronic data </text:p>
          </table:table-cell>
          <table:table-cell office:value-type="string" calcext:value-type="string">
            <text:p>data elektronik</text:p>
          </table:table-cell>
          <table:table-cell table:formula="of:=&quot;| &quot;&amp;[.A206]&amp;&quot; | &quot;&amp;[.B206]&amp;&quot; | &quot;&amp;[.C206]&amp;&quot; |&quot;" office:value-type="string" office:string-value="| 205 | electronic data  | data elektronik |" calcext:value-type="string">
            <text:p>| 205 | electronic data <text:s/>| data elektronik |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lectronic document </text:p>
          </table:table-cell>
          <table:table-cell office:value-type="string" calcext:value-type="string">
            <text:p>dokumen elektronik</text:p>
          </table:table-cell>
          <table:table-cell table:formula="of:=&quot;| &quot;&amp;[.A207]&amp;&quot; | &quot;&amp;[.B207]&amp;&quot; | &quot;&amp;[.C207]&amp;&quot; |&quot;" office:value-type="string" office:string-value="| 206 | electronic document  | dokumen elektronik |" calcext:value-type="string">
            <text:p>| 206 | electronic document <text:s/>| dokumen elektronik |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lectronic mail </text:p>
          </table:table-cell>
          <table:table-cell office:value-type="string" calcext:value-type="string">
            <text:p>surat elektronik</text:p>
          </table:table-cell>
          <table:table-cell table:formula="of:=&quot;| &quot;&amp;[.A208]&amp;&quot; | &quot;&amp;[.B208]&amp;&quot; | &quot;&amp;[.C208]&amp;&quot; |&quot;" office:value-type="string" office:string-value="| 207 | electronic mail  | surat elektronik |" calcext:value-type="string">
            <text:p>| 207 | electronic mail <text:s/>| surat elektronik |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lectronic mailbox </text:p>
          </table:table-cell>
          <table:table-cell office:value-type="string" calcext:value-type="string">
            <text:p>kotak surat elektronik</text:p>
          </table:table-cell>
          <table:table-cell table:formula="of:=&quot;| &quot;&amp;[.A209]&amp;&quot; | &quot;&amp;[.B209]&amp;&quot; | &quot;&amp;[.C209]&amp;&quot; |&quot;" office:value-type="string" office:string-value="| 208 | electronic mailbox  | kotak surat elektronik |" calcext:value-type="string">
            <text:p>| 208 | electronic mailbox <text:s/>| kotak surat elektronik |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lectronic messaging </text:p>
          </table:table-cell>
          <table:table-cell office:value-type="string" calcext:value-type="string">
            <text:p>pemesanan elektronik</text:p>
          </table:table-cell>
          <table:table-cell table:formula="of:=&quot;| &quot;&amp;[.A210]&amp;&quot; | &quot;&amp;[.B210]&amp;&quot; | &quot;&amp;[.C210]&amp;&quot; |&quot;" office:value-type="string" office:string-value="| 209 | electronic messaging  | pemesanan elektronik |" calcext:value-type="string">
            <text:p>| 209 | electronic messaging <text:s/>| pemesanan elektronik |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moticon </text:p>
          </table:table-cell>
          <table:table-cell office:value-type="string" calcext:value-type="string">
            <text:p>ikon emosi</text:p>
          </table:table-cell>
          <table:table-cell table:formula="of:=&quot;| &quot;&amp;[.A211]&amp;&quot; | &quot;&amp;[.B211]&amp;&quot; | &quot;&amp;[.C211]&amp;&quot; |&quot;" office:value-type="string" office:string-value="| 210 | emoticon  | ikon emosi |" calcext:value-type="string">
            <text:p>| 210 | emoticon <text:s/>| ikon emosi |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ncoded information </text:p>
          </table:table-cell>
          <table:table-cell office:value-type="string" calcext:value-type="string">
            <text:p>informasi tersandi</text:p>
          </table:table-cell>
          <table:table-cell table:formula="of:=&quot;| &quot;&amp;[.A212]&amp;&quot; | &quot;&amp;[.B212]&amp;&quot; | &quot;&amp;[.C212]&amp;&quot; |&quot;" office:value-type="string" office:string-value="| 211 | encoded information  | informasi tersandi |" calcext:value-type="string">
            <text:p>| 211 | encoded information <text:s/>| informasi tersandi |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ncoding </text:p>
          </table:table-cell>
          <table:table-cell office:value-type="string" calcext:value-type="string">
            <text:p>penyandian</text:p>
          </table:table-cell>
          <table:table-cell table:formula="of:=&quot;| &quot;&amp;[.A213]&amp;&quot; | &quot;&amp;[.B213]&amp;&quot; | &quot;&amp;[.C213]&amp;&quot; |&quot;" office:value-type="string" office:string-value="| 212 | encoding  | penyandian |" calcext:value-type="string">
            <text:p>| 212 | encoding <text:s/>| penyandian |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ncryption </text:p>
          </table:table-cell>
          <table:table-cell office:value-type="string" calcext:value-type="string">
            <text:p>enkripsi</text:p>
          </table:table-cell>
          <table:table-cell table:formula="of:=&quot;| &quot;&amp;[.A214]&amp;&quot; | &quot;&amp;[.B214]&amp;&quot; | &quot;&amp;[.C214]&amp;&quot; |&quot;" office:value-type="string" office:string-value="| 213 | encryption  | enkripsi |" calcext:value-type="string">
            <text:p>| 213 | encryption <text:s/>| enkripsi |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d </text:p>
          </table:table-cell>
          <table:table-cell office:value-type="string" calcext:value-type="string">
            <text:p>selesai; tamat</text:p>
          </table:table-cell>
          <table:table-cell table:formula="of:=&quot;| &quot;&amp;[.A215]&amp;&quot; | &quot;&amp;[.B215]&amp;&quot; | &quot;&amp;[.C215]&amp;&quot; |&quot;" office:value-type="string" office:string-value="| 214 | end  | selesai; tamat |" calcext:value-type="string">
            <text:p>| 214 | end <text:s/>| selesai; tamat |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ter </text:p>
          </table:table-cell>
          <table:table-cell office:value-type="string" calcext:value-type="string">
            <text:p>enter</text:p>
          </table:table-cell>
          <table:table-cell table:formula="of:=&quot;| &quot;&amp;[.A216]&amp;&quot; | &quot;&amp;[.B216]&amp;&quot; | &quot;&amp;[.C216]&amp;&quot; |&quot;" office:value-type="string" office:string-value="| 215 | enter  | enter |" calcext:value-type="string">
            <text:p>| 215 | enter <text:s/>| enter |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ntry </text:p>
          </table:table-cell>
          <table:table-cell office:value-type="string" calcext:value-type="string">
            <text:p>entri</text:p>
          </table:table-cell>
          <table:table-cell table:formula="of:=&quot;| &quot;&amp;[.A217]&amp;&quot; | &quot;&amp;[.B217]&amp;&quot; | &quot;&amp;[.C217]&amp;&quot; |&quot;" office:value-type="string" office:string-value="| 216 | entry  | entri |" calcext:value-type="string">
            <text:p>| 216 | entry <text:s/>| entri |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nvelope </text:p>
          </table:table-cell>
          <table:table-cell office:value-type="string" calcext:value-type="string">
            <text:p>amplop</text:p>
          </table:table-cell>
          <table:table-cell table:formula="of:=&quot;| &quot;&amp;[.A218]&amp;&quot; | &quot;&amp;[.B218]&amp;&quot; | &quot;&amp;[.C218]&amp;&quot; |&quot;" office:value-type="string" office:string-value="| 217 | envelope  | amplop |" calcext:value-type="string">
            <text:p>| 217 | envelope <text:s/>| amplop |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pisode </text:p>
          </table:table-cell>
          <table:table-cell office:value-type="string" calcext:value-type="string">
            <text:p>episode</text:p>
          </table:table-cell>
          <table:table-cell table:formula="of:=&quot;| &quot;&amp;[.A219]&amp;&quot; | &quot;&amp;[.B219]&amp;&quot; | &quot;&amp;[.C219]&amp;&quot; |&quot;" office:value-type="string" office:string-value="| 218 | episode  | episode |" calcext:value-type="string">
            <text:p>| 218 | episode <text:s/>| episode |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rase </text:p>
          </table:table-cell>
          <table:table-cell office:value-type="string" calcext:value-type="string">
            <text:p>hapus</text:p>
          </table:table-cell>
          <table:table-cell table:formula="of:=&quot;| &quot;&amp;[.A220]&amp;&quot; | &quot;&amp;[.B220]&amp;&quot; | &quot;&amp;[.C220]&amp;&quot; |&quot;" office:value-type="string" office:string-value="| 219 | erase  | hapus |" calcext:value-type="string">
            <text:p>| 219 | erase <text:s/>| hapus |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raser </text:p>
          </table:table-cell>
          <table:table-cell office:value-type="string" calcext:value-type="string">
            <text:p>penghapus</text:p>
          </table:table-cell>
          <table:table-cell table:formula="of:=&quot;| &quot;&amp;[.A221]&amp;&quot; | &quot;&amp;[.B221]&amp;&quot; | &quot;&amp;[.C221]&amp;&quot; |&quot;" office:value-type="string" office:string-value="| 220 | eraser  | penghapus |" calcext:value-type="string">
            <text:p>| 220 | eraser <text:s/>| penghapus |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rror </text:p>
          </table:table-cell>
          <table:table-cell office:value-type="string" calcext:value-type="string">
            <text:p>galat</text:p>
          </table:table-cell>
          <table:table-cell table:formula="of:=&quot;| &quot;&amp;[.A222]&amp;&quot; | &quot;&amp;[.B222]&amp;&quot; | &quot;&amp;[.C222]&amp;&quot; |&quot;" office:value-type="string" office:string-value="| 221 | error  | galat |" calcext:value-type="string">
            <text:p>| 221 | error <text:s/>| galat |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scape (esc) </text:p>
          </table:table-cell>
          <table:table-cell office:value-type="string" calcext:value-type="string">
            <text:p>hindar; keluar balik</text:p>
          </table:table-cell>
          <table:table-cell table:formula="of:=&quot;| &quot;&amp;[.A223]&amp;&quot; | &quot;&amp;[.B223]&amp;&quot; | &quot;&amp;[.C223]&amp;&quot; |&quot;" office:value-type="string" office:string-value="| 222 | escape (esc)  | hindar; keluar balik |" calcext:value-type="string">
            <text:p>| 222 | escape (esc) <text:s/>| hindar; keluar balik |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valuation function </text:p>
          </table:table-cell>
          <table:table-cell office:value-type="string" calcext:value-type="string">
            <text:p>fungsi evaluasi</text:p>
          </table:table-cell>
          <table:table-cell table:formula="of:=&quot;| &quot;&amp;[.A224]&amp;&quot; | &quot;&amp;[.B224]&amp;&quot; | &quot;&amp;[.C224]&amp;&quot; |&quot;" office:value-type="string" office:string-value="| 223 | evaluation function  | fungsi evaluasi |" calcext:value-type="string">
            <text:p>| 223 | evaluation function <text:s/>| fungsi evaluasi |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xit </text:p>
          </table:table-cell>
          <table:table-cell office:value-type="string" calcext:value-type="string">
            <text:p>keluar</text:p>
          </table:table-cell>
          <table:table-cell table:formula="of:=&quot;| &quot;&amp;[.A225]&amp;&quot; | &quot;&amp;[.B225]&amp;&quot; | &quot;&amp;[.C225]&amp;&quot; |&quot;" office:value-type="string" office:string-value="| 224 | exit  | keluar |" calcext:value-type="string">
            <text:p>| 224 | exit <text:s/>| keluar |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xpert system (ES) </text:p>
          </table:table-cell>
          <table:table-cell office:value-type="string" calcext:value-type="string">
            <text:p>sistem pakar (SP)</text:p>
          </table:table-cell>
          <table:table-cell table:formula="of:=&quot;| &quot;&amp;[.A226]&amp;&quot; | &quot;&amp;[.B226]&amp;&quot; | &quot;&amp;[.C226]&amp;&quot; |&quot;" office:value-type="string" office:string-value="| 225 | expert system (ES)  | sistem pakar (SP) |" calcext:value-type="string">
            <text:p>| 225 | expert system (ES) <text:s/>| sistem pakar (SP) |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xpiration date </text:p>
          </table:table-cell>
          <table:table-cell office:value-type="string" calcext:value-type="string">
            <text:p>tanggal ekspirasi</text:p>
          </table:table-cell>
          <table:table-cell table:formula="of:=&quot;| &quot;&amp;[.A227]&amp;&quot; | &quot;&amp;[.B227]&amp;&quot; | &quot;&amp;[.C227]&amp;&quot; |&quot;" office:value-type="string" office:string-value="| 226 | expiration date  | tanggal ekspirasi |" calcext:value-type="string">
            <text:p>| 226 | expiration date <text:s/>| tanggal ekspirasi |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xpiry date indication </text:p>
          </table:table-cell>
          <table:table-cell office:value-type="string" calcext:value-type="string">
            <text:p>indikasi tanggal kedaluwarsa</text:p>
          </table:table-cell>
          <table:table-cell table:formula="of:=&quot;| &quot;&amp;[.A228]&amp;&quot; | &quot;&amp;[.B228]&amp;&quot; | &quot;&amp;[.C228]&amp;&quot; |&quot;" office:value-type="string" office:string-value="| 227 | expiry date indication  | indikasi tanggal kedaluwarsa |" calcext:value-type="string">
            <text:p>| 227 | expiry date indication <text:s/>| indikasi tanggal kedaluwarsa |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xplorer </text:p>
          </table:table-cell>
          <table:table-cell office:value-type="string" calcext:value-type="string">
            <text:p>penjelajah</text:p>
          </table:table-cell>
          <table:table-cell table:formula="of:=&quot;| &quot;&amp;[.A229]&amp;&quot; | &quot;&amp;[.B229]&amp;&quot; | &quot;&amp;[.C229]&amp;&quot; |&quot;" office:value-type="string" office:string-value="| 228 | explorer  | penjelajah |" calcext:value-type="string">
            <text:p>| 228 | explorer <text:s/>| penjelajah |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xport </text:p>
          </table:table-cell>
          <table:table-cell office:value-type="string" calcext:value-type="string">
            <text:p>ekspor</text:p>
          </table:table-cell>
          <table:table-cell table:formula="of:=&quot;| &quot;&amp;[.A230]&amp;&quot; | &quot;&amp;[.B230]&amp;&quot; | &quot;&amp;[.C230]&amp;&quot; |&quot;" office:value-type="string" office:string-value="| 229 | export  | ekspor |" calcext:value-type="string">
            <text:p>| 229 | export <text:s/>| ekspor |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acsimile </text:p>
          </table:table-cell>
          <table:table-cell office:value-type="string" calcext:value-type="string">
            <text:p>faksimile</text:p>
          </table:table-cell>
          <table:table-cell table:formula="of:=&quot;| &quot;&amp;[.A231]&amp;&quot; | &quot;&amp;[.B231]&amp;&quot; | &quot;&amp;[.C231]&amp;&quot; |&quot;" office:value-type="string" office:string-value="| 230 | facsimile  | faksimile |" calcext:value-type="string">
            <text:p>| 230 | facsimile <text:s/>| faksimile |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acsimile machine </text:p>
          </table:table-cell>
          <table:table-cell office:value-type="string" calcext:value-type="string">
            <text:p>mesin faksimile</text:p>
          </table:table-cell>
          <table:table-cell table:formula="of:=&quot;| &quot;&amp;[.A232]&amp;&quot; | &quot;&amp;[.B232]&amp;&quot; | &quot;&amp;[.C232]&amp;&quot; |&quot;" office:value-type="string" office:string-value="| 231 | facsimile machine  | mesin faksimile |" calcext:value-type="string">
            <text:p>| 231 | facsimile machine <text:s/>| mesin faksimile |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ax </text:p>
          </table:table-cell>
          <table:table-cell office:value-type="string" calcext:value-type="string">
            <text:p>faks</text:p>
          </table:table-cell>
          <table:table-cell table:formula="of:=&quot;| &quot;&amp;[.A233]&amp;&quot; | &quot;&amp;[.B233]&amp;&quot; | &quot;&amp;[.C233]&amp;&quot; |&quot;" office:value-type="string" office:string-value="| 232 | fax  | faks |" calcext:value-type="string">
            <text:p>| 232 | fax <text:s/>| faks |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ax board </text:p>
          </table:table-cell>
          <table:table-cell office:value-type="string" calcext:value-type="string">
            <text:p>papan faks</text:p>
          </table:table-cell>
          <table:table-cell table:formula="of:=&quot;| &quot;&amp;[.A234]&amp;&quot; | &quot;&amp;[.B234]&amp;&quot; | &quot;&amp;[.C234]&amp;&quot; |&quot;" office:value-type="string" office:string-value="| 233 | fax board  | papan faks |" calcext:value-type="string">
            <text:p>| 233 | fax board <text:s/>| papan faks |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ax machine </text:p>
          </table:table-cell>
          <table:table-cell office:value-type="string" calcext:value-type="string">
            <text:p>mesin faks</text:p>
          </table:table-cell>
          <table:table-cell table:formula="of:=&quot;| &quot;&amp;[.A235]&amp;&quot; | &quot;&amp;[.B235]&amp;&quot; | &quot;&amp;[.C235]&amp;&quot; |&quot;" office:value-type="string" office:string-value="| 234 | fax machine  | mesin faks |" calcext:value-type="string">
            <text:p>| 234 | fax machine <text:s/>| mesin faks |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ax modem </text:p>
          </table:table-cell>
          <table:table-cell office:value-type="string" calcext:value-type="string">
            <text:p>modem faks</text:p>
          </table:table-cell>
          <table:table-cell table:formula="of:=&quot;| &quot;&amp;[.A236]&amp;&quot; | &quot;&amp;[.B236]&amp;&quot; | &quot;&amp;[.C236]&amp;&quot; |&quot;" office:value-type="string" office:string-value="| 235 | fax modem  | modem faks |" calcext:value-type="string">
            <text:p>| 235 | fax modem <text:s/>| modem faks |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eedback </text:p>
          </table:table-cell>
          <table:table-cell office:value-type="string" calcext:value-type="string">
            <text:p>balikan; umpan balik</text:p>
          </table:table-cell>
          <table:table-cell table:formula="of:=&quot;| &quot;&amp;[.A237]&amp;&quot; | &quot;&amp;[.B237]&amp;&quot; | &quot;&amp;[.C237]&amp;&quot; |&quot;" office:value-type="string" office:string-value="| 236 | feedback  | balikan; umpan balik |" calcext:value-type="string">
            <text:p>| 236 | feedback <text:s/>| balikan; umpan balik |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etch </text:p>
          </table:table-cell>
          <table:table-cell office:value-type="string" calcext:value-type="string">
            <text:p>jemput; ambil</text:p>
          </table:table-cell>
          <table:table-cell table:formula="of:=&quot;| &quot;&amp;[.A238]&amp;&quot; | &quot;&amp;[.B238]&amp;&quot; | &quot;&amp;[.C238]&amp;&quot; |&quot;" office:value-type="string" office:string-value="| 237 | fetch  | jemput; ambil |" calcext:value-type="string">
            <text:p>| 237 | fetch <text:s/>| jemput; ambil |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ield </text:p>
          </table:table-cell>
          <table:table-cell office:value-type="string" calcext:value-type="string">
            <text:p>ruas</text:p>
          </table:table-cell>
          <table:table-cell table:formula="of:=&quot;| &quot;&amp;[.A239]&amp;&quot; | &quot;&amp;[.B239]&amp;&quot; | &quot;&amp;[.C239]&amp;&quot; |&quot;" office:value-type="string" office:string-value="| 238 | field  | ruas |" calcext:value-type="string">
            <text:p>| 238 | field <text:s/>| ruas |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ield length </text:p>
          </table:table-cell>
          <table:table-cell office:value-type="string" calcext:value-type="string">
            <text:p>panjang ruas</text:p>
          </table:table-cell>
          <table:table-cell table:formula="of:=&quot;| &quot;&amp;[.A240]&amp;&quot; | &quot;&amp;[.B240]&amp;&quot; | &quot;&amp;[.C240]&amp;&quot; |&quot;" office:value-type="string" office:string-value="| 239 | field length  | panjang ruas |" calcext:value-type="string">
            <text:p>| 239 | field length <text:s/>| panjang ruas |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ile </text:p>
          </table:table-cell>
          <table:table-cell office:value-type="string" calcext:value-type="string">
            <text:p>berkas</text:p>
          </table:table-cell>
          <table:table-cell table:formula="of:=&quot;| &quot;&amp;[.A241]&amp;&quot; | &quot;&amp;[.B241]&amp;&quot; | &quot;&amp;[.C241]&amp;&quot; |&quot;" office:value-type="string" office:string-value="| 240 | file  | berkas |" calcext:value-type="string">
            <text:p>| 240 | file <text:s/>| berkas |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ile name </text:p>
          </table:table-cell>
          <table:table-cell office:value-type="string" calcext:value-type="string">
            <text:p>nama berkas</text:p>
          </table:table-cell>
          <table:table-cell table:formula="of:=&quot;| &quot;&amp;[.A242]&amp;&quot; | &quot;&amp;[.B242]&amp;&quot; | &quot;&amp;[.C242]&amp;&quot; |&quot;" office:value-type="string" office:string-value="| 241 | file name  | nama berkas |" calcext:value-type="string">
            <text:p>| 241 | file name <text:s/>| nama berkas |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iling </text:p>
          </table:table-cell>
          <table:table-cell office:value-type="string" calcext:value-type="string">
            <text:p>pemberkasan</text:p>
          </table:table-cell>
          <table:table-cell table:formula="of:=&quot;| &quot;&amp;[.A243]&amp;&quot; | &quot;&amp;[.B243]&amp;&quot; | &quot;&amp;[.C243]&amp;&quot; |&quot;" office:value-type="string" office:string-value="| 242 | filing  | pemberkasan |" calcext:value-type="string">
            <text:p>| 242 | filing <text:s/>| pemberkasan |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ill </text:p>
          </table:table-cell>
          <table:table-cell office:value-type="string" calcext:value-type="string">
            <text:p>isi</text:p>
          </table:table-cell>
          <table:table-cell table:formula="of:=&quot;| &quot;&amp;[.A244]&amp;&quot; | &quot;&amp;[.B244]&amp;&quot; | &quot;&amp;[.C244]&amp;&quot; |&quot;" office:value-type="string" office:string-value="| 243 | fill  | isi |" calcext:value-type="string">
            <text:p>| 243 | fill <text:s/>| isi |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ill character </text:p>
          </table:table-cell>
          <table:table-cell office:value-type="string" calcext:value-type="string">
            <text:p>isi karakter</text:p>
          </table:table-cell>
          <table:table-cell table:formula="of:=&quot;| &quot;&amp;[.A245]&amp;&quot; | &quot;&amp;[.B245]&amp;&quot; | &quot;&amp;[.C245]&amp;&quot; |&quot;" office:value-type="string" office:string-value="| 244 | fill character  | isi karakter |" calcext:value-type="string">
            <text:p>| 244 | fill character <text:s/>| isi karakter |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lter </text:p>
          </table:table-cell>
          <table:table-cell office:value-type="string" calcext:value-type="string">
            <text:p>tapis; filter</text:p>
          </table:table-cell>
          <table:table-cell table:formula="of:=&quot;| &quot;&amp;[.A246]&amp;&quot; | &quot;&amp;[.B246]&amp;&quot; | &quot;&amp;[.C246]&amp;&quot; |&quot;" office:value-type="string" office:string-value="| 245 | filter  | tapis; filter |" calcext:value-type="string">
            <text:p>| 245 | filter <text:s/>| tapis; filter |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ltering </text:p>
          </table:table-cell>
          <table:table-cell office:value-type="string" calcext:value-type="string">
            <text:p>penapisan</text:p>
          </table:table-cell>
          <table:table-cell table:formula="of:=&quot;| &quot;&amp;[.A247]&amp;&quot; | &quot;&amp;[.B247]&amp;&quot; | &quot;&amp;[.C247]&amp;&quot; |&quot;" office:value-type="string" office:string-value="| 246 | filtering  | penapisan |" calcext:value-type="string">
            <text:p>| 246 | filtering <text:s/>| penapisan |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ind </text:p>
          </table:table-cell>
          <table:table-cell office:value-type="string" calcext:value-type="string">
            <text:p>cari; temukan</text:p>
          </table:table-cell>
          <table:table-cell table:formula="of:=&quot;| &quot;&amp;[.A248]&amp;&quot; | &quot;&amp;[.B248]&amp;&quot; | &quot;&amp;[.C248]&amp;&quot; |&quot;" office:value-type="string" office:string-value="| 247 | find  | cari; temukan |" calcext:value-type="string">
            <text:p>| 247 | find <text:s/>| cari; temukan |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irmware </text:p>
          </table:table-cell>
          <table:table-cell office:value-type="string" calcext:value-type="string">
            <text:p>peranti tegar, perangkat tegar</text:p>
          </table:table-cell>
          <table:table-cell table:formula="of:=&quot;| &quot;&amp;[.A249]&amp;&quot; | &quot;&amp;[.B249]&amp;&quot; | &quot;&amp;[.C249]&amp;&quot; |&quot;" office:value-type="string" office:string-value="| 248 | firmware  | peranti tegar, perangkat tegar |" calcext:value-type="string">
            <text:p>| 248 | firmware <text:s/>| peranti tegar, perangkat tegar |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loppy disk </text:p>
          </table:table-cell>
          <table:table-cell office:value-type="string" calcext:value-type="string">
            <text:p>disket liuk; cakram liuk</text:p>
          </table:table-cell>
          <table:table-cell table:formula="of:=&quot;| &quot;&amp;[.A250]&amp;&quot; | &quot;&amp;[.B250]&amp;&quot; | &quot;&amp;[.C250]&amp;&quot; |&quot;" office:value-type="string" office:string-value="| 249 | floppy disk  | disket liuk; cakram liuk |" calcext:value-type="string">
            <text:p>| 249 | floppy disk <text:s/>| disket liuk; cakram liuk |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lder </text:p>
          </table:table-cell>
          <table:table-cell office:value-type="string" calcext:value-type="string">
            <text:p>pelipat</text:p>
          </table:table-cell>
          <table:table-cell table:formula="of:=&quot;| &quot;&amp;[.A251]&amp;&quot; | &quot;&amp;[.B251]&amp;&quot; | &quot;&amp;[.C251]&amp;&quot; |&quot;" office:value-type="string" office:string-value="| 250 | folder  | pelipat |" calcext:value-type="string">
            <text:p>| 250 | folder <text:s/>| pelipat |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ont </text:p>
          </table:table-cell>
          <table:table-cell office:value-type="string" calcext:value-type="string">
            <text:p>huruf; fonta</text:p>
          </table:table-cell>
          <table:table-cell table:formula="of:=&quot;| &quot;&amp;[.A252]&amp;&quot; | &quot;&amp;[.B252]&amp;&quot; | &quot;&amp;[.C252]&amp;&quot; |&quot;" office:value-type="string" office:string-value="| 251 | font  | huruf; fonta |" calcext:value-type="string">
            <text:p>| 251 | font <text:s/>| huruf; fonta |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ont size </text:p>
          </table:table-cell>
          <table:table-cell office:value-type="string" calcext:value-type="string">
            <text:p>ukuran huruf</text:p>
          </table:table-cell>
          <table:table-cell table:formula="of:=&quot;| &quot;&amp;[.A253]&amp;&quot; | &quot;&amp;[.B253]&amp;&quot; | &quot;&amp;[.C253]&amp;&quot; |&quot;" office:value-type="string" office:string-value="| 252 | font size  | ukuran huruf |" calcext:value-type="string">
            <text:p>| 252 | font size <text:s/>| ukuran huruf |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oter </text:p>
          </table:table-cell>
          <table:table-cell office:value-type="string" calcext:value-type="string">
            <text:p>kaki halaman</text:p>
          </table:table-cell>
          <table:table-cell table:formula="of:=&quot;| &quot;&amp;[.A254]&amp;&quot; | &quot;&amp;[.B254]&amp;&quot; | &quot;&amp;[.C254]&amp;&quot; |&quot;" office:value-type="string" office:string-value="| 253 | footer  | kaki halaman |" calcext:value-type="string">
            <text:p>| 253 | footer <text:s/>| kaki halaman |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reground </text:p>
          </table:table-cell>
          <table:table-cell office:value-type="string" calcext:value-type="string">
            <text:p>latar depan</text:p>
          </table:table-cell>
          <table:table-cell table:formula="of:=&quot;| &quot;&amp;[.A255]&amp;&quot; | &quot;&amp;[.B255]&amp;&quot; | &quot;&amp;[.C255]&amp;&quot; |&quot;" office:value-type="string" office:string-value="| 254 | foreground  | latar depan |" calcext:value-type="string">
            <text:p>| 254 | foreground <text:s/>| latar depan |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mat </text:p>
          </table:table-cell>
          <table:table-cell office:value-type="string" calcext:value-type="string">
            <text:p>format</text:p>
          </table:table-cell>
          <table:table-cell table:formula="of:=&quot;| &quot;&amp;[.A256]&amp;&quot; | &quot;&amp;[.B256]&amp;&quot; | &quot;&amp;[.C256]&amp;&quot; |&quot;" office:value-type="string" office:string-value="| 255 | format  | format |" calcext:value-type="string">
            <text:p>| 255 | format <text:s/>| format |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ormat painter </text:p>
          </table:table-cell>
          <table:table-cell office:value-type="string" calcext:value-type="string">
            <text:p>pewarna format</text:p>
          </table:table-cell>
          <table:table-cell table:formula="of:=&quot;| &quot;&amp;[.A257]&amp;&quot; | &quot;&amp;[.B257]&amp;&quot; | &quot;&amp;[.C257]&amp;&quot; |&quot;" office:value-type="string" office:string-value="| 256 | format painter  | pewarna format |" calcext:value-type="string">
            <text:p>| 256 | format painter <text:s/>| pewarna format |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ormula </text:p>
          </table:table-cell>
          <table:table-cell office:value-type="string" calcext:value-type="string">
            <text:p>formula, rumus</text:p>
          </table:table-cell>
          <table:table-cell table:formula="of:=&quot;| &quot;&amp;[.A258]&amp;&quot; | &quot;&amp;[.B258]&amp;&quot; | &quot;&amp;[.C258]&amp;&quot; |&quot;" office:value-type="string" office:string-value="| 257 | formula  | formula, rumus |" calcext:value-type="string">
            <text:p>| 257 | formula <text:s/>| formula, rumus |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orward </text:p>
          </table:table-cell>
          <table:table-cell office:value-type="string" calcext:value-type="string">
            <text:p>depan</text:p>
          </table:table-cell>
          <table:table-cell table:formula="of:=&quot;| &quot;&amp;[.A259]&amp;&quot; | &quot;&amp;[.B259]&amp;&quot; | &quot;&amp;[.C259]&amp;&quot; |&quot;" office:value-type="string" office:string-value="| 258 | forward  | depan |" calcext:value-type="string">
            <text:p>| 258 | forward <text:s/>| depan |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orward chaining </text:p>
          </table:table-cell>
          <table:table-cell office:value-type="string" calcext:value-type="string">
            <text:p>perantaian maju</text:p>
          </table:table-cell>
          <table:table-cell table:formula="of:=&quot;| &quot;&amp;[.A260]&amp;&quot; | &quot;&amp;[.B260]&amp;&quot; | &quot;&amp;[.C260]&amp;&quot; |&quot;" office:value-type="string" office:string-value="| 259 | forward chaining  | perantaian maju |" calcext:value-type="string">
            <text:p>| 259 | forward chaining <text:s/>| perantaian maju |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me </text:p>
          </table:table-cell>
          <table:table-cell office:value-type="string" calcext:value-type="string">
            <text:p>bingkai</text:p>
          </table:table-cell>
          <table:table-cell table:formula="of:=&quot;| &quot;&amp;[.A261]&amp;&quot; | &quot;&amp;[.B261]&amp;&quot; | &quot;&amp;[.C261]&amp;&quot; |&quot;" office:value-type="string" office:string-value="| 260 | frame  | bingkai |" calcext:value-type="string">
            <text:p>| 260 | frame <text:s/>| bingkai |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ront-end </text:p>
          </table:table-cell>
          <table:table-cell office:value-type="string" calcext:value-type="string">
            <text:p>ujung depan</text:p>
          </table:table-cell>
          <table:table-cell table:formula="of:=&quot;| &quot;&amp;[.A262]&amp;&quot; | &quot;&amp;[.B262]&amp;&quot; | &quot;&amp;[.C262]&amp;&quot; |&quot;" office:value-type="string" office:string-value="| 261 | front-end  | ujung depan |" calcext:value-type="string">
            <text:p>| 261 | front-end <text:s/>| ujung depan |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ull screen </text:p>
          </table:table-cell>
          <table:table-cell office:value-type="string" calcext:value-type="string">
            <text:p>layar penuh</text:p>
          </table:table-cell>
          <table:table-cell table:formula="of:=&quot;| &quot;&amp;[.A263]&amp;&quot; | &quot;&amp;[.B263]&amp;&quot; | &quot;&amp;[.C263]&amp;&quot; |&quot;" office:value-type="string" office:string-value="| 262 | full screen  | layar penuh |" calcext:value-type="string">
            <text:p>| 262 | full screen <text:s/>| layar penuh |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ateway </text:p>
          </table:table-cell>
          <table:table-cell office:value-type="string" calcext:value-type="string">
            <text:p>gerbang</text:p>
          </table:table-cell>
          <table:table-cell table:formula="of:=&quot;| &quot;&amp;[.A264]&amp;&quot; | &quot;&amp;[.B264]&amp;&quot; | &quot;&amp;[.C264]&amp;&quot; |&quot;" office:value-type="string" office:string-value="| 263 | gateway  | gerbang |" calcext:value-type="string">
            <text:p>| 263 | gateway <text:s/>| gerbang |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eneral </text:p>
          </table:table-cell>
          <table:table-cell office:value-type="string" calcext:value-type="string">
            <text:p>umum</text:p>
          </table:table-cell>
          <table:table-cell table:formula="of:=&quot;| &quot;&amp;[.A265]&amp;&quot; | &quot;&amp;[.B265]&amp;&quot; | &quot;&amp;[.C265]&amp;&quot; |&quot;" office:value-type="string" office:string-value="| 264 | general  | umum |" calcext:value-type="string">
            <text:p>| 264 | general <text:s/>| umum |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enerate </text:p>
          </table:table-cell>
          <table:table-cell office:value-type="string" calcext:value-type="string">
            <text:p>bangkitkan</text:p>
          </table:table-cell>
          <table:table-cell table:formula="of:=&quot;| &quot;&amp;[.A266]&amp;&quot; | &quot;&amp;[.B266]&amp;&quot; | &quot;&amp;[.C266]&amp;&quot; |&quot;" office:value-type="string" office:string-value="| 265 | generate  | bangkitkan |" calcext:value-type="string">
            <text:p>| 265 | generate <text:s/>| bangkitkan |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et </text:p>
          </table:table-cell>
          <table:table-cell office:value-type="string" calcext:value-type="string">
            <text:p>dapatkan</text:p>
          </table:table-cell>
          <table:table-cell table:formula="of:=&quot;| &quot;&amp;[.A267]&amp;&quot; | &quot;&amp;[.B267]&amp;&quot; | &quot;&amp;[.C267]&amp;&quot; |&quot;" office:value-type="string" office:string-value="| 266 | get  | dapatkan |" calcext:value-type="string">
            <text:p>| 266 | get <text:s/>| dapatkan |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igabyte </text:p>
          </table:table-cell>
          <table:table-cell office:value-type="string" calcext:value-type="string">
            <text:p>gigabita</text:p>
          </table:table-cell>
          <table:table-cell table:formula="of:=&quot;| &quot;&amp;[.A268]&amp;&quot; | &quot;&amp;[.B268]&amp;&quot; | &quot;&amp;[.C268]&amp;&quot; |&quot;" office:value-type="string" office:string-value="| 267 | gigabyte  | gigabita |" calcext:value-type="string">
            <text:p>| 267 | gigabyte <text:s/>| gigabita |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o to </text:p>
          </table:table-cell>
          <table:table-cell office:value-type="string" calcext:value-type="string">
            <text:p>menuju</text:p>
          </table:table-cell>
          <table:table-cell table:formula="of:=&quot;| &quot;&amp;[.A269]&amp;&quot; | &quot;&amp;[.B269]&amp;&quot; | &quot;&amp;[.C269]&amp;&quot; |&quot;" office:value-type="string" office:string-value="| 268 | go to  | menuju |" calcext:value-type="string">
            <text:p>| 268 | go to <text:s/>| menuju |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idlines </text:p>
          </table:table-cell>
          <table:table-cell office:value-type="string" calcext:value-type="string">
            <text:p>garis kisi</text:p>
          </table:table-cell>
          <table:table-cell table:formula="of:=&quot;| &quot;&amp;[.A270]&amp;&quot; | &quot;&amp;[.B270]&amp;&quot; | &quot;&amp;[.C270]&amp;&quot; |&quot;" office:value-type="string" office:string-value="| 269 | gridlines  | garis kisi |" calcext:value-type="string">
            <text:p>| 269 | gridlines <text:s/>| garis kisi |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ack </text:p>
          </table:table-cell>
          <table:table-cell office:value-type="string" calcext:value-type="string">
            <text:p>retas</text:p>
          </table:table-cell>
          <table:table-cell table:formula="of:=&quot;| &quot;&amp;[.A271]&amp;&quot; | &quot;&amp;[.B271]&amp;&quot; | &quot;&amp;[.C271]&amp;&quot; |&quot;" office:value-type="string" office:string-value="| 270 | hack  | retas |" calcext:value-type="string">
            <text:p>| 270 | hack <text:s/>| retas |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acker </text:p>
          </table:table-cell>
          <table:table-cell office:value-type="string" calcext:value-type="string">
            <text:p>peretas</text:p>
          </table:table-cell>
          <table:table-cell table:formula="of:=&quot;| &quot;&amp;[.A272]&amp;&quot; | &quot;&amp;[.B272]&amp;&quot; | &quot;&amp;[.C272]&amp;&quot; |&quot;" office:value-type="string" office:string-value="| 271 | hacker  | peretas |" calcext:value-type="string">
            <text:p>| 271 | hacker <text:s/>| peretas |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ang </text:p>
          </table:table-cell>
          <table:table-cell office:value-type="string" calcext:value-type="string">
            <text:p>macet</text:p>
          </table:table-cell>
          <table:table-cell table:formula="of:=&quot;| &quot;&amp;[.A273]&amp;&quot; | &quot;&amp;[.B273]&amp;&quot; | &quot;&amp;[.C273]&amp;&quot; |&quot;" office:value-type="string" office:string-value="| 272 | hang  | macet |" calcext:value-type="string">
            <text:p>| 272 | hang <text:s/>| macet |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anging indent </text:p>
          </table:table-cell>
          <table:table-cell office:value-type="string" calcext:value-type="string">
            <text:p>inden macet</text:p>
          </table:table-cell>
          <table:table-cell table:formula="of:=&quot;| &quot;&amp;[.A274]&amp;&quot; | &quot;&amp;[.B274]&amp;&quot; | &quot;&amp;[.C274]&amp;&quot; |&quot;" office:value-type="string" office:string-value="| 273 | hanging indent  | inden macet |" calcext:value-type="string">
            <text:p>| 273 | hanging indent <text:s/>| inden macet |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ard disk </text:p>
          </table:table-cell>
          <table:table-cell office:value-type="string" calcext:value-type="string">
            <text:p>cakram keras</text:p>
          </table:table-cell>
          <table:table-cell table:formula="of:=&quot;| &quot;&amp;[.A275]&amp;&quot; | &quot;&amp;[.B275]&amp;&quot; | &quot;&amp;[.C275]&amp;&quot; |&quot;" office:value-type="string" office:string-value="| 274 | hard disk  | cakram keras |" calcext:value-type="string">
            <text:p>| 274 | hard disk <text:s/>| cakram keras |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ardware </text:p>
          </table:table-cell>
          <table:table-cell office:value-type="string" calcext:value-type="string">
            <text:p>perangkat keras</text:p>
          </table:table-cell>
          <table:table-cell table:formula="of:=&quot;| &quot;&amp;[.A276]&amp;&quot; | &quot;&amp;[.B276]&amp;&quot; | &quot;&amp;[.C276]&amp;&quot; |&quot;" office:value-type="string" office:string-value="| 275 | hardware  | perangkat keras |" calcext:value-type="string">
            <text:p>| 275 | hardware <text:s/>| perangkat keras |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eader </text:p>
          </table:table-cell>
          <table:table-cell office:value-type="string" calcext:value-type="string">
            <text:p>tajuk</text:p>
          </table:table-cell>
          <table:table-cell table:formula="of:=&quot;| &quot;&amp;[.A277]&amp;&quot; | &quot;&amp;[.B277]&amp;&quot; | &quot;&amp;[.C277]&amp;&quot; |&quot;" office:value-type="string" office:string-value="| 276 | header  | tajuk |" calcext:value-type="string">
            <text:p>| 276 | header <text:s/>| tajuk |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eading </text:p>
          </table:table-cell>
          <table:table-cell office:value-type="string" calcext:value-type="string">
            <text:p>penajukan</text:p>
          </table:table-cell>
          <table:table-cell table:formula="of:=&quot;| &quot;&amp;[.A278]&amp;&quot; | &quot;&amp;[.B278]&amp;&quot; | &quot;&amp;[.C278]&amp;&quot; |&quot;" office:value-type="string" office:string-value="| 277 | heading  | penajukan |" calcext:value-type="string">
            <text:p>| 277 | heading <text:s/>| penajukan |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elp </text:p>
          </table:table-cell>
          <table:table-cell office:value-type="string" calcext:value-type="string">
            <text:p>bantuan</text:p>
          </table:table-cell>
          <table:table-cell table:formula="of:=&quot;| &quot;&amp;[.A279]&amp;&quot; | &quot;&amp;[.B279]&amp;&quot; | &quot;&amp;[.C279]&amp;&quot; |&quot;" office:value-type="string" office:string-value="| 278 | help  | bantuan |" calcext:value-type="string">
            <text:p>| 278 | help <text:s/>| bantuan |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euristic search </text:p>
          </table:table-cell>
          <table:table-cell office:value-type="string" calcext:value-type="string">
            <text:p>telusur heuristik</text:p>
          </table:table-cell>
          <table:table-cell table:formula="of:=&quot;| &quot;&amp;[.A280]&amp;&quot; | &quot;&amp;[.B280]&amp;&quot; | &quot;&amp;[.C280]&amp;&quot; |&quot;" office:value-type="string" office:string-value="| 279 | heuristic search  | telusur heuristik |" calcext:value-type="string">
            <text:p>| 279 | heuristic search <text:s/>| telusur heuristik |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ide </text:p>
          </table:table-cell>
          <table:table-cell office:value-type="string" calcext:value-type="string">
            <text:p>tersembunyi</text:p>
          </table:table-cell>
          <table:table-cell table:formula="of:=&quot;| &quot;&amp;[.A281]&amp;&quot; | &quot;&amp;[.B281]&amp;&quot; | &quot;&amp;[.C281]&amp;&quot; |&quot;" office:value-type="string" office:string-value="| 280 | hide  | tersembunyi |" calcext:value-type="string">
            <text:p>| 280 | hide <text:s/>| tersembunyi |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ighlight </text:p>
          </table:table-cell>
          <table:table-cell office:value-type="string" calcext:value-type="string">
            <text:p>sorot</text:p>
          </table:table-cell>
          <table:table-cell table:formula="of:=&quot;| &quot;&amp;[.A282]&amp;&quot; | &quot;&amp;[.B282]&amp;&quot; | &quot;&amp;[.C282]&amp;&quot; |&quot;" office:value-type="string" office:string-value="| 281 | highlight  | sorot |" calcext:value-type="string">
            <text:p>| 281 | highlight <text:s/>| sorot |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istory </text:p>
          </table:table-cell>
          <table:table-cell office:value-type="string" calcext:value-type="string">
            <text:p>sejarah</text:p>
          </table:table-cell>
          <table:table-cell table:formula="of:=&quot;| &quot;&amp;[.A283]&amp;&quot; | &quot;&amp;[.B283]&amp;&quot; | &quot;&amp;[.C283]&amp;&quot; |&quot;" office:value-type="string" office:string-value="| 282 | history  | sejarah |" calcext:value-type="string">
            <text:p>| 282 | history <text:s/>| sejarah |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ome </text:p>
          </table:table-cell>
          <table:table-cell office:value-type="string" calcext:value-type="string">
            <text:p>pangkal</text:p>
          </table:table-cell>
          <table:table-cell table:formula="of:=&quot;| &quot;&amp;[.A284]&amp;&quot; | &quot;&amp;[.B284]&amp;&quot; | &quot;&amp;[.C284]&amp;&quot; |&quot;" office:value-type="string" office:string-value="| 283 | home  | pangkal |" calcext:value-type="string">
            <text:p>| 283 | home <text:s/>| pangkal |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e base </text:p>
          </table:table-cell>
          <table:table-cell office:value-type="string" calcext:value-type="string">
            <text:p>basis pangkal</text:p>
          </table:table-cell>
          <table:table-cell table:formula="of:=&quot;| &quot;&amp;[.A285]&amp;&quot; | &quot;&amp;[.B285]&amp;&quot; | &quot;&amp;[.C285]&amp;&quot; |&quot;" office:value-type="string" office:string-value="| 284 | home base  | basis pangkal |" calcext:value-type="string">
            <text:p>| 284 | home base <text:s/>| basis pangkal |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orizontal </text:p>
          </table:table-cell>
          <table:table-cell office:value-type="string" calcext:value-type="string">
            <text:p>horizontal</text:p>
          </table:table-cell>
          <table:table-cell table:formula="of:=&quot;| &quot;&amp;[.A286]&amp;&quot; | &quot;&amp;[.B286]&amp;&quot; | &quot;&amp;[.C286]&amp;&quot; |&quot;" office:value-type="string" office:string-value="| 285 | horizontal  | horizontal |" calcext:value-type="string">
            <text:p>| 285 | horizontal <text:s/>| horizontal |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ub </text:p>
          </table:table-cell>
          <table:table-cell office:value-type="string" calcext:value-type="string">
            <text:p>hub</text:p>
          </table:table-cell>
          <table:table-cell table:formula="of:=&quot;| &quot;&amp;[.A287]&amp;&quot; | &quot;&amp;[.B287]&amp;&quot; | &quot;&amp;[.C287]&amp;&quot; |&quot;" office:value-type="string" office:string-value="| 286 | hub  | hub |" calcext:value-type="string">
            <text:p>| 286 | hub <text:s/>| hub |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yperlink </text:p>
          </table:table-cell>
          <table:table-cell office:value-type="string" calcext:value-type="string">
            <text:p>hipertaut</text:p>
          </table:table-cell>
          <table:table-cell table:formula="of:=&quot;| &quot;&amp;[.A288]&amp;&quot; | &quot;&amp;[.B288]&amp;&quot; | &quot;&amp;[.C288]&amp;&quot; |&quot;" office:value-type="string" office:string-value="| 287 | hyperlink  | hipertaut |" calcext:value-type="string">
            <text:p>| 287 | hyperlink <text:s/>| hipertaut |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dentity (ID) </text:p>
          </table:table-cell>
          <table:table-cell office:value-type="string" calcext:value-type="string">
            <text:p>identitas (ID); tanda kenal</text:p>
          </table:table-cell>
          <table:table-cell table:formula="of:=&quot;| &quot;&amp;[.A289]&amp;&quot; | &quot;&amp;[.B289]&amp;&quot; | &quot;&amp;[.C289]&amp;&quot; |&quot;" office:value-type="string" office:string-value="| 288 | identity (ID)  | identitas (ID); tanda kenal |" calcext:value-type="string">
            <text:p>| 288 | identity (ID) <text:s/>| identitas (ID); tanda kenal |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f-then rule </text:p>
          </table:table-cell>
          <table:table-cell office:value-type="string" calcext:value-type="string">
            <text:p>kaidah jika-maka</text:p>
          </table:table-cell>
          <table:table-cell table:formula="of:=&quot;| &quot;&amp;[.A290]&amp;&quot; | &quot;&amp;[.B290]&amp;&quot; | &quot;&amp;[.C290]&amp;&quot; |&quot;" office:value-type="string" office:string-value="| 289 | If-then rule  | kaidah jika-maka |" calcext:value-type="string">
            <text:p>| 289 | If-then rule <text:s/>| kaidah jika-maka |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f-then statement </text:p>
          </table:table-cell>
          <table:table-cell office:value-type="string" calcext:value-type="string">
            <text:p>pernyataan jika-maka</text:p>
          </table:table-cell>
          <table:table-cell table:formula="of:=&quot;| &quot;&amp;[.A291]&amp;&quot; | &quot;&amp;[.B291]&amp;&quot; | &quot;&amp;[.C291]&amp;&quot; |&quot;" office:value-type="string" office:string-value="| 290 | If-then statement  | pernyataan jika-maka |" calcext:value-type="string">
            <text:p>| 290 | If-then statement <text:s/>| pernyataan jika-maka |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mage interpretation </text:p>
          </table:table-cell>
          <table:table-cell office:value-type="string" calcext:value-type="string">
            <text:p>inteprestasi [interpretasi] citra</text:p>
          </table:table-cell>
          <table:table-cell table:formula="of:=&quot;| &quot;&amp;[.A292]&amp;&quot; | &quot;&amp;[.B292]&amp;&quot; | &quot;&amp;[.C292]&amp;&quot; |&quot;" office:value-type="string" office:string-value="| 291 | image interpretation  | inteprestasi [interpretasi] citra |" calcext:value-type="string">
            <text:p>| 291 | image interpretation <text:s/>| inteprestasi [interpretasi] citra |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mage understanding </text:p>
          </table:table-cell>
          <table:table-cell office:value-type="string" calcext:value-type="string">
            <text:p>pemahaman citra</text:p>
          </table:table-cell>
          <table:table-cell table:formula="of:=&quot;| &quot;&amp;[.A293]&amp;&quot; | &quot;&amp;[.B293]&amp;&quot; | &quot;&amp;[.C293]&amp;&quot; |&quot;" office:value-type="string" office:string-value="| 292 | image understanding  | pemahaman citra |" calcext:value-type="string">
            <text:p>| 292 | image understanding <text:s/>| pemahaman citra |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mage recognition </text:p>
          </table:table-cell>
          <table:table-cell office:value-type="string" calcext:value-type="string">
            <text:p>rekognisi citra</text:p>
          </table:table-cell>
          <table:table-cell table:formula="of:=&quot;| &quot;&amp;[.A294]&amp;&quot; | &quot;&amp;[.B294]&amp;&quot; | &quot;&amp;[.C294]&amp;&quot; |&quot;" office:value-type="string" office:string-value="| 293 | image recognition  | rekognisi citra |" calcext:value-type="string">
            <text:p>| 293 | image recognition <text:s/>| rekognisi citra |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mport </text:p>
          </table:table-cell>
          <table:table-cell office:value-type="string" calcext:value-type="string">
            <text:p>masuk; impor</text:p>
          </table:table-cell>
          <table:table-cell table:formula="of:=&quot;| &quot;&amp;[.A295]&amp;&quot; | &quot;&amp;[.B295]&amp;&quot; | &quot;&amp;[.C295]&amp;&quot; |&quot;" office:value-type="string" office:string-value="| 294 | import  | masuk; impor |" calcext:value-type="string">
            <text:p>| 294 | import <text:s/>| masuk; impor |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n-basket </text:p>
          </table:table-cell>
          <table:table-cell office:value-type="string" calcext:value-type="string">
            <text:p>masuk keranjang</text:p>
          </table:table-cell>
          <table:table-cell table:formula="of:=&quot;| &quot;&amp;[.A296]&amp;&quot; | &quot;&amp;[.B296]&amp;&quot; | &quot;&amp;[.C296]&amp;&quot; |&quot;" office:value-type="string" office:string-value="| 295 | in-basket  | masuk keranjang |" calcext:value-type="string">
            <text:p>| 295 | in-basket <text:s/>| masuk keranjang |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nbox </text:p>
          </table:table-cell>
          <table:table-cell office:value-type="string" calcext:value-type="string">
            <text:p>kotak masuk</text:p>
          </table:table-cell>
          <table:table-cell table:formula="of:=&quot;| &quot;&amp;[.A297]&amp;&quot; | &quot;&amp;[.B297]&amp;&quot; | &quot;&amp;[.C297]&amp;&quot; |&quot;" office:value-type="string" office:string-value="| 296 | inbox  | kotak masuk |" calcext:value-type="string">
            <text:p>| 296 | inbox <text:s/>| kotak masuk |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ndent </text:p>
          </table:table-cell>
          <table:table-cell office:value-type="string" calcext:value-type="string">
            <text:p>inden</text:p>
          </table:table-cell>
          <table:table-cell table:formula="of:=&quot;| &quot;&amp;[.A298]&amp;&quot; | &quot;&amp;[.B298]&amp;&quot; | &quot;&amp;[.C298]&amp;&quot; |&quot;" office:value-type="string" office:string-value="| 297 | indent  | inden |" calcext:value-type="string">
            <text:p>| 297 | indent <text:s/>| inden |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indeks</text:p>
          </table:table-cell>
          <table:table-cell table:formula="of:=&quot;| &quot;&amp;[.A299]&amp;&quot; | &quot;&amp;[.B299]&amp;&quot; | &quot;&amp;[.C299]&amp;&quot; |&quot;" office:value-type="string" office:string-value="| 298 | index  | indeks |" calcext:value-type="string">
            <text:p>| 298 | index <text:s/>| indeks |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nference engine </text:p>
          </table:table-cell>
          <table:table-cell office:value-type="string" calcext:value-type="string">
            <text:p>mesin inferensi</text:p>
          </table:table-cell>
          <table:table-cell table:formula="of:=&quot;| &quot;&amp;[.A300]&amp;&quot; | &quot;&amp;[.B300]&amp;&quot; | &quot;&amp;[.C300]&amp;&quot; |&quot;" office:value-type="string" office:string-value="| 299 | inference engine  | mesin inferensi |" calcext:value-type="string">
            <text:p>| 299 | inference engine <text:s/>| mesin inferensi |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nformatics </text:p>
          </table:table-cell>
          <table:table-cell office:value-type="string" calcext:value-type="string">
            <text:p>informatika</text:p>
          </table:table-cell>
          <table:table-cell table:formula="of:=&quot;| &quot;&amp;[.A301]&amp;&quot; | &quot;&amp;[.B301]&amp;&quot; | &quot;&amp;[.C301]&amp;&quot; |&quot;" office:value-type="string" office:string-value="| 300 | informatics  | informatika |" calcext:value-type="string">
            <text:p>| 300 | informatics <text:s/>| informatika |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nformation </text:p>
          </table:table-cell>
          <table:table-cell office:value-type="string" calcext:value-type="string">
            <text:p>informasi</text:p>
          </table:table-cell>
          <table:table-cell table:formula="of:=&quot;| &quot;&amp;[.A302]&amp;&quot; | &quot;&amp;[.B302]&amp;&quot; | &quot;&amp;[.C302]&amp;&quot; |&quot;" office:value-type="string" office:string-value="| 301 | information  | informasi |" calcext:value-type="string">
            <text:p>| 301 | information <text:s/>| informasi |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nformation object </text:p>
          </table:table-cell>
          <table:table-cell office:value-type="string" calcext:value-type="string">
            <text:p>objek informasi</text:p>
          </table:table-cell>
          <table:table-cell table:formula="of:=&quot;| &quot;&amp;[.A303]&amp;&quot; | &quot;&amp;[.B303]&amp;&quot; | &quot;&amp;[.C303]&amp;&quot; |&quot;" office:value-type="string" office:string-value="| 302 | information object  | objek informasi |" calcext:value-type="string">
            <text:p>| 302 | information object <text:s/>| objek informasi |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formation system </text:p>
          </table:table-cell>
          <table:table-cell office:value-type="string" calcext:value-type="string">
            <text:p>sistem informasi</text:p>
          </table:table-cell>
          <table:table-cell table:formula="of:=&quot;| &quot;&amp;[.A304]&amp;&quot; | &quot;&amp;[.B304]&amp;&quot; | &quot;&amp;[.C304]&amp;&quot; |&quot;" office:value-type="string" office:string-value="| 303 | information system  | sistem informasi |" calcext:value-type="string">
            <text:p>| 303 | information system <text:s/>| sistem informasi |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nformation technology (IT) </text:p>
          </table:table-cell>
          <table:table-cell office:value-type="string" calcext:value-type="string">
            <text:p>teknologi informasi (TI)</text:p>
          </table:table-cell>
          <table:table-cell table:formula="of:=&quot;| &quot;&amp;[.A305]&amp;&quot; | &quot;&amp;[.B305]&amp;&quot; | &quot;&amp;[.C305]&amp;&quot; |&quot;" office:value-type="string" office:string-value="| 304 | information technology (IT)  | teknologi informasi (TI) |" calcext:value-type="string">
            <text:p>| 304 | information technology (IT) <text:s/>| teknologi informasi (TI) |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masukan</text:p>
          </table:table-cell>
          <table:table-cell table:formula="of:=&quot;| &quot;&amp;[.A306]&amp;&quot; | &quot;&amp;[.B306]&amp;&quot; | &quot;&amp;[.C306]&amp;&quot; |&quot;" office:value-type="string" office:string-value="| 305 | input  | masukan |" calcext:value-type="string">
            <text:p>| 305 | input <text:s/>| masukan |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nput data </text:p>
          </table:table-cell>
          <table:table-cell office:value-type="string" calcext:value-type="string">
            <text:p>data masukan</text:p>
          </table:table-cell>
          <table:table-cell table:formula="of:=&quot;| &quot;&amp;[.A307]&amp;&quot; | &quot;&amp;[.B307]&amp;&quot; | &quot;&amp;[.C307]&amp;&quot; |&quot;" office:value-type="string" office:string-value="| 306 | input data  | data masukan |" calcext:value-type="string">
            <text:p>| 306 | input data <text:s/>| data masukan |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nput/output (I/O) </text:p>
          </table:table-cell>
          <table:table-cell office:value-type="string" calcext:value-type="string">
            <text:p>masukan/keluaran (M/K)</text:p>
          </table:table-cell>
          <table:table-cell table:formula="of:=&quot;| &quot;&amp;[.A308]&amp;&quot; | &quot;&amp;[.B308]&amp;&quot; | &quot;&amp;[.C308]&amp;&quot; |&quot;" office:value-type="string" office:string-value="| 307 | input/output (I/O)  | masukan/keluaran (M/K) |" calcext:value-type="string">
            <text:p>| 307 | input/output (I/O) <text:s/>| masukan/keluaran (M/K) |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nsert </text:p>
          </table:table-cell>
          <table:table-cell office:value-type="string" calcext:value-type="string">
            <text:p>sisip, sisipan</text:p>
          </table:table-cell>
          <table:table-cell table:formula="of:=&quot;| &quot;&amp;[.A309]&amp;&quot; | &quot;&amp;[.B309]&amp;&quot; | &quot;&amp;[.C309]&amp;&quot; |&quot;" office:value-type="string" office:string-value="| 308 | insert  | sisip, sisipan |" calcext:value-type="string">
            <text:p>| 308 | insert <text:s/>| sisip, sisipan |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nstall </text:p>
          </table:table-cell>
          <table:table-cell office:value-type="string" calcext:value-type="string">
            <text:p>instal</text:p>
          </table:table-cell>
          <table:table-cell table:formula="of:=&quot;| &quot;&amp;[.A310]&amp;&quot; | &quot;&amp;[.B310]&amp;&quot; | &quot;&amp;[.C310]&amp;&quot; |&quot;" office:value-type="string" office:string-value="| 309 | install  | instal |" calcext:value-type="string">
            <text:p>| 309 | install <text:s/>| instal |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pembelajaran, instruksi</text:p>
          </table:table-cell>
          <table:table-cell table:formula="of:=&quot;| &quot;&amp;[.A311]&amp;&quot; | &quot;&amp;[.B311]&amp;&quot; | &quot;&amp;[.C311]&amp;&quot; |&quot;" office:value-type="string" office:string-value="| 310 | instruction  | pembelajaran, instruksi |" calcext:value-type="string">
            <text:p>| 310 | instruction <text:s/>| pembelajaran, instruksi |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ntegrated software </text:p>
          </table:table-cell>
          <table:table-cell office:value-type="string" calcext:value-type="string">
            <text:p>perangkat keras terpadu</text:p>
          </table:table-cell>
          <table:table-cell table:formula="of:=&quot;| &quot;&amp;[.A312]&amp;&quot; | &quot;&amp;[.B312]&amp;&quot; | &quot;&amp;[.C312]&amp;&quot; |&quot;" office:value-type="string" office:string-value="| 311 | integrated software  | perangkat keras terpadu |" calcext:value-type="string">
            <text:p>| 311 | integrated software <text:s/>| perangkat keras terpadu |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nteractive videography </text:p>
          </table:table-cell>
          <table:table-cell office:value-type="string" calcext:value-type="string">
            <text:p>videografi interaktif</text:p>
          </table:table-cell>
          <table:table-cell table:formula="of:=&quot;| &quot;&amp;[.A313]&amp;&quot; | &quot;&amp;[.B313]&amp;&quot; | &quot;&amp;[.C313]&amp;&quot; |&quot;" office:value-type="string" office:string-value="| 312 | interactive videography  | videografi interaktif |" calcext:value-type="string">
            <text:p>| 312 | interactive videography <text:s/>| videografi interaktif |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nterface </text:p>
          </table:table-cell>
          <table:table-cell office:value-type="string" calcext:value-type="string">
            <text:p>antarmuka</text:p>
          </table:table-cell>
          <table:table-cell table:formula="of:=&quot;| &quot;&amp;[.A314]&amp;&quot; | &quot;&amp;[.B314]&amp;&quot; | &quot;&amp;[.C314]&amp;&quot; |&quot;" office:value-type="string" office:string-value="| 313 | interface  | antarmuka |" calcext:value-type="string">
            <text:p>| 313 | interface <text:s/>| antarmuka |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tranet </text:p>
          </table:table-cell>
          <table:table-cell office:value-type="string" calcext:value-type="string">
            <text:p>intranet</text:p>
          </table:table-cell>
          <table:table-cell table:formula="of:=&quot;| &quot;&amp;[.A315]&amp;&quot; | &quot;&amp;[.B315]&amp;&quot; | &quot;&amp;[.C315]&amp;&quot; |&quot;" office:value-type="string" office:string-value="| 314 | intranet  | intranet |" calcext:value-type="string">
            <text:p>| 314 | intranet <text:s/>| intranet |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P (identification personal) address </text:p>
          </table:table-cell>
          <table:table-cell office:value-type="string" calcext:value-type="string">
            <text:p>alamat (personal identifikasi)</text:p>
          </table:table-cell>
          <table:table-cell table:formula="of:=&quot;| &quot;&amp;[.A316]&amp;&quot; | &quot;&amp;[.B316]&amp;&quot; | &quot;&amp;[.C316]&amp;&quot; |&quot;" office:value-type="string" office:string-value="| 315 | IP (identification personal) address  | alamat (personal identifikasi) |" calcext:value-type="string">
            <text:p>| 315 | IP (identification personal) address <text:s/>| alamat (personal identifikasi) |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talic </text:p>
          </table:table-cell>
          <table:table-cell office:value-type="string" calcext:value-type="string">
            <text:p>italik; miring</text:p>
          </table:table-cell>
          <table:table-cell table:formula="of:=&quot;| &quot;&amp;[.A317]&amp;&quot; | &quot;&amp;[.B317]&amp;&quot; | &quot;&amp;[.C317]&amp;&quot; |&quot;" office:value-type="string" office:string-value="| 316 | italic  | italik; miring |" calcext:value-type="string">
            <text:p>| 316 | italic <text:s/>| italik; miring |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joining </text:p>
          </table:table-cell>
          <table:table-cell office:value-type="string" calcext:value-type="string">
            <text:p>penggabungan</text:p>
          </table:table-cell>
          <table:table-cell table:formula="of:=&quot;| &quot;&amp;[.A318]&amp;&quot; | &quot;&amp;[.B318]&amp;&quot; | &quot;&amp;[.C318]&amp;&quot; |&quot;" office:value-type="string" office:string-value="| 317 | joining  | penggabungan |" calcext:value-type="string">
            <text:p>| 317 | joining <text:s/>| penggabungan |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kunci; tombol</text:p>
          </table:table-cell>
          <table:table-cell table:formula="of:=&quot;| &quot;&amp;[.A319]&amp;&quot; | &quot;&amp;[.B319]&amp;&quot; | &quot;&amp;[.C319]&amp;&quot; |&quot;" office:value-type="string" office:string-value="| 318 | key  | kunci; tombol |" calcext:value-type="string">
            <text:p>| 318 | key <text:s/>| kunci; tombol |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ey field </text:p>
          </table:table-cell>
          <table:table-cell office:value-type="string" calcext:value-type="string">
            <text:p>medan kunci; medan tombol</text:p>
          </table:table-cell>
          <table:table-cell table:formula="of:=&quot;| &quot;&amp;[.A320]&amp;&quot; | &quot;&amp;[.B320]&amp;&quot; | &quot;&amp;[.C320]&amp;&quot; |&quot;" office:value-type="string" office:string-value="| 319 | key field  | medan kunci; medan tombol |" calcext:value-type="string">
            <text:p>| 319 | key field <text:s/>| medan kunci; medan tombol |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key lock </text:p>
          </table:table-cell>
          <table:table-cell office:value-type="string" calcext:value-type="string">
            <text:p>terkunci</text:p>
          </table:table-cell>
          <table:table-cell table:formula="of:=&quot;| &quot;&amp;[.A321]&amp;&quot; | &quot;&amp;[.B321]&amp;&quot; | &quot;&amp;[.C321]&amp;&quot; |&quot;" office:value-type="string" office:string-value="| 320 | key lock  | terkunci |" calcext:value-type="string">
            <text:p>| 320 | key lock <text:s/>| terkunci |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keyboard </text:p>
          </table:table-cell>
          <table:table-cell office:value-type="string" calcext:value-type="string">
            <text:p>papan ketik; papan tombol</text:p>
          </table:table-cell>
          <table:table-cell table:formula="of:=&quot;| &quot;&amp;[.A322]&amp;&quot; | &quot;&amp;[.B322]&amp;&quot; | &quot;&amp;[.C322]&amp;&quot; |&quot;" office:value-type="string" office:string-value="| 321 | keyboard  | papan ketik; papan tombol |" calcext:value-type="string">
            <text:p>| 321 | keyboard <text:s/>| papan ketik; papan tombol |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eyboard entry </text:p>
          </table:table-cell>
          <table:table-cell office:value-type="string" calcext:value-type="string">
            <text:p>entri papan ketik; entri papan tombol</text:p>
          </table:table-cell>
          <table:table-cell table:formula="of:=&quot;| &quot;&amp;[.A323]&amp;&quot; | &quot;&amp;[.B323]&amp;&quot; | &quot;&amp;[.C323]&amp;&quot; |&quot;" office:value-type="string" office:string-value="| 322 | keyboard entry  | entri papan ketik; entri papan tombol |" calcext:value-type="string">
            <text:p>| 322 | keyboard entry <text:s/>| entri papan ketik; entri papan tombol |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eyboard printer </text:p>
          </table:table-cell>
          <table:table-cell office:value-type="string" calcext:value-type="string">
            <text:p>pencetak papan ketik</text:p>
          </table:table-cell>
          <table:table-cell table:formula="of:=&quot;| &quot;&amp;[.A324]&amp;&quot; | &quot;&amp;[.B324]&amp;&quot; | &quot;&amp;[.C324]&amp;&quot; |&quot;" office:value-type="string" office:string-value="| 323 | keyboard printer  | pencetak papan ketik |" calcext:value-type="string">
            <text:p>| 323 | keyboard printer <text:s/>| pencetak papan ketik |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eypad </text:p>
          </table:table-cell>
          <table:table-cell office:value-type="string" calcext:value-type="string">
            <text:p>bantalan kunci</text:p>
          </table:table-cell>
          <table:table-cell table:formula="of:=&quot;| &quot;&amp;[.A325]&amp;&quot; | &quot;&amp;[.B325]&amp;&quot; | &quot;&amp;[.C325]&amp;&quot; |&quot;" office:value-type="string" office:string-value="| 324 | keypad  | bantalan kunci |" calcext:value-type="string">
            <text:p>| 324 | keypad <text:s/>| bantalan kunci |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keyword </text:p>
          </table:table-cell>
          <table:table-cell office:value-type="string" calcext:value-type="string">
            <text:p>kata kunci; kata sandi</text:p>
          </table:table-cell>
          <table:table-cell table:formula="of:=&quot;| &quot;&amp;[.A326]&amp;&quot; | &quot;&amp;[.B326]&amp;&quot; | &quot;&amp;[.C326]&amp;&quot; |&quot;" office:value-type="string" office:string-value="| 325 | keyword  | kata kunci; kata sandi |" calcext:value-type="string">
            <text:p>| 325 | keyword <text:s/>| kata kunci; kata sandi |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ilobyte </text:p>
          </table:table-cell>
          <table:table-cell office:value-type="string" calcext:value-type="string">
            <text:p>kilobita</text:p>
          </table:table-cell>
          <table:table-cell table:formula="of:=&quot;| &quot;&amp;[.A327]&amp;&quot; | &quot;&amp;[.B327]&amp;&quot; | &quot;&amp;[.C327]&amp;&quot; |&quot;" office:value-type="string" office:string-value="| 326 | kilobyte  | kilobita |" calcext:value-type="string">
            <text:p>| 326 | kilobyte <text:s/>| kilobita |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nowledge acquisition </text:p>
          </table:table-cell>
          <table:table-cell office:value-type="string" calcext:value-type="string">
            <text:p>persyaratan pengetahuan</text:p>
          </table:table-cell>
          <table:table-cell table:formula="of:=&quot;| &quot;&amp;[.A328]&amp;&quot; | &quot;&amp;[.B328]&amp;&quot; | &quot;&amp;[.C328]&amp;&quot; |&quot;" office:value-type="string" office:string-value="| 327 | knowledge acquisition  | persyaratan pengetahuan |" calcext:value-type="string">
            <text:p>| 327 | knowledge acquisition <text:s/>| persyaratan pengetahuan |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knowledge base </text:p>
          </table:table-cell>
          <table:table-cell office:value-type="string" calcext:value-type="string">
            <text:p>basis pengetahuan</text:p>
          </table:table-cell>
          <table:table-cell table:formula="of:=&quot;| &quot;&amp;[.A329]&amp;&quot; | &quot;&amp;[.B329]&amp;&quot; | &quot;&amp;[.C329]&amp;&quot; |&quot;" office:value-type="string" office:string-value="| 328 | knowledge base  | basis pengetahuan |" calcext:value-type="string">
            <text:p>| 328 | knowledge base <text:s/>| basis pengetahuan |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nowledge engineer </text:p>
          </table:table-cell>
          <table:table-cell office:value-type="string" calcext:value-type="string">
            <text:p>insinyur pengetahuan</text:p>
          </table:table-cell>
          <table:table-cell table:formula="of:=&quot;| &quot;&amp;[.A330]&amp;&quot; | &quot;&amp;[.B330]&amp;&quot; | &quot;&amp;[.C330]&amp;&quot; |&quot;" office:value-type="string" office:string-value="| 329 | knowledge engineer  | insinyur pengetahuan |" calcext:value-type="string">
            <text:p>| 329 | knowledge engineer <text:s/>| insinyur pengetahuan |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knowledge engineering </text:p>
          </table:table-cell>
          <table:table-cell office:value-type="string" calcext:value-type="string">
            <text:p>rekayasa pengetahuan</text:p>
          </table:table-cell>
          <table:table-cell table:formula="of:=&quot;| &quot;&amp;[.A331]&amp;&quot; | &quot;&amp;[.B331]&amp;&quot; | &quot;&amp;[.C331]&amp;&quot; |&quot;" office:value-type="string" office:string-value="| 330 | knowledge engineering  | rekayasa pengetahuan |" calcext:value-type="string">
            <text:p>| 330 | knowledge engineering <text:s/>| rekayasa pengetahuan |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abel </text:p>
          </table:table-cell>
          <table:table-cell office:value-type="string" calcext:value-type="string">
            <text:p>label</text:p>
          </table:table-cell>
          <table:table-cell table:formula="of:=&quot;| &quot;&amp;[.A332]&amp;&quot; | &quot;&amp;[.B332]&amp;&quot; | &quot;&amp;[.C332]&amp;&quot; |&quot;" office:value-type="string" office:string-value="| 331 | label  | label |" calcext:value-type="string">
            <text:p>| 331 | label <text:s/>| label |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andscape </text:p>
          </table:table-cell>
          <table:table-cell office:value-type="string" calcext:value-type="string">
            <text:p>lanskap</text:p>
          </table:table-cell>
          <table:table-cell table:formula="of:=&quot;| &quot;&amp;[.A333]&amp;&quot; | &quot;&amp;[.B333]&amp;&quot; | &quot;&amp;[.C333]&amp;&quot; |&quot;" office:value-type="string" office:string-value="| 332 | landscape  | lanskap |" calcext:value-type="string">
            <text:p>| 332 | landscape <text:s/>| lanskap |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aunch </text:p>
          </table:table-cell>
          <table:table-cell office:value-type="string" calcext:value-type="string">
            <text:p>luncur</text:p>
          </table:table-cell>
          <table:table-cell table:formula="of:=&quot;| &quot;&amp;[.A334]&amp;&quot; | &quot;&amp;[.B334]&amp;&quot; | &quot;&amp;[.C334]&amp;&quot; |&quot;" office:value-type="string" office:string-value="| 333 | launch  | luncur |" calcext:value-type="string">
            <text:p>| 333 | launch <text:s/>| luncur |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aunching </text:p>
          </table:table-cell>
          <table:table-cell office:value-type="string" calcext:value-type="string">
            <text:p>peluncuran</text:p>
          </table:table-cell>
          <table:table-cell table:formula="of:=&quot;| &quot;&amp;[.A335]&amp;&quot; | &quot;&amp;[.B335]&amp;&quot; | &quot;&amp;[.C335]&amp;&quot; |&quot;" office:value-type="string" office:string-value="| 334 | launching  | peluncuran |" calcext:value-type="string">
            <text:p>| 334 | launching <text:s/>| peluncuran |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eased line </text:p>
          </table:table-cell>
          <table:table-cell office:value-type="string" calcext:value-type="string">
            <text:p>jalur sewaan</text:p>
          </table:table-cell>
          <table:table-cell table:formula="of:=&quot;| &quot;&amp;[.A336]&amp;&quot; | &quot;&amp;[.B336]&amp;&quot; | &quot;&amp;[.C336]&amp;&quot; |&quot;" office:value-type="string" office:string-value="| 335 | leased line  | jalur sewaan |" calcext:value-type="string">
            <text:p>| 335 | leased line <text:s/>| jalur sewaan |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kiri</text:p>
          </table:table-cell>
          <table:table-cell table:formula="of:=&quot;| &quot;&amp;[.A337]&amp;&quot; | &quot;&amp;[.B337]&amp;&quot; | &quot;&amp;[.C337]&amp;&quot; |&quot;" office:value-type="string" office:string-value="| 336 | left  | kiri |" calcext:value-type="string">
            <text:p>| 336 | left <text:s/>| kiri |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egal pleadings </text:p>
          </table:table-cell>
          <table:table-cell office:value-type="string" calcext:value-type="string">
            <text:p>pembelaan legal</text:p>
          </table:table-cell>
          <table:table-cell table:formula="of:=&quot;| &quot;&amp;[.A338]&amp;&quot; | &quot;&amp;[.B338]&amp;&quot; | &quot;&amp;[.C338]&amp;&quot; |&quot;" office:value-type="string" office:string-value="| 337 | legal pleadings  | pembelaan legal |" calcext:value-type="string">
            <text:p>| 337 | legal pleadings <text:s/>| pembelaan legal |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etters and fax </text:p>
          </table:table-cell>
          <table:table-cell office:value-type="string" calcext:value-type="string">
            <text:p>surat dan faks</text:p>
          </table:table-cell>
          <table:table-cell table:formula="of:=&quot;| &quot;&amp;[.A339]&amp;&quot; | &quot;&amp;[.B339]&amp;&quot; | &quot;&amp;[.C339]&amp;&quot; |&quot;" office:value-type="string" office:string-value="| 338 | letters and fax  | surat dan faks |" calcext:value-type="string">
            <text:p>| 338 | letters and fax <text:s/>| surat dan faks |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ne </text:p>
          </table:table-cell>
          <table:table-cell office:value-type="string" calcext:value-type="string">
            <text:p>garis; jalur</text:p>
          </table:table-cell>
          <table:table-cell table:formula="of:=&quot;| &quot;&amp;[.A340]&amp;&quot; | &quot;&amp;[.B340]&amp;&quot; | &quot;&amp;[.C340]&amp;&quot; |&quot;" office:value-type="string" office:string-value="| 339 | line  | garis; jalur |" calcext:value-type="string">
            <text:p>| 339 | line <text:s/>| garis; jalur |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taut</text:p>
          </table:table-cell>
          <table:table-cell table:formula="of:=&quot;| &quot;&amp;[.A341]&amp;&quot; | &quot;&amp;[.B341]&amp;&quot; | &quot;&amp;[.C341]&amp;&quot; |&quot;" office:value-type="string" office:string-value="| 340 | links  | taut |" calcext:value-type="string">
            <text:p>| 340 | links <text:s/>| taut |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ist </text:p>
          </table:table-cell>
          <table:table-cell office:value-type="string" calcext:value-type="string">
            <text:p>senarai</text:p>
          </table:table-cell>
          <table:table-cell table:formula="of:=&quot;| &quot;&amp;[.A342]&amp;&quot; | &quot;&amp;[.B342]&amp;&quot; | &quot;&amp;[.C342]&amp;&quot; |&quot;" office:value-type="string" office:string-value="| 341 | list  | senarai |" calcext:value-type="string">
            <text:p>| 341 | list <text:s/>| senarai |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muat</text:p>
          </table:table-cell>
          <table:table-cell table:formula="of:=&quot;| &quot;&amp;[.A343]&amp;&quot; | &quot;&amp;[.B343]&amp;&quot; | &quot;&amp;[.C343]&amp;&quot; |&quot;" office:value-type="string" office:string-value="| 342 | load  | muat |" calcext:value-type="string">
            <text:p>| 342 | load <text:s/>| muat |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ock </text:p>
          </table:table-cell>
          <table:table-cell office:value-type="string" calcext:value-type="string">
            <text:p>kancing</text:p>
          </table:table-cell>
          <table:table-cell table:formula="of:=&quot;| &quot;&amp;[.A344]&amp;&quot; | &quot;&amp;[.B344]&amp;&quot; | &quot;&amp;[.C344]&amp;&quot; |&quot;" office:value-type="string" office:string-value="| 343 | lock  | kancing |" calcext:value-type="string">
            <text:p>| 343 | lock <text:s/>| kancing |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og in </text:p>
          </table:table-cell>
          <table:table-cell office:value-type="string" calcext:value-type="string">
            <text:p>log masuk</text:p>
          </table:table-cell>
          <table:table-cell table:formula="of:=&quot;| &quot;&amp;[.A345]&amp;&quot; | &quot;&amp;[.B345]&amp;&quot; | &quot;&amp;[.C345]&amp;&quot; |&quot;" office:value-type="string" office:string-value="| 344 | log in  | log masuk |" calcext:value-type="string">
            <text:p>| 344 | log in <text:s/>| log masuk |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og off </text:p>
          </table:table-cell>
          <table:table-cell office:value-type="string" calcext:value-type="string">
            <text:p>log keluar</text:p>
          </table:table-cell>
          <table:table-cell table:formula="of:=&quot;| &quot;&amp;[.A346]&amp;&quot; | &quot;&amp;[.B346]&amp;&quot; | &quot;&amp;[.C346]&amp;&quot; |&quot;" office:value-type="string" office:string-value="| 345 | log off  | log keluar |" calcext:value-type="string">
            <text:p>| 345 | log off <text:s/>| log keluar |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og on </text:p>
          </table:table-cell>
          <table:table-cell office:value-type="string" calcext:value-type="string">
            <text:p>log masuk</text:p>
          </table:table-cell>
          <table:table-cell table:formula="of:=&quot;| &quot;&amp;[.A347]&amp;&quot; | &quot;&amp;[.B347]&amp;&quot; | &quot;&amp;[.C347]&amp;&quot; |&quot;" office:value-type="string" office:string-value="| 346 | log on  | log masuk |" calcext:value-type="string">
            <text:p>| 346 | log on <text:s/>| log masuk |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og out </text:p>
          </table:table-cell>
          <table:table-cell office:value-type="string" calcext:value-type="string">
            <text:p>log keluar</text:p>
          </table:table-cell>
          <table:table-cell table:formula="of:=&quot;| &quot;&amp;[.A348]&amp;&quot; | &quot;&amp;[.B348]&amp;&quot; | &quot;&amp;[.C348]&amp;&quot; |&quot;" office:value-type="string" office:string-value="| 347 | log out  | log keluar |" calcext:value-type="string">
            <text:p>| 347 | log out <text:s/>| log keluar |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ower case </text:p>
          </table:table-cell>
          <table:table-cell office:value-type="string" calcext:value-type="string">
            <text:p>sosok (huruf) bawah</text:p>
          </table:table-cell>
          <table:table-cell table:formula="of:=&quot;| &quot;&amp;[.A349]&amp;&quot; | &quot;&amp;[.B349]&amp;&quot; | &quot;&amp;[.C349]&amp;&quot; |&quot;" office:value-type="string" office:string-value="| 348 | lower case  | sosok (huruf) bawah |" calcext:value-type="string">
            <text:p>| 348 | lower case <text:s/>| sosok (huruf) bawah |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acro </text:p>
          </table:table-cell>
          <table:table-cell office:value-type="string" calcext:value-type="string">
            <text:p>makro</text:p>
          </table:table-cell>
          <table:table-cell table:formula="of:=&quot;| &quot;&amp;[.A350]&amp;&quot; | &quot;&amp;[.B350]&amp;&quot; | &quot;&amp;[.C350]&amp;&quot; |&quot;" office:value-type="string" office:string-value="| 349 | macro  | makro |" calcext:value-type="string">
            <text:p>| 349 | macro <text:s/>| makro |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cro instructions </text:p>
          </table:table-cell>
          <table:table-cell office:value-type="string" calcext:value-type="string">
            <text:p>instruksi makro</text:p>
          </table:table-cell>
          <table:table-cell table:formula="of:=&quot;| &quot;&amp;[.A351]&amp;&quot; | &quot;&amp;[.B351]&amp;&quot; | &quot;&amp;[.C351]&amp;&quot; |&quot;" office:value-type="string" office:string-value="| 350 | macro instructions  | instruksi makro |" calcext:value-type="string">
            <text:p>| 350 | macro instructions <text:s/>| instruksi makro |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croprocessor </text:p>
          </table:table-cell>
          <table:table-cell office:value-type="string" calcext:value-type="string">
            <text:p>makroprosesor; pemroses makro</text:p>
          </table:table-cell>
          <table:table-cell table:formula="of:=&quot;| &quot;&amp;[.A352]&amp;&quot; | &quot;&amp;[.B352]&amp;&quot; | &quot;&amp;[.C352]&amp;&quot; |&quot;" office:value-type="string" office:string-value="| 351 | macroprocessor  | makroprosesor; pemroses makro |" calcext:value-type="string">
            <text:p>| 351 | macroprocessor <text:s/>| makroprosesor; pemroses makro |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gnetic disc storage </text:p>
          </table:table-cell>
          <table:table-cell office:value-type="string" calcext:value-type="string">
            <text:p>penyimpan disket magnetik</text:p>
          </table:table-cell>
          <table:table-cell table:formula="of:=&quot;| &quot;&amp;[.A353]&amp;&quot; | &quot;&amp;[.B353]&amp;&quot; | &quot;&amp;[.C353]&amp;&quot; |&quot;" office:value-type="string" office:string-value="| 352 | magnetic disc storage  | penyimpan disket magnetik |" calcext:value-type="string">
            <text:p>| 352 | magnetic disc storage <text:s/>| penyimpan disket magnetik |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ail </text:p>
          </table:table-cell>
          <table:table-cell office:value-type="string" calcext:value-type="string">
            <text:p>surat</text:p>
          </table:table-cell>
          <table:table-cell table:formula="of:=&quot;| &quot;&amp;[.A354]&amp;&quot; | &quot;&amp;[.B354]&amp;&quot; | &quot;&amp;[.C354]&amp;&quot; |&quot;" office:value-type="string" office:string-value="| 353 | mail  | surat |" calcext:value-type="string">
            <text:p>| 353 | mail <text:s/>| surat |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ail broadcaster </text:p>
          </table:table-cell>
          <table:table-cell office:value-type="string" calcext:value-type="string">
            <text:p>penyiar surat</text:p>
          </table:table-cell>
          <table:table-cell table:formula="of:=&quot;| &quot;&amp;[.A355]&amp;&quot; | &quot;&amp;[.B355]&amp;&quot; | &quot;&amp;[.C355]&amp;&quot; |&quot;" office:value-type="string" office:string-value="| 354 | mail broadcaster  | penyiar surat |" calcext:value-type="string">
            <text:p>| 354 | mail broadcaster <text:s/>| penyiar surat |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ailbox </text:p>
          </table:table-cell>
          <table:table-cell office:value-type="string" calcext:value-type="string">
            <text:p>kotak surat</text:p>
          </table:table-cell>
          <table:table-cell table:formula="of:=&quot;| &quot;&amp;[.A356]&amp;&quot; | &quot;&amp;[.B356]&amp;&quot; | &quot;&amp;[.C356]&amp;&quot; |&quot;" office:value-type="string" office:string-value="| 355 | mailbox  | kotak surat |" calcext:value-type="string">
            <text:p>| 355 | mailbox <text:s/>| kotak surat |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inframe </text:p>
          </table:table-cell>
          <table:table-cell office:value-type="string" calcext:value-type="string">
            <text:p>bingkai induk; kerangka induk</text:p>
          </table:table-cell>
          <table:table-cell table:formula="of:=&quot;| &quot;&amp;[.A357]&amp;&quot; | &quot;&amp;[.B357]&amp;&quot; | &quot;&amp;[.C357]&amp;&quot; |&quot;" office:value-type="string" office:string-value="| 356 | mainframe  | bingkai induk; kerangka induk |" calcext:value-type="string">
            <text:p>| 356 | mainframe <text:s/>| bingkai induk; kerangka induk |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nagement domain </text:p>
          </table:table-cell>
          <table:table-cell office:value-type="string" calcext:value-type="string">
            <text:p>ranah manajemen</text:p>
          </table:table-cell>
          <table:table-cell table:formula="of:=&quot;| &quot;&amp;[.A358]&amp;&quot; | &quot;&amp;[.B358]&amp;&quot; | &quot;&amp;[.C358]&amp;&quot; |&quot;" office:value-type="string" office:string-value="| 357 | management domain  | ranah manajemen |" calcext:value-type="string">
            <text:p>| 357 | management domain <text:s/>| ranah manajemen |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p network drive </text:p>
          </table:table-cell>
          <table:table-cell office:value-type="string" calcext:value-type="string">
            <text:p>pemacu jaringan peta</text:p>
          </table:table-cell>
          <table:table-cell table:formula="of:=&quot;| &quot;&amp;[.A359]&amp;&quot; | &quot;&amp;[.B359]&amp;&quot; | &quot;&amp;[.C359]&amp;&quot; |&quot;" office:value-type="string" office:string-value="| 358 | map network drive  | pemacu jaringan peta |" calcext:value-type="string">
            <text:p>| 358 | map network drive <text:s/>| pemacu jaringan peta |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ster data </text:p>
          </table:table-cell>
          <table:table-cell office:value-type="string" calcext:value-type="string">
            <text:p>data utama; data induk</text:p>
          </table:table-cell>
          <table:table-cell table:formula="of:=&quot;| &quot;&amp;[.A360]&amp;&quot; | &quot;&amp;[.B360]&amp;&quot; | &quot;&amp;[.C360]&amp;&quot; |&quot;" office:value-type="string" office:string-value="| 359 | master data  | data utama; data induk |" calcext:value-type="string">
            <text:p>| 359 | master data <text:s/>| data utama; data induk |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ster file </text:p>
          </table:table-cell>
          <table:table-cell office:value-type="string" calcext:value-type="string">
            <text:p>berkas induk</text:p>
          </table:table-cell>
          <table:table-cell table:formula="of:=&quot;| &quot;&amp;[.A361]&amp;&quot; | &quot;&amp;[.B361]&amp;&quot; | &quot;&amp;[.C361]&amp;&quot; |&quot;" office:value-type="string" office:string-value="| 360 | master file  | berkas induk |" calcext:value-type="string">
            <text:p>| 360 | master file <text:s/>| berkas induk |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eans-end analysis </text:p>
          </table:table-cell>
          <table:table-cell office:value-type="string" calcext:value-type="string">
            <text:p>analisis rerata-akhir</text:p>
          </table:table-cell>
          <table:table-cell table:formula="of:=&quot;| &quot;&amp;[.A362]&amp;&quot; | &quot;&amp;[.B362]&amp;&quot; | &quot;&amp;[.C362]&amp;&quot; |&quot;" office:value-type="string" office:string-value="| 361 | means-end analysis  | analisis rerata-akhir |" calcext:value-type="string">
            <text:p>| 361 | means-end analysis <text:s/>| analisis rerata-akhir |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edia player </text:p>
          </table:table-cell>
          <table:table-cell office:value-type="string" calcext:value-type="string">
            <text:p>penggelar media</text:p>
          </table:table-cell>
          <table:table-cell table:formula="of:=&quot;| &quot;&amp;[.A363]&amp;&quot; | &quot;&amp;[.B363]&amp;&quot; | &quot;&amp;[.C363]&amp;&quot; |&quot;" office:value-type="string" office:string-value="| 362 | media player  | penggelar media |" calcext:value-type="string">
            <text:p>| 362 | media player <text:s/>| penggelar media |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egabyte </text:p>
          </table:table-cell>
          <table:table-cell office:value-type="string" calcext:value-type="string">
            <text:p>megabita</text:p>
          </table:table-cell>
          <table:table-cell table:formula="of:=&quot;| &quot;&amp;[.A364]&amp;&quot; | &quot;&amp;[.B364]&amp;&quot; | &quot;&amp;[.C364]&amp;&quot; |&quot;" office:value-type="string" office:string-value="| 363 | megabyte  | megabita |" calcext:value-type="string">
            <text:p>| 363 | megabyte <text:s/>| megabita |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emo </text:p>
          </table:table-cell>
          <table:table-cell office:value-type="string" calcext:value-type="string">
            <text:p>memo</text:p>
          </table:table-cell>
          <table:table-cell table:formula="of:=&quot;| &quot;&amp;[.A365]&amp;&quot; | &quot;&amp;[.B365]&amp;&quot; | &quot;&amp;[.C365]&amp;&quot; |&quot;" office:value-type="string" office:string-value="| 364 | memo  | memo |" calcext:value-type="string">
            <text:p>| 364 | memo <text:s/>| memo |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emory </text:p>
          </table:table-cell>
          <table:table-cell office:value-type="string" calcext:value-type="string">
            <text:p>memori</text:p>
          </table:table-cell>
          <table:table-cell table:formula="of:=&quot;| &quot;&amp;[.A366]&amp;&quot; | &quot;&amp;[.B366]&amp;&quot; | &quot;&amp;[.C366]&amp;&quot; |&quot;" office:value-type="string" office:string-value="| 365 | memory  | memori |" calcext:value-type="string">
            <text:p>| 365 | memory <text:s/>| memori |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emory cache </text:p>
          </table:table-cell>
          <table:table-cell office:value-type="string" calcext:value-type="string">
            <text:p>memori tembolok</text:p>
          </table:table-cell>
          <table:table-cell table:formula="of:=&quot;| &quot;&amp;[.A367]&amp;&quot; | &quot;&amp;[.B367]&amp;&quot; | &quot;&amp;[.C367]&amp;&quot; |&quot;" office:value-type="string" office:string-value="| 366 | memory cache  | memori tembolok |" calcext:value-type="string">
            <text:p>| 366 | memory cache <text:s/>| memori tembolok |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emory capacity </text:p>
          </table:table-cell>
          <table:table-cell office:value-type="string" calcext:value-type="string">
            <text:p>kapasitas memori</text:p>
          </table:table-cell>
          <table:table-cell table:formula="of:=&quot;| &quot;&amp;[.A368]&amp;&quot; | &quot;&amp;[.B368]&amp;&quot; | &quot;&amp;[.C368]&amp;&quot; |&quot;" office:value-type="string" office:string-value="| 367 | memory capacity  | kapasitas memori |" calcext:value-type="string">
            <text:p>| 367 | memory capacity <text:s/>| kapasitas memori |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nu </text:p>
          </table:table-cell>
          <table:table-cell office:value-type="string" calcext:value-type="string">
            <text:p>menu</text:p>
          </table:table-cell>
          <table:table-cell table:formula="of:=&quot;| &quot;&amp;[.A369]&amp;&quot; | &quot;&amp;[.B369]&amp;&quot; | &quot;&amp;[.C369]&amp;&quot; |&quot;" office:value-type="string" office:string-value="| 368 | menu  | menu |" calcext:value-type="string">
            <text:p>| 368 | menu <text:s/>| menu |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erge </text:p>
          </table:table-cell>
          <table:table-cell office:value-type="string" calcext:value-type="string">
            <text:p>gabung</text:p>
          </table:table-cell>
          <table:table-cell table:formula="of:=&quot;| &quot;&amp;[.A370]&amp;&quot; | &quot;&amp;[.B370]&amp;&quot; | &quot;&amp;[.C370]&amp;&quot; |&quot;" office:value-type="string" office:string-value="| 369 | merge  | gabung |" calcext:value-type="string">
            <text:p>| 369 | merge <text:s/>| gabung |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essage </text:p>
          </table:table-cell>
          <table:table-cell office:value-type="string" calcext:value-type="string">
            <text:p>pesan</text:p>
          </table:table-cell>
          <table:table-cell table:formula="of:=&quot;| &quot;&amp;[.A371]&amp;&quot; | &quot;&amp;[.B371]&amp;&quot; | &quot;&amp;[.C371]&amp;&quot; |&quot;" office:value-type="string" office:string-value="| 370 | message  | pesan |" calcext:value-type="string">
            <text:p>| 370 | message <text:s/>| pesan |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essage handling </text:p>
          </table:table-cell>
          <table:table-cell office:value-type="string" calcext:value-type="string">
            <text:p>penanganan pesan</text:p>
          </table:table-cell>
          <table:table-cell table:formula="of:=&quot;| &quot;&amp;[.A372]&amp;&quot; | &quot;&amp;[.B372]&amp;&quot; | &quot;&amp;[.C372]&amp;&quot; |&quot;" office:value-type="string" office:string-value="| 371 | message handling  | penanganan pesan |" calcext:value-type="string">
            <text:p>| 371 | message handling <text:s/>| penanganan pesan |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essage retrieval </text:p>
          </table:table-cell>
          <table:table-cell office:value-type="string" calcext:value-type="string">
            <text:p>temu kembali pesan</text:p>
          </table:table-cell>
          <table:table-cell table:formula="of:=&quot;| &quot;&amp;[.A373]&amp;&quot; | &quot;&amp;[.B373]&amp;&quot; | &quot;&amp;[.C373]&amp;&quot; |&quot;" office:value-type="string" office:string-value="| 372 | message retrieval  | temu kembali pesan |" calcext:value-type="string">
            <text:p>| 372 | message retrieval <text:s/>| temu kembali pesan |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essage storage </text:p>
          </table:table-cell>
          <table:table-cell office:value-type="string" calcext:value-type="string">
            <text:p>penyimpanan pesan</text:p>
          </table:table-cell>
          <table:table-cell table:formula="of:=&quot;| &quot;&amp;[.A374]&amp;&quot; | &quot;&amp;[.B374]&amp;&quot; | &quot;&amp;[.C374]&amp;&quot; |&quot;" office:value-type="string" office:string-value="| 373 | message storage  | penyimpanan pesan |" calcext:value-type="string">
            <text:p>| 373 | message storage <text:s/>| penyimpanan pesan |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essage transfer </text:p>
          </table:table-cell>
          <table:table-cell office:value-type="string" calcext:value-type="string">
            <text:p>transfer pesan</text:p>
          </table:table-cell>
          <table:table-cell table:formula="of:=&quot;| &quot;&amp;[.A375]&amp;&quot; | &quot;&amp;[.B375]&amp;&quot; | &quot;&amp;[.C375]&amp;&quot; |&quot;" office:value-type="string" office:string-value="| 374 | message transfer  | transfer pesan |" calcext:value-type="string">
            <text:p>| 374 | message transfer <text:s/>| transfer pesan |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ssage transfer agent </text:p>
          </table:table-cell>
          <table:table-cell office:value-type="string" calcext:value-type="string">
            <text:p>agen transfer pesan</text:p>
          </table:table-cell>
          <table:table-cell table:formula="of:=&quot;| &quot;&amp;[.A376]&amp;&quot; | &quot;&amp;[.B376]&amp;&quot; | &quot;&amp;[.C376]&amp;&quot; |&quot;" office:value-type="string" office:string-value="| 375 | message transfer agent  | agen transfer pesan |" calcext:value-type="string">
            <text:p>| 375 | message transfer agent <text:s/>| agen transfer pesan |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icrocomputer </text:p>
          </table:table-cell>
          <table:table-cell office:value-type="string" calcext:value-type="string">
            <text:p>mikrokomputer; komputer mikro</text:p>
          </table:table-cell>
          <table:table-cell table:formula="of:=&quot;| &quot;&amp;[.A377]&amp;&quot; | &quot;&amp;[.B377]&amp;&quot; | &quot;&amp;[.C377]&amp;&quot; |&quot;" office:value-type="string" office:string-value="| 376 | microcomputer  | mikrokomputer; komputer mikro |" calcext:value-type="string">
            <text:p>| 376 | microcomputer <text:s/>| mikrokomputer; komputer mikro |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icroprocessor </text:p>
          </table:table-cell>
          <table:table-cell office:value-type="string" calcext:value-type="string">
            <text:p>mikroprosesor; prosesor mikro</text:p>
          </table:table-cell>
          <table:table-cell table:formula="of:=&quot;| &quot;&amp;[.A378]&amp;&quot; | &quot;&amp;[.B378]&amp;&quot; | &quot;&amp;[.C378]&amp;&quot; |&quot;" office:value-type="string" office:string-value="| 377 | microprocessor  | mikroprosesor; prosesor mikro |" calcext:value-type="string">
            <text:p>| 377 | microprocessor <text:s/>| mikroprosesor; prosesor mikro |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inicomputer </text:p>
          </table:table-cell>
          <table:table-cell office:value-type="string" calcext:value-type="string">
            <text:p>minikomputer</text:p>
          </table:table-cell>
          <table:table-cell table:formula="of:=&quot;| &quot;&amp;[.A379]&amp;&quot; | &quot;&amp;[.B379]&amp;&quot; | &quot;&amp;[.C379]&amp;&quot; |&quot;" office:value-type="string" office:string-value="| 378 | minicomputer  | minikomputer |" calcext:value-type="string">
            <text:p>| 378 | minicomputer <text:s/>| minikomputer |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issing </text:p>
          </table:table-cell>
          <table:table-cell office:value-type="string" calcext:value-type="string">
            <text:p>penghilangan</text:p>
          </table:table-cell>
          <table:table-cell table:formula="of:=&quot;| &quot;&amp;[.A380]&amp;&quot; | &quot;&amp;[.B380]&amp;&quot; | &quot;&amp;[.C380]&amp;&quot; |&quot;" office:value-type="string" office:string-value="| 379 | missing  | penghilangan |" calcext:value-type="string">
            <text:p>| 379 | missing <text:s/>| penghilangan |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odem </text:p>
          </table:table-cell>
          <table:table-cell office:value-type="string" calcext:value-type="string">
            <text:p>modem</text:p>
          </table:table-cell>
          <table:table-cell table:formula="of:=&quot;| &quot;&amp;[.A381]&amp;&quot; | &quot;&amp;[.B381]&amp;&quot; | &quot;&amp;[.C381]&amp;&quot; |&quot;" office:value-type="string" office:string-value="| 380 | modem  | modem |" calcext:value-type="string">
            <text:p>| 380 | modem <text:s/>| modem |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oderated conference </text:p>
          </table:table-cell>
          <table:table-cell office:value-type="string" calcext:value-type="string">
            <text:p>konferensi terpadu</text:p>
          </table:table-cell>
          <table:table-cell table:formula="of:=&quot;| &quot;&amp;[.A382]&amp;&quot; | &quot;&amp;[.B382]&amp;&quot; | &quot;&amp;[.C382]&amp;&quot; |&quot;" office:value-type="string" office:string-value="| 381 | moderated conference  | konferensi terpadu |" calcext:value-type="string">
            <text:p>| 381 | moderated conference <text:s/>| konferensi terpadu |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onitor </text:p>
          </table:table-cell>
          <table:table-cell office:value-type="string" calcext:value-type="string">
            <text:p>monitor</text:p>
          </table:table-cell>
          <table:table-cell table:formula="of:=&quot;| &quot;&amp;[.A383]&amp;&quot; | &quot;&amp;[.B383]&amp;&quot; | &quot;&amp;[.C383]&amp;&quot; |&quot;" office:value-type="string" office:string-value="| 382 | monitor  | monitor |" calcext:value-type="string">
            <text:p>| 382 | monitor <text:s/>| monitor |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onitor display </text:p>
          </table:table-cell>
          <table:table-cell office:value-type="string" calcext:value-type="string">
            <text:p>tampilan monitor</text:p>
          </table:table-cell>
          <table:table-cell table:formula="of:=&quot;| &quot;&amp;[.A384]&amp;&quot; | &quot;&amp;[.B384]&amp;&quot; | &quot;&amp;[.C384]&amp;&quot; |&quot;" office:value-type="string" office:string-value="| 383 | monitor display  | tampilan monitor |" calcext:value-type="string">
            <text:p>| 383 | monitor display <text:s/>| tampilan monitor |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otherboard </text:p>
          </table:table-cell>
          <table:table-cell office:value-type="string" calcext:value-type="string">
            <text:p>papan induk</text:p>
          </table:table-cell>
          <table:table-cell table:formula="of:=&quot;| &quot;&amp;[.A385]&amp;&quot; | &quot;&amp;[.B385]&amp;&quot; | &quot;&amp;[.C385]&amp;&quot; |&quot;" office:value-type="string" office:string-value="| 384 | motherboard  | papan induk |" calcext:value-type="string">
            <text:p>| 384 | motherboard <text:s/>| papan induk |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ouse </text:p>
          </table:table-cell>
          <table:table-cell office:value-type="string" calcext:value-type="string">
            <text:p>tetikus</text:p>
          </table:table-cell>
          <table:table-cell table:formula="of:=&quot;| &quot;&amp;[.A386]&amp;&quot; | &quot;&amp;[.B386]&amp;&quot; | &quot;&amp;[.C386]&amp;&quot; |&quot;" office:value-type="string" office:string-value="| 385 | mouse  | tetikus |" calcext:value-type="string">
            <text:p>| 385 | mouse <text:s/>| tetikus |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ovie </text:p>
          </table:table-cell>
          <table:table-cell office:value-type="string" calcext:value-type="string">
            <text:p>film</text:p>
          </table:table-cell>
          <table:table-cell table:formula="of:=&quot;| &quot;&amp;[.A387]&amp;&quot; | &quot;&amp;[.B387]&amp;&quot; | &quot;&amp;[.C387]&amp;&quot; |&quot;" office:value-type="string" office:string-value="| 386 | movie  | film |" calcext:value-type="string">
            <text:p>| 386 | movie <text:s/>| film |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ulti-tasking </text:p>
          </table:table-cell>
          <table:table-cell office:value-type="string" calcext:value-type="string">
            <text:p>penugasan ganda</text:p>
          </table:table-cell>
          <table:table-cell table:formula="of:=&quot;| &quot;&amp;[.A388]&amp;&quot; | &quot;&amp;[.B388]&amp;&quot; | &quot;&amp;[.C388]&amp;&quot; |&quot;" office:value-type="string" office:string-value="| 387 | multi-tasking  | penugasan ganda |" calcext:value-type="string">
            <text:p>| 387 | multi-tasking <text:s/>| penugasan ganda |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ultimedia </text:p>
          </table:table-cell>
          <table:table-cell office:value-type="string" calcext:value-type="string">
            <text:p>multimedia</text:p>
          </table:table-cell>
          <table:table-cell table:formula="of:=&quot;| &quot;&amp;[.A389]&amp;&quot; | &quot;&amp;[.B389]&amp;&quot; | &quot;&amp;[.C389]&amp;&quot; |&quot;" office:value-type="string" office:string-value="| 388 | multimedia  | multimedia |" calcext:value-type="string">
            <text:p>| 388 | multimedia <text:s/>| multimedia |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ultiple of firing </text:p>
          </table:table-cell>
          <table:table-cell office:value-type="string" calcext:value-type="string">
            <text:p>ganda penyalaan</text:p>
          </table:table-cell>
          <table:table-cell table:formula="of:=&quot;| &quot;&amp;[.A390]&amp;&quot; | &quot;&amp;[.B390]&amp;&quot; | &quot;&amp;[.C390]&amp;&quot; |&quot;" office:value-type="string" office:string-value="| 389 | multiple of firing  | ganda penyalaan |" calcext:value-type="string">
            <text:p>| 389 | multiple of firing <text:s/>| ganda penyalaan |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me resolution </text:p>
          </table:table-cell>
          <table:table-cell office:value-type="string" calcext:value-type="string">
            <text:p>resolusi nama</text:p>
          </table:table-cell>
          <table:table-cell table:formula="of:=&quot;| &quot;&amp;[.A391]&amp;&quot; | &quot;&amp;[.B391]&amp;&quot; | &quot;&amp;[.C391]&amp;&quot; |&quot;" office:value-type="string" office:string-value="| 390 | name resolution  | resolusi nama |" calcext:value-type="string">
            <text:p>| 390 | name resolution <text:s/>| resolusi nama |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aming authority </text:p>
          </table:table-cell>
          <table:table-cell office:value-type="string" calcext:value-type="string">
            <text:p>otoritas penamaan</text:p>
          </table:table-cell>
          <table:table-cell table:formula="of:=&quot;| &quot;&amp;[.A392]&amp;&quot; | &quot;&amp;[.B392]&amp;&quot; | &quot;&amp;[.C392]&amp;&quot; |&quot;" office:value-type="string" office:string-value="| 391 | naming authority  | otoritas penamaan |" calcext:value-type="string">
            <text:p>| 391 | naming authority <text:s/>| otoritas penamaan |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atural language </text:p>
          </table:table-cell>
          <table:table-cell office:value-type="string" calcext:value-type="string">
            <text:p>bahasa alami</text:p>
          </table:table-cell>
          <table:table-cell table:formula="of:=&quot;| &quot;&amp;[.A393]&amp;&quot; | &quot;&amp;[.B393]&amp;&quot; | &quot;&amp;[.C393]&amp;&quot; |&quot;" office:value-type="string" office:string-value="| 392 | natural language  | bahasa alami |" calcext:value-type="string">
            <text:p>| 392 | natural language <text:s/>| bahasa alami |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jaringan</text:p>
          </table:table-cell>
          <table:table-cell table:formula="of:=&quot;| &quot;&amp;[.A394]&amp;&quot; | &quot;&amp;[.B394]&amp;&quot; | &quot;&amp;[.C394]&amp;&quot; |&quot;" office:value-type="string" office:string-value="| 393 | network  | jaringan |" calcext:value-type="string">
            <text:p>| 393 | network <text:s/>| jaringan |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etworking </text:p>
          </table:table-cell>
          <table:table-cell office:value-type="string" calcext:value-type="string">
            <text:p>jejaring</text:p>
          </table:table-cell>
          <table:table-cell table:formula="of:=&quot;| &quot;&amp;[.A395]&amp;&quot; | &quot;&amp;[.B395]&amp;&quot; | &quot;&amp;[.C395]&amp;&quot; |&quot;" office:value-type="string" office:string-value="| 394 | networking  | jejaring |" calcext:value-type="string">
            <text:p>| 394 | networking <text:s/>| jejaring |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ew mail </text:p>
          </table:table-cell>
          <table:table-cell office:value-type="string" calcext:value-type="string">
            <text:p>surat baru</text:p>
          </table:table-cell>
          <table:table-cell table:formula="of:=&quot;| &quot;&amp;[.A396]&amp;&quot; | &quot;&amp;[.B396]&amp;&quot; | &quot;&amp;[.C396]&amp;&quot; |&quot;" office:value-type="string" office:string-value="| 395 | new mail  | surat baru |" calcext:value-type="string">
            <text:p>| 395 | new mail <text:s/>| surat baru |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ndelivery </text:p>
          </table:table-cell>
          <table:table-cell office:value-type="string" calcext:value-type="string">
            <text:p>takterkirim</text:p>
          </table:table-cell>
          <table:table-cell table:formula="of:=&quot;| &quot;&amp;[.A397]&amp;&quot; | &quot;&amp;[.B397]&amp;&quot; | &quot;&amp;[.C397]&amp;&quot; |&quot;" office:value-type="string" office:string-value="| 396 | nondelivery  | takterkirim |" calcext:value-type="string">
            <text:p>| 396 | nondelivery <text:s/>| takterkirim |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umbering </text:p>
          </table:table-cell>
          <table:table-cell office:value-type="string" calcext:value-type="string">
            <text:p>penomoran</text:p>
          </table:table-cell>
          <table:table-cell table:formula="of:=&quot;| &quot;&amp;[.A398]&amp;&quot; | &quot;&amp;[.B398]&amp;&quot; | &quot;&amp;[.C398]&amp;&quot; |&quot;" office:value-type="string" office:string-value="| 397 | numbering  | penomoran |" calcext:value-type="string">
            <text:p>| 397 | numbering <text:s/>| penomoran |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umlock </text:p>
          </table:table-cell>
          <table:table-cell office:value-type="string" calcext:value-type="string">
            <text:p>kancing angka</text:p>
          </table:table-cell>
          <table:table-cell table:formula="of:=&quot;| &quot;&amp;[.A399]&amp;&quot; | &quot;&amp;[.B399]&amp;&quot; | &quot;&amp;[.C399]&amp;&quot; |&quot;" office:value-type="string" office:string-value="| 398 | numlock  | kancing angka |" calcext:value-type="string">
            <text:p>| 398 | numlock <text:s/>| kancing angka |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O/R address </text:p>
          </table:table-cell>
          <table:table-cell office:value-type="string" calcext:value-type="string">
            <text:p>alamat O/R</text:p>
          </table:table-cell>
          <table:table-cell table:formula="of:=&quot;| &quot;&amp;[.A400]&amp;&quot; | &quot;&amp;[.B400]&amp;&quot; | &quot;&amp;[.C400]&amp;&quot; |&quot;" office:value-type="string" office:string-value="| 399 | O/R address  | alamat O/R |" calcext:value-type="string">
            <text:p>| 399 | O/R address <text:s/>| alamat O/R |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ject </text:p>
          </table:table-cell>
          <table:table-cell office:value-type="string" calcext:value-type="string">
            <text:p>objek</text:p>
          </table:table-cell>
          <table:table-cell table:formula="of:=&quot;| &quot;&amp;[.A401]&amp;&quot; | &quot;&amp;[.B401]&amp;&quot; | &quot;&amp;[.C401]&amp;&quot; |&quot;" office:value-type="string" office:string-value="| 400 | object  | objek |" calcext:value-type="string">
            <text:p>| 400 | object <text:s/>| objek |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ff </text:p>
          </table:table-cell>
          <table:table-cell office:value-type="string" calcext:value-type="string">
            <text:p>padam</text:p>
          </table:table-cell>
          <table:table-cell table:formula="of:=&quot;| &quot;&amp;[.A402]&amp;&quot; | &quot;&amp;[.B402]&amp;&quot; | &quot;&amp;[.C402]&amp;&quot; |&quot;" office:value-type="string" office:string-value="| 401 | off  | padam |" calcext:value-type="string">
            <text:p>| 401 | off <text:s/>| padam |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ffice automation </text:p>
          </table:table-cell>
          <table:table-cell office:value-type="string" calcext:value-type="string">
            <text:p>otomasi kantor</text:p>
          </table:table-cell>
          <table:table-cell table:formula="of:=&quot;| &quot;&amp;[.A403]&amp;&quot; | &quot;&amp;[.B403]&amp;&quot; | &quot;&amp;[.C403]&amp;&quot; |&quot;" office:value-type="string" office:string-value="| 402 | office automation  | otomasi kantor |" calcext:value-type="string">
            <text:p>| 402 | office automation <text:s/>| otomasi kantor |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ffline </text:p>
          </table:table-cell>
          <table:table-cell office:value-type="string" calcext:value-type="string">
            <text:p>terputus</text:p>
          </table:table-cell>
          <table:table-cell table:formula="of:=&quot;| &quot;&amp;[.A404]&amp;&quot; | &quot;&amp;[.B404]&amp;&quot; | &quot;&amp;[.C404]&amp;&quot; |&quot;" office:value-type="string" office:string-value="| 403 | offline  | terputus |" calcext:value-type="string">
            <text:p>| 403 | offline <text:s/>| terputus |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oke</text:p>
          </table:table-cell>
          <table:table-cell table:formula="of:=&quot;| &quot;&amp;[.A405]&amp;&quot; | &quot;&amp;[.B405]&amp;&quot; | &quot;&amp;[.C405]&amp;&quot; |&quot;" office:value-type="string" office:string-value="| 404 | ok  | oke |" calcext:value-type="string">
            <text:p>| 404 | ok <text:s/>| oke |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hidup, on</text:p>
          </table:table-cell>
          <table:table-cell table:formula="of:=&quot;| &quot;&amp;[.A406]&amp;&quot; | &quot;&amp;[.B406]&amp;&quot; | &quot;&amp;[.C406]&amp;&quot; |&quot;" office:value-type="string" office:string-value="| 405 | on  | hidup, on |" calcext:value-type="string">
            <text:p>| 405 | on <text:s/>| hidup, on |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n line </text:p>
          </table:table-cell>
          <table:table-cell office:value-type="string" calcext:value-type="string">
            <text:p>terhubung; tersambung</text:p>
          </table:table-cell>
          <table:table-cell table:formula="of:=&quot;| &quot;&amp;[.A407]&amp;&quot; | &quot;&amp;[.B407]&amp;&quot; | &quot;&amp;[.C407]&amp;&quot; |&quot;" office:value-type="string" office:string-value="| 406 | on line  | terhubung; tersambung |" calcext:value-type="string">
            <text:p>| 406 | on line <text:s/>| terhubung; tersambung |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buka</text:p>
          </table:table-cell>
          <table:table-cell table:formula="of:=&quot;| &quot;&amp;[.A408]&amp;&quot; | &quot;&amp;[.B408]&amp;&quot; | &quot;&amp;[.C408]&amp;&quot; |&quot;" office:value-type="string" office:string-value="| 407 | open  | buka |" calcext:value-type="string">
            <text:p>| 407 | open <text:s/>| buka |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operating system (OS) </text:p>
          </table:table-cell>
          <table:table-cell office:value-type="string" calcext:value-type="string">
            <text:p>sistem operasi (SO)</text:p>
          </table:table-cell>
          <table:table-cell table:formula="of:=&quot;| &quot;&amp;[.A409]&amp;&quot; | &quot;&amp;[.B409]&amp;&quot; | &quot;&amp;[.C409]&amp;&quot; |&quot;" office:value-type="string" office:string-value="| 408 | operating system (OS)  | sistem operasi (SO) |" calcext:value-type="string">
            <text:p>| 408 | operating system (OS) <text:s/>| sistem operasi (SO) |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operator </text:p>
          </table:table-cell>
          <table:table-cell office:value-type="string" calcext:value-type="string">
            <text:p>operator</text:p>
          </table:table-cell>
          <table:table-cell table:formula="of:=&quot;| &quot;&amp;[.A410]&amp;&quot; | &quot;&amp;[.B410]&amp;&quot; | &quot;&amp;[.C410]&amp;&quot; |&quot;" office:value-type="string" office:string-value="| 409 | operator  | operator |" calcext:value-type="string">
            <text:p>| 409 | operator <text:s/>| operator |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ptical disk </text:p>
          </table:table-cell>
          <table:table-cell office:value-type="string" calcext:value-type="string">
            <text:p>disket optik</text:p>
          </table:table-cell>
          <table:table-cell table:formula="of:=&quot;| &quot;&amp;[.A411]&amp;&quot; | &quot;&amp;[.B411]&amp;&quot; | &quot;&amp;[.C411]&amp;&quot; |&quot;" office:value-type="string" office:string-value="| 410 | optical disk  | disket optik |" calcext:value-type="string">
            <text:p>| 410 | optical disk <text:s/>| disket optik |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option </text:p>
          </table:table-cell>
          <table:table-cell office:value-type="string" calcext:value-type="string">
            <text:p>opsi; pilihan</text:p>
          </table:table-cell>
          <table:table-cell table:formula="of:=&quot;| &quot;&amp;[.A412]&amp;&quot; | &quot;&amp;[.B412]&amp;&quot; | &quot;&amp;[.C412]&amp;&quot; |&quot;" office:value-type="string" office:string-value="| 411 | option  | opsi; pilihan |" calcext:value-type="string">
            <text:p>| 411 | option <text:s/>| opsi; pilihan |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originator </text:p>
          </table:table-cell>
          <table:table-cell office:value-type="string" calcext:value-type="string">
            <text:p>originator</text:p>
          </table:table-cell>
          <table:table-cell table:formula="of:=&quot;| &quot;&amp;[.A413]&amp;&quot; | &quot;&amp;[.B413]&amp;&quot; | &quot;&amp;[.C413]&amp;&quot; |&quot;" office:value-type="string" office:string-value="| 412 | originator  | originator |" calcext:value-type="string">
            <text:p>| 412 | originator <text:s/>| originator |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originator/recipient </text:p>
          </table:table-cell>
          <table:table-cell office:value-type="string" calcext:value-type="string">
            <text:p>originator/penerima</text:p>
          </table:table-cell>
          <table:table-cell table:formula="of:=&quot;| &quot;&amp;[.A414]&amp;&quot; | &quot;&amp;[.B414]&amp;&quot; | &quot;&amp;[.C414]&amp;&quot; |&quot;" office:value-type="string" office:string-value="| 413 | originator/recipient  | originator/penerima |" calcext:value-type="string">
            <text:p>| 413 | originator/recipient <text:s/>| originator/penerima |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other documents </text:p>
          </table:table-cell>
          <table:table-cell office:value-type="string" calcext:value-type="string">
            <text:p>dokumen lain</text:p>
          </table:table-cell>
          <table:table-cell table:formula="of:=&quot;| &quot;&amp;[.A415]&amp;&quot; | &quot;&amp;[.B415]&amp;&quot; | &quot;&amp;[.C415]&amp;&quot; |&quot;" office:value-type="string" office:string-value="| 414 | other documents  | dokumen lain |" calcext:value-type="string">
            <text:p>| 414 | other documents <text:s/>| dokumen lain |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out-basket </text:p>
          </table:table-cell>
          <table:table-cell office:value-type="string" calcext:value-type="string">
            <text:p>keranjang luar</text:p>
          </table:table-cell>
          <table:table-cell table:formula="of:=&quot;| &quot;&amp;[.A416]&amp;&quot; | &quot;&amp;[.B416]&amp;&quot; | &quot;&amp;[.C416]&amp;&quot; |&quot;" office:value-type="string" office:string-value="| 415 | out-basket  | keranjang luar |" calcext:value-type="string">
            <text:p>| 415 | out-basket <text:s/>| keranjang luar |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utline </text:p>
          </table:table-cell>
          <table:table-cell office:value-type="string" calcext:value-type="string">
            <text:p>kerangka, ragangan</text:p>
          </table:table-cell>
          <table:table-cell table:formula="of:=&quot;| &quot;&amp;[.A417]&amp;&quot; | &quot;&amp;[.B417]&amp;&quot; | &quot;&amp;[.C417]&amp;&quot; |&quot;" office:value-type="string" office:string-value="| 416 | outline  | kerangka, ragangan |" calcext:value-type="string">
            <text:p>| 416 | outline <text:s/>| kerangka, ragangan |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keluaran</text:p>
          </table:table-cell>
          <table:table-cell table:formula="of:=&quot;| &quot;&amp;[.A418]&amp;&quot; | &quot;&amp;[.B418]&amp;&quot; | &quot;&amp;[.C418]&amp;&quot; |&quot;" office:value-type="string" office:string-value="| 417 | output  | keluaran |" calcext:value-type="string">
            <text:p>| 417 | output <text:s/>| keluaran |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ack and go </text:p>
          </table:table-cell>
          <table:table-cell office:value-type="string" calcext:value-type="string">
            <text:p>kemas dan jalankan</text:p>
          </table:table-cell>
          <table:table-cell table:formula="of:=&quot;| &quot;&amp;[.A419]&amp;&quot; | &quot;&amp;[.B419]&amp;&quot; | &quot;&amp;[.C419]&amp;&quot; |&quot;" office:value-type="string" office:string-value="| 418 | pack and go  | kemas dan jalankan |" calcext:value-type="string">
            <text:p>| 418 | pack and go <text:s/>| kemas dan jalankan |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age default </text:p>
          </table:table-cell>
          <table:table-cell office:value-type="string" calcext:value-type="string">
            <text:p>standar halaman</text:p>
          </table:table-cell>
          <table:table-cell table:formula="of:=&quot;| &quot;&amp;[.A420]&amp;&quot; | &quot;&amp;[.B420]&amp;&quot; | &quot;&amp;[.C420]&amp;&quot; |&quot;" office:value-type="string" office:string-value="| 419 | page default  | standar halaman |" calcext:value-type="string">
            <text:p>| 419 | page default <text:s/>| standar halaman |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age down (PgDn) </text:p>
          </table:table-cell>
          <table:table-cell office:value-type="string" calcext:value-type="string">
            <text:p>turun halaman</text:p>
          </table:table-cell>
          <table:table-cell table:formula="of:=&quot;| &quot;&amp;[.A421]&amp;&quot; | &quot;&amp;[.B421]&amp;&quot; | &quot;&amp;[.C421]&amp;&quot; |&quot;" office:value-type="string" office:string-value="| 420 | page down (PgDn)  | turun halaman |" calcext:value-type="string">
            <text:p>| 420 | page down (PgDn) <text:s/>| turun halaman |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age number </text:p>
          </table:table-cell>
          <table:table-cell office:value-type="string" calcext:value-type="string">
            <text:p>nomor halaman</text:p>
          </table:table-cell>
          <table:table-cell table:formula="of:=&quot;| &quot;&amp;[.A422]&amp;&quot; | &quot;&amp;[.B422]&amp;&quot; | &quot;&amp;[.C422]&amp;&quot; |&quot;" office:value-type="string" office:string-value="| 421 | page number  | nomor halaman |" calcext:value-type="string">
            <text:p>| 421 | page number <text:s/>| nomor halaman |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age preview </text:p>
          </table:table-cell>
          <table:table-cell office:value-type="string" calcext:value-type="string">
            <text:p>pratilik halaman</text:p>
          </table:table-cell>
          <table:table-cell table:formula="of:=&quot;| &quot;&amp;[.A423]&amp;&quot; | &quot;&amp;[.B423]&amp;&quot; | &quot;&amp;[.C423]&amp;&quot; |&quot;" office:value-type="string" office:string-value="| 422 | page preview  | pratilik halaman |" calcext:value-type="string">
            <text:p>| 422 | page preview <text:s/>| pratilik halaman |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age set up </text:p>
          </table:table-cell>
          <table:table-cell office:value-type="string" calcext:value-type="string">
            <text:p>tata halaman</text:p>
          </table:table-cell>
          <table:table-cell table:formula="of:=&quot;| &quot;&amp;[.A424]&amp;&quot; | &quot;&amp;[.B424]&amp;&quot; | &quot;&amp;[.C424]&amp;&quot; |&quot;" office:value-type="string" office:string-value="| 423 | page set up  | tata halaman |" calcext:value-type="string">
            <text:p>| 423 | page set up <text:s/>| tata halaman |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age up (PgUp) </text:p>
          </table:table-cell>
          <table:table-cell office:value-type="string" calcext:value-type="string">
            <text:p>naik halaman</text:p>
          </table:table-cell>
          <table:table-cell table:formula="of:=&quot;| &quot;&amp;[.A425]&amp;&quot; | &quot;&amp;[.B425]&amp;&quot; | &quot;&amp;[.C425]&amp;&quot; |&quot;" office:value-type="string" office:string-value="| 424 | page up (PgUp)  | naik halaman |" calcext:value-type="string">
            <text:p>| 424 | page up (PgUp) <text:s/>| naik halaman |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age width </text:p>
          </table:table-cell>
          <table:table-cell office:value-type="string" calcext:value-type="string">
            <text:p>lebar halaman</text:p>
          </table:table-cell>
          <table:table-cell table:formula="of:=&quot;| &quot;&amp;[.A426]&amp;&quot; | &quot;&amp;[.B426]&amp;&quot; | &quot;&amp;[.C426]&amp;&quot; |&quot;" office:value-type="string" office:string-value="| 425 | page width  | lebar halaman |" calcext:value-type="string">
            <text:p>| 425 | page width <text:s/>| lebar halaman |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aragraph </text:p>
          </table:table-cell>
          <table:table-cell office:value-type="string" calcext:value-type="string">
            <text:p>paragraf</text:p>
          </table:table-cell>
          <table:table-cell table:formula="of:=&quot;| &quot;&amp;[.A427]&amp;&quot; | &quot;&amp;[.B427]&amp;&quot; | &quot;&amp;[.C427]&amp;&quot; |&quot;" office:value-type="string" office:string-value="| 426 | paragraph  | paragraf |" calcext:value-type="string">
            <text:p>| 426 | paragraph <text:s/>| paragraf |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assword </text:p>
          </table:table-cell>
          <table:table-cell office:value-type="string" calcext:value-type="string">
            <text:p>sandi lewat</text:p>
          </table:table-cell>
          <table:table-cell table:formula="of:=&quot;| &quot;&amp;[.A428]&amp;&quot; | &quot;&amp;[.B428]&amp;&quot; | &quot;&amp;[.C428]&amp;&quot; |&quot;" office:value-type="string" office:string-value="| 427 | password  | sandi lewat |" calcext:value-type="string">
            <text:p>| 427 | password <text:s/>| sandi lewat |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aste </text:p>
          </table:table-cell>
          <table:table-cell office:value-type="string" calcext:value-type="string">
            <text:p>pasta, rekat</text:p>
          </table:table-cell>
          <table:table-cell table:formula="of:=&quot;| &quot;&amp;[.A429]&amp;&quot; | &quot;&amp;[.B429]&amp;&quot; | &quot;&amp;[.C429]&amp;&quot; |&quot;" office:value-type="string" office:string-value="| 428 | paste  | pasta, rekat |" calcext:value-type="string">
            <text:p>| 428 | paste <text:s/>| pasta, rekat |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aste special </text:p>
          </table:table-cell>
          <table:table-cell office:value-type="string" calcext:value-type="string">
            <text:p>spesial pasta</text:p>
          </table:table-cell>
          <table:table-cell table:formula="of:=&quot;| &quot;&amp;[.A430]&amp;&quot; | &quot;&amp;[.B430]&amp;&quot; | &quot;&amp;[.C430]&amp;&quot; |&quot;" office:value-type="string" office:string-value="| 429 | paste special  | spesial pasta |" calcext:value-type="string">
            <text:p>| 429 | paste special <text:s/>| spesial pasta |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ause </text:p>
          </table:table-cell>
          <table:table-cell office:value-type="string" calcext:value-type="string">
            <text:p>jeda</text:p>
          </table:table-cell>
          <table:table-cell table:formula="of:=&quot;| &quot;&amp;[.A431]&amp;&quot; | &quot;&amp;[.B431]&amp;&quot; | &quot;&amp;[.C431]&amp;&quot; |&quot;" office:value-type="string" office:string-value="| 430 | pause  | jeda |" calcext:value-type="string">
            <text:p>| 430 | pause <text:s/>| jeda |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ercent style </text:p>
          </table:table-cell>
          <table:table-cell office:value-type="string" calcext:value-type="string">
            <text:p>gaya persentase</text:p>
          </table:table-cell>
          <table:table-cell table:formula="of:=&quot;| &quot;&amp;[.A432]&amp;&quot; | &quot;&amp;[.B432]&amp;&quot; | &quot;&amp;[.C432]&amp;&quot; |&quot;" office:value-type="string" office:string-value="| 431 | percent style  | gaya persentase |" calcext:value-type="string">
            <text:p>| 431 | percent style <text:s/>| gaya persentase |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hysical delivery </text:p>
          </table:table-cell>
          <table:table-cell office:value-type="string" calcext:value-type="string">
            <text:p>pengiriman fisik</text:p>
          </table:table-cell>
          <table:table-cell table:formula="of:=&quot;| &quot;&amp;[.A433]&amp;&quot; | &quot;&amp;[.B433]&amp;&quot; | &quot;&amp;[.C433]&amp;&quot; |&quot;" office:value-type="string" office:string-value="| 432 | physical delivery  | pengiriman fisik |" calcext:value-type="string">
            <text:p>| 432 | physical delivery <text:s/>| pengiriman fisik |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hysical delivery access </text:p>
          </table:table-cell>
          <table:table-cell office:value-type="string" calcext:value-type="string">
            <text:p>akses pengiriman fisik</text:p>
          </table:table-cell>
          <table:table-cell table:formula="of:=&quot;| &quot;&amp;[.A434]&amp;&quot; | &quot;&amp;[.B434]&amp;&quot; | &quot;&amp;[.C434]&amp;&quot; |&quot;" office:value-type="string" office:string-value="| 433 | physical delivery access  | akses pengiriman fisik |" calcext:value-type="string">
            <text:p>| 433 | physical delivery access <text:s/>| akses pengiriman fisik |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icture </text:p>
          </table:table-cell>
          <table:table-cell office:value-type="string" calcext:value-type="string">
            <text:p>gambar</text:p>
          </table:table-cell>
          <table:table-cell table:formula="of:=&quot;| &quot;&amp;[.A435]&amp;&quot; | &quot;&amp;[.B435]&amp;&quot; | &quot;&amp;[.C435]&amp;&quot; |&quot;" office:value-type="string" office:string-value="| 434 | picture  | gambar |" calcext:value-type="string">
            <text:p>| 434 | picture <text:s/>| gambar |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ixel </text:p>
          </table:table-cell>
          <table:table-cell office:value-type="string" calcext:value-type="string">
            <text:p>piksel</text:p>
          </table:table-cell>
          <table:table-cell table:formula="of:=&quot;| &quot;&amp;[.A436]&amp;&quot; | &quot;&amp;[.B436]&amp;&quot; | &quot;&amp;[.C436]&amp;&quot; |&quot;" office:value-type="string" office:string-value="| 435 | pixel  | piksel |" calcext:value-type="string">
            <text:p>| 435 | pixel <text:s/>| piksel |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rt </text:p>
          </table:table-cell>
          <table:table-cell office:value-type="string" calcext:value-type="string">
            <text:p>pangkalan</text:p>
          </table:table-cell>
          <table:table-cell table:formula="of:=&quot;| &quot;&amp;[.A437]&amp;&quot; | &quot;&amp;[.B437]&amp;&quot; | &quot;&amp;[.C437]&amp;&quot; |&quot;" office:value-type="string" office:string-value="| 436 | port  | pangkalan |" calcext:value-type="string">
            <text:p>| 436 | port <text:s/>| pangkalan |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rtrait </text:p>
          </table:table-cell>
          <table:table-cell office:value-type="string" calcext:value-type="string">
            <text:p>potret</text:p>
          </table:table-cell>
          <table:table-cell table:formula="of:=&quot;| &quot;&amp;[.A438]&amp;&quot; | &quot;&amp;[.B438]&amp;&quot; | &quot;&amp;[.C438]&amp;&quot; |&quot;" office:value-type="string" office:string-value="| 437 | portrait  | potret |" calcext:value-type="string">
            <text:p>| 437 | portrait <text:s/>| potret |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daya</text:p>
          </table:table-cell>
          <table:table-cell table:formula="of:=&quot;| &quot;&amp;[.A439]&amp;&quot; | &quot;&amp;[.B439]&amp;&quot; | &quot;&amp;[.C439]&amp;&quot; |&quot;" office:value-type="string" office:string-value="| 438 | power  | daya |" calcext:value-type="string">
            <text:p>| 438 | power <text:s/>| daya |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eview </text:p>
          </table:table-cell>
          <table:table-cell office:value-type="string" calcext:value-type="string">
            <text:p>pratilik</text:p>
          </table:table-cell>
          <table:table-cell table:formula="of:=&quot;| &quot;&amp;[.A440]&amp;&quot; | &quot;&amp;[.B440]&amp;&quot; | &quot;&amp;[.C440]&amp;&quot; |&quot;" office:value-type="string" office:string-value="| 439 | preview  | pratilik |" calcext:value-type="string">
            <text:p>| 439 | preview <text:s/>| pratilik |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review not available </text:p>
          </table:table-cell>
          <table:table-cell office:value-type="string" calcext:value-type="string">
            <text:p>pratilik taktersedia</text:p>
          </table:table-cell>
          <table:table-cell table:formula="of:=&quot;| &quot;&amp;[.A441]&amp;&quot; | &quot;&amp;[.B441]&amp;&quot; | &quot;&amp;[.C441]&amp;&quot; |&quot;" office:value-type="string" office:string-value="| 440 | preview not available  | pratilik taktersedia |" calcext:value-type="string">
            <text:p>| 440 | preview not available <text:s/>| pratilik taktersedia |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rimary storage </text:p>
          </table:table-cell>
          <table:table-cell office:value-type="string" calcext:value-type="string">
            <text:p>penyimpan utama</text:p>
          </table:table-cell>
          <table:table-cell table:formula="of:=&quot;| &quot;&amp;[.A442]&amp;&quot; | &quot;&amp;[.B442]&amp;&quot; | &quot;&amp;[.C442]&amp;&quot; |&quot;" office:value-type="string" office:string-value="| 441 | primary storage  | penyimpan utama |" calcext:value-type="string">
            <text:p>| 441 | primary storage <text:s/>| penyimpan utama |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rint </text:p>
          </table:table-cell>
          <table:table-cell office:value-type="string" calcext:value-type="string">
            <text:p>cetak</text:p>
          </table:table-cell>
          <table:table-cell table:formula="of:=&quot;| &quot;&amp;[.A443]&amp;&quot; | &quot;&amp;[.B443]&amp;&quot; | &quot;&amp;[.C443]&amp;&quot; |&quot;" office:value-type="string" office:string-value="| 442 | print  | cetak |" calcext:value-type="string">
            <text:p>| 442 | print <text:s/>| cetak |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rint area </text:p>
          </table:table-cell>
          <table:table-cell office:value-type="string" calcext:value-type="string">
            <text:p>wilayah cetak</text:p>
          </table:table-cell>
          <table:table-cell table:formula="of:=&quot;| &quot;&amp;[.A444]&amp;&quot; | &quot;&amp;[.B444]&amp;&quot; | &quot;&amp;[.C444]&amp;&quot; |&quot;" office:value-type="string" office:string-value="| 443 | print area  | wilayah cetak |" calcext:value-type="string">
            <text:p>| 443 | print area <text:s/>| wilayah cetak |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rint out </text:p>
          </table:table-cell>
          <table:table-cell office:value-type="string" calcext:value-type="string">
            <text:p>cetakan</text:p>
          </table:table-cell>
          <table:table-cell table:formula="of:=&quot;| &quot;&amp;[.A445]&amp;&quot; | &quot;&amp;[.B445]&amp;&quot; | &quot;&amp;[.C445]&amp;&quot; |&quot;" office:value-type="string" office:string-value="| 444 | print out  | cetakan |" calcext:value-type="string">
            <text:p>| 444 | print out <text:s/>| cetakan |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int preview </text:p>
          </table:table-cell>
          <table:table-cell office:value-type="string" calcext:value-type="string">
            <text:p>pratilik cetak</text:p>
          </table:table-cell>
          <table:table-cell table:formula="of:=&quot;| &quot;&amp;[.A446]&amp;&quot; | &quot;&amp;[.B446]&amp;&quot; | &quot;&amp;[.C446]&amp;&quot; |&quot;" office:value-type="string" office:string-value="| 445 | print preview  | pratilik cetak |" calcext:value-type="string">
            <text:p>| 445 | print preview <text:s/>| pratilik cetak |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rint screen </text:p>
          </table:table-cell>
          <table:table-cell office:value-type="string" calcext:value-type="string">
            <text:p>cetak layar</text:p>
          </table:table-cell>
          <table:table-cell table:formula="of:=&quot;| &quot;&amp;[.A447]&amp;&quot; | &quot;&amp;[.B447]&amp;&quot; | &quot;&amp;[.C447]&amp;&quot; |&quot;" office:value-type="string" office:string-value="| 446 | print screen  | cetak layar |" calcext:value-type="string">
            <text:p>| 446 | print screen <text:s/>| cetak layar |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rinter </text:p>
          </table:table-cell>
          <table:table-cell office:value-type="string" calcext:value-type="string">
            <text:p>pencetak</text:p>
          </table:table-cell>
          <table:table-cell table:formula="of:=&quot;| &quot;&amp;[.A448]&amp;&quot; | &quot;&amp;[.B448]&amp;&quot; | &quot;&amp;[.C448]&amp;&quot; |&quot;" office:value-type="string" office:string-value="| 447 | printer  | pencetak |" calcext:value-type="string">
            <text:p>| 447 | printer <text:s/>| pencetak |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rivate domain name </text:p>
          </table:table-cell>
          <table:table-cell office:value-type="string" calcext:value-type="string">
            <text:p>nama ranah pribadi</text:p>
          </table:table-cell>
          <table:table-cell table:formula="of:=&quot;| &quot;&amp;[.A449]&amp;&quot; | &quot;&amp;[.B449]&amp;&quot; | &quot;&amp;[.C449]&amp;&quot; |&quot;" office:value-type="string" office:string-value="| 448 | private domain name  | nama ranah pribadi |" calcext:value-type="string">
            <text:p>| 448 | private domain name <text:s/>| nama ranah pribadi |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rivate management </text:p>
          </table:table-cell>
          <table:table-cell office:value-type="string" calcext:value-type="string">
            <text:p>manajemen pribadi</text:p>
          </table:table-cell>
          <table:table-cell table:formula="of:=&quot;| &quot;&amp;[.A450]&amp;&quot; | &quot;&amp;[.B450]&amp;&quot; | &quot;&amp;[.C450]&amp;&quot; |&quot;" office:value-type="string" office:string-value="| 449 | private management  | manajemen pribadi |" calcext:value-type="string">
            <text:p>| 449 | private management <text:s/>| manajemen pribadi |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robe </text:p>
          </table:table-cell>
          <table:table-cell office:value-type="string" calcext:value-type="string">
            <text:p>kuar</text:p>
          </table:table-cell>
          <table:table-cell table:formula="of:=&quot;| &quot;&amp;[.A451]&amp;&quot; | &quot;&amp;[.B451]&amp;&quot; | &quot;&amp;[.C451]&amp;&quot; |&quot;" office:value-type="string" office:string-value="| 450 | probe  | kuar |" calcext:value-type="string">
            <text:p>| 450 | probe <text:s/>| kuar |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rocess </text:p>
          </table:table-cell>
          <table:table-cell office:value-type="string" calcext:value-type="string">
            <text:p>proses</text:p>
          </table:table-cell>
          <table:table-cell table:formula="of:=&quot;| &quot;&amp;[.A452]&amp;&quot; | &quot;&amp;[.B452]&amp;&quot; | &quot;&amp;[.C452]&amp;&quot; |&quot;" office:value-type="string" office:string-value="| 451 | process  | proses |" calcext:value-type="string">
            <text:p>| 451 | process <text:s/>| proses |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rocessor </text:p>
          </table:table-cell>
          <table:table-cell office:value-type="string" calcext:value-type="string">
            <text:p>pemroses; prosesor</text:p>
          </table:table-cell>
          <table:table-cell table:formula="of:=&quot;| &quot;&amp;[.A453]&amp;&quot; | &quot;&amp;[.B453]&amp;&quot; | &quot;&amp;[.C453]&amp;&quot; |&quot;" office:value-type="string" office:string-value="| 452 | processor  | pemroses; prosesor |" calcext:value-type="string">
            <text:p>| 452 | processor <text:s/>| pemroses; prosesor |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rogram </text:p>
          </table:table-cell>
          <table:table-cell office:value-type="string" calcext:value-type="string">
            <text:p>program</text:p>
          </table:table-cell>
          <table:table-cell table:formula="of:=&quot;| &quot;&amp;[.A454]&amp;&quot; | &quot;&amp;[.B454]&amp;&quot; | &quot;&amp;[.C454]&amp;&quot; |&quot;" office:value-type="string" office:string-value="| 453 | program  | program |" calcext:value-type="string">
            <text:p>| 453 | program <text:s/>| program |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rogrammer </text:p>
          </table:table-cell>
          <table:table-cell office:value-type="string" calcext:value-type="string">
            <text:p>pemrogram, programer</text:p>
          </table:table-cell>
          <table:table-cell table:formula="of:=&quot;| &quot;&amp;[.A455]&amp;&quot; | &quot;&amp;[.B455]&amp;&quot; | &quot;&amp;[.C455]&amp;&quot; |&quot;" office:value-type="string" office:string-value="| 454 | programmer  | pemrogram, programer |" calcext:value-type="string">
            <text:p>| 454 | programmer <text:s/>| pemrogram, programer |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rogrammer analyst </text:p>
          </table:table-cell>
          <table:table-cell office:value-type="string" calcext:value-type="string">
            <text:p>analis pemrogram; analis programer</text:p>
          </table:table-cell>
          <table:table-cell table:formula="of:=&quot;| &quot;&amp;[.A456]&amp;&quot; | &quot;&amp;[.B456]&amp;&quot; | &quot;&amp;[.C456]&amp;&quot; |&quot;" office:value-type="string" office:string-value="| 455 | programmer analyst  | analis pemrogram; analis programer |" calcext:value-type="string">
            <text:p>| 455 | programmer analyst <text:s/>| analis pemrogram; analis programer |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rogramming </text:p>
          </table:table-cell>
          <table:table-cell office:value-type="string" calcext:value-type="string">
            <text:p>pemrograman</text:p>
          </table:table-cell>
          <table:table-cell table:formula="of:=&quot;| &quot;&amp;[.A457]&amp;&quot; | &quot;&amp;[.B457]&amp;&quot; | &quot;&amp;[.C457]&amp;&quot; |&quot;" office:value-type="string" office:string-value="| 456 | programming  | pemrograman |" calcext:value-type="string">
            <text:p>| 456 | programming <text:s/>| pemrograman |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rogramming language </text:p>
          </table:table-cell>
          <table:table-cell office:value-type="string" calcext:value-type="string">
            <text:p>bahasa pemrograman</text:p>
          </table:table-cell>
          <table:table-cell table:formula="of:=&quot;| &quot;&amp;[.A458]&amp;&quot; | &quot;&amp;[.B458]&amp;&quot; | &quot;&amp;[.C458]&amp;&quot; |&quot;" office:value-type="string" office:string-value="| 457 | programming language  | bahasa pemrograman |" calcext:value-type="string">
            <text:p>| 457 | programming language <text:s/>| bahasa pemrograman |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rompt </text:p>
          </table:table-cell>
          <table:table-cell office:value-type="string" calcext:value-type="string">
            <text:p>siap ketik</text:p>
          </table:table-cell>
          <table:table-cell table:formula="of:=&quot;| &quot;&amp;[.A459]&amp;&quot; | &quot;&amp;[.B459]&amp;&quot; | &quot;&amp;[.C459]&amp;&quot; |&quot;" office:value-type="string" office:string-value="| 458 | prompt  | siap ketik |" calcext:value-type="string">
            <text:p>| 458 | prompt <text:s/>| siap ketik |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roof of delivery service </text:p>
          </table:table-cell>
          <table:table-cell office:value-type="string" calcext:value-type="string">
            <text:p>kedap layanan pengiriman</text:p>
          </table:table-cell>
          <table:table-cell table:formula="of:=&quot;| &quot;&amp;[.A460]&amp;&quot; | &quot;&amp;[.B460]&amp;&quot; | &quot;&amp;[.C460]&amp;&quot; |&quot;" office:value-type="string" office:string-value="| 459 | proof of delivery service  | kedap layanan pengiriman |" calcext:value-type="string">
            <text:p>| 459 | proof of delivery service <text:s/>| kedap layanan pengiriman |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roperties </text:p>
          </table:table-cell>
          <table:table-cell office:value-type="string" calcext:value-type="string">
            <text:p>properti</text:p>
          </table:table-cell>
          <table:table-cell table:formula="of:=&quot;| &quot;&amp;[.A461]&amp;&quot; | &quot;&amp;[.B461]&amp;&quot; | &quot;&amp;[.C461]&amp;&quot; |&quot;" office:value-type="string" office:string-value="| 460 | properties  | properti |" calcext:value-type="string">
            <text:p>| 460 | properties <text:s/>| properti |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rotect </text:p>
          </table:table-cell>
          <table:table-cell office:value-type="string" calcext:value-type="string">
            <text:p>proteksi; perlindungan</text:p>
          </table:table-cell>
          <table:table-cell table:formula="of:=&quot;| &quot;&amp;[.A462]&amp;&quot; | &quot;&amp;[.B462]&amp;&quot; | &quot;&amp;[.C462]&amp;&quot; |&quot;" office:value-type="string" office:string-value="| 461 | protect  | proteksi; perlindungan |" calcext:value-type="string">
            <text:p>| 461 | protect <text:s/>| proteksi; perlindungan |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rotocol </text:p>
          </table:table-cell>
          <table:table-cell office:value-type="string" calcext:value-type="string">
            <text:p>protokol</text:p>
          </table:table-cell>
          <table:table-cell table:formula="of:=&quot;| &quot;&amp;[.A463]&amp;&quot; | &quot;&amp;[.B463]&amp;&quot; | &quot;&amp;[.C463]&amp;&quot; |&quot;" office:value-type="string" office:string-value="| 462 | protocol  | protokol |" calcext:value-type="string">
            <text:p>| 462 | protocol <text:s/>| protokol |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ublications </text:p>
          </table:table-cell>
          <table:table-cell office:value-type="string" calcext:value-type="string">
            <text:p>publikasi</text:p>
          </table:table-cell>
          <table:table-cell table:formula="of:=&quot;| &quot;&amp;[.A464]&amp;&quot; | &quot;&amp;[.B464]&amp;&quot; | &quot;&amp;[.C464]&amp;&quot; |&quot;" office:value-type="string" office:string-value="| 463 | publications  | publikasi |" calcext:value-type="string">
            <text:p>| 463 | publications <text:s/>| publikasi |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query </text:p>
          </table:table-cell>
          <table:table-cell office:value-type="string" calcext:value-type="string">
            <text:p>permintaan, kueri</text:p>
          </table:table-cell>
          <table:table-cell table:formula="of:=&quot;| &quot;&amp;[.A465]&amp;&quot; | &quot;&amp;[.B465]&amp;&quot; | &quot;&amp;[.C465]&amp;&quot; |&quot;" office:value-type="string" office:string-value="| 464 | query  | permintaan, kueri |" calcext:value-type="string">
            <text:p>| 464 | query <text:s/>| permintaan, kueri |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quit </text:p>
          </table:table-cell>
          <table:table-cell office:value-type="string" calcext:value-type="string">
            <text:p>keluar</text:p>
          </table:table-cell>
          <table:table-cell table:formula="of:=&quot;| &quot;&amp;[.A466]&amp;&quot; | &quot;&amp;[.B466]&amp;&quot; | &quot;&amp;[.C466]&amp;&quot; |&quot;" office:value-type="string" office:string-value="| 465 | quit  | keluar |" calcext:value-type="string">
            <text:p>| 465 | quit <text:s/>| keluar |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andom access </text:p>
          </table:table-cell>
          <table:table-cell office:value-type="string" calcext:value-type="string">
            <text:p>akses acak</text:p>
          </table:table-cell>
          <table:table-cell table:formula="of:=&quot;| &quot;&amp;[.A467]&amp;&quot; | &quot;&amp;[.B467]&amp;&quot; | &quot;&amp;[.C467]&amp;&quot; |&quot;" office:value-type="string" office:string-value="| 466 | random access  | akses acak |" calcext:value-type="string">
            <text:p>| 466 | random access <text:s/>| akses acak |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andom access memory (RAM) </text:p>
          </table:table-cell>
          <table:table-cell office:value-type="string" calcext:value-type="string">
            <text:p>memori akses acak</text:p>
          </table:table-cell>
          <table:table-cell table:formula="of:=&quot;| &quot;&amp;[.A468]&amp;&quot; | &quot;&amp;[.B468]&amp;&quot; | &quot;&amp;[.C468]&amp;&quot; |&quot;" office:value-type="string" office:string-value="| 467 | random access memory (RAM)  | memori akses acak |" calcext:value-type="string">
            <text:p>| 467 | random access memory (RAM) <text:s/>| memori akses acak |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ead only memory (ROM) </text:p>
          </table:table-cell>
          <table:table-cell office:value-type="string" calcext:value-type="string">
            <text:p>memori baca-saja</text:p>
          </table:table-cell>
          <table:table-cell table:formula="of:=&quot;| &quot;&amp;[.A469]&amp;&quot; | &quot;&amp;[.B469]&amp;&quot; | &quot;&amp;[.C469]&amp;&quot; |&quot;" office:value-type="string" office:string-value="| 468 | read only memory (ROM)  | memori baca-saja |" calcext:value-type="string">
            <text:p>| 468 | read only memory (ROM) <text:s/>| memori baca-saja |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eader </text:p>
          </table:table-cell>
          <table:table-cell office:value-type="string" calcext:value-type="string">
            <text:p>pembaca</text:p>
          </table:table-cell>
          <table:table-cell table:formula="of:=&quot;| &quot;&amp;[.A470]&amp;&quot; | &quot;&amp;[.B470]&amp;&quot; | &quot;&amp;[.C470]&amp;&quot; |&quot;" office:value-type="string" office:string-value="| 469 | reader  | pembaca |" calcext:value-type="string">
            <text:p>| 469 | reader <text:s/>| pembaca |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eady </text:p>
          </table:table-cell>
          <table:table-cell office:value-type="string" calcext:value-type="string">
            <text:p>siap</text:p>
          </table:table-cell>
          <table:table-cell table:formula="of:=&quot;| &quot;&amp;[.A471]&amp;&quot; | &quot;&amp;[.B471]&amp;&quot; | &quot;&amp;[.C471]&amp;&quot; |&quot;" office:value-type="string" office:string-value="| 470 | ready  | siap |" calcext:value-type="string">
            <text:p>| 470 | ready <text:s/>| siap |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eceipt </text:p>
          </table:table-cell>
          <table:table-cell office:value-type="string" calcext:value-type="string">
            <text:p>menerima</text:p>
          </table:table-cell>
          <table:table-cell table:formula="of:=&quot;| &quot;&amp;[.A472]&amp;&quot; | &quot;&amp;[.B472]&amp;&quot; | &quot;&amp;[.C472]&amp;&quot; |&quot;" office:value-type="string" office:string-value="| 471 | receipt  | menerima |" calcext:value-type="string">
            <text:p>| 471 | receipt <text:s/>| menerima |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eceived </text:p>
          </table:table-cell>
          <table:table-cell office:value-type="string" calcext:value-type="string">
            <text:p>diterima</text:p>
          </table:table-cell>
          <table:table-cell table:formula="of:=&quot;| &quot;&amp;[.A473]&amp;&quot; | &quot;&amp;[.B473]&amp;&quot; | &quot;&amp;[.C473]&amp;&quot; |&quot;" office:value-type="string" office:string-value="| 472 | received  | diterima |" calcext:value-type="string">
            <text:p>| 472 | received <text:s/>| diterima |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ecipient </text:p>
          </table:table-cell>
          <table:table-cell office:value-type="string" calcext:value-type="string">
            <text:p>penerima</text:p>
          </table:table-cell>
          <table:table-cell table:formula="of:=&quot;| &quot;&amp;[.A474]&amp;&quot; | &quot;&amp;[.B474]&amp;&quot; | &quot;&amp;[.C474]&amp;&quot; |&quot;" office:value-type="string" office:string-value="| 473 | recipient  | penerima |" calcext:value-type="string">
            <text:p>| 473 | recipient <text:s/>| penerima |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ecord </text:p>
          </table:table-cell>
          <table:table-cell office:value-type="string" calcext:value-type="string">
            <text:p>utas; rekam</text:p>
          </table:table-cell>
          <table:table-cell table:formula="of:=&quot;| &quot;&amp;[.A475]&amp;&quot; | &quot;&amp;[.B475]&amp;&quot; | &quot;&amp;[.C475]&amp;&quot; |&quot;" office:value-type="string" office:string-value="| 474 | record  | utas; rekam |" calcext:value-type="string">
            <text:p>| 474 | record <text:s/>| utas; rekam |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edo </text:p>
          </table:table-cell>
          <table:table-cell office:value-type="string" calcext:value-type="string">
            <text:p>jadi lagi</text:p>
          </table:table-cell>
          <table:table-cell table:formula="of:=&quot;| &quot;&amp;[.A476]&amp;&quot; | &quot;&amp;[.B476]&amp;&quot; | &quot;&amp;[.C476]&amp;&quot; |&quot;" office:value-type="string" office:string-value="| 475 | redo  | jadi lagi |" calcext:value-type="string">
            <text:p>| 475 | redo <text:s/>| jadi lagi |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edundancy </text:p>
          </table:table-cell>
          <table:table-cell office:value-type="string" calcext:value-type="string">
            <text:p>kelewahan; redundansi</text:p>
          </table:table-cell>
          <table:table-cell table:formula="of:=&quot;| &quot;&amp;[.A477]&amp;&quot; | &quot;&amp;[.B477]&amp;&quot; | &quot;&amp;[.C477]&amp;&quot; |&quot;" office:value-type="string" office:string-value="| 476 | redundancy  | kelewahan; redundansi |" calcext:value-type="string">
            <text:p>| 476 | redundancy <text:s/>| kelewahan; redundansi |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efresh </text:p>
          </table:table-cell>
          <table:table-cell office:value-type="string" calcext:value-type="string">
            <text:p>segar</text:p>
          </table:table-cell>
          <table:table-cell table:formula="of:=&quot;| &quot;&amp;[.A478]&amp;&quot; | &quot;&amp;[.B478]&amp;&quot; | &quot;&amp;[.C478]&amp;&quot; |&quot;" office:value-type="string" office:string-value="| 477 | refresh  | segar |" calcext:value-type="string">
            <text:p>| 477 | refresh <text:s/>| segar |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lease </text:p>
          </table:table-cell>
          <table:table-cell office:value-type="string" calcext:value-type="string">
            <text:p>luncuran; terbitan</text:p>
          </table:table-cell>
          <table:table-cell table:formula="of:=&quot;| &quot;&amp;[.A479]&amp;&quot; | &quot;&amp;[.B479]&amp;&quot; | &quot;&amp;[.C479]&amp;&quot; |&quot;" office:value-type="string" office:string-value="| 478 | release  | luncuran; terbitan |" calcext:value-type="string">
            <text:p>| 478 | release <text:s/>| luncuran; terbitan |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move </text:p>
          </table:table-cell>
          <table:table-cell office:value-type="string" calcext:value-type="string">
            <text:p>hapus</text:p>
          </table:table-cell>
          <table:table-cell table:formula="of:=&quot;| &quot;&amp;[.A480]&amp;&quot; | &quot;&amp;[.B480]&amp;&quot; | &quot;&amp;[.C480]&amp;&quot; |&quot;" office:value-type="string" office:string-value="| 479 | remove  | hapus |" calcext:value-type="string">
            <text:p>| 479 | remove <text:s/>| hapus |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ame </text:p>
          </table:table-cell>
          <table:table-cell office:value-type="string" calcext:value-type="string">
            <text:p>ganti judul, nama ulang</text:p>
          </table:table-cell>
          <table:table-cell table:formula="of:=&quot;| &quot;&amp;[.A481]&amp;&quot; | &quot;&amp;[.B481]&amp;&quot; | &quot;&amp;[.C481]&amp;&quot; |&quot;" office:value-type="string" office:string-value="| 480 | rename  | ganti judul, nama ulang |" calcext:value-type="string">
            <text:p>| 480 | rename <text:s/>| ganti judul, nama ulang |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peat </text:p>
          </table:table-cell>
          <table:table-cell office:value-type="string" calcext:value-type="string">
            <text:p>ulang</text:p>
          </table:table-cell>
          <table:table-cell table:formula="of:=&quot;| &quot;&amp;[.A482]&amp;&quot; | &quot;&amp;[.B482]&amp;&quot; | &quot;&amp;[.C482]&amp;&quot; |&quot;" office:value-type="string" office:string-value="| 481 | repeat  | ulang |" calcext:value-type="string">
            <text:p>| 481 | repeat <text:s/>| ulang |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eplace </text:p>
          </table:table-cell>
          <table:table-cell office:value-type="string" calcext:value-type="string">
            <text:p>ganti</text:p>
          </table:table-cell>
          <table:table-cell table:formula="of:=&quot;| &quot;&amp;[.A483]&amp;&quot; | &quot;&amp;[.B483]&amp;&quot; | &quot;&amp;[.C483]&amp;&quot; |&quot;" office:value-type="string" office:string-value="| 482 | replace  | ganti |" calcext:value-type="string">
            <text:p>| 482 | replace <text:s/>| ganti |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eplication </text:p>
          </table:table-cell>
          <table:table-cell office:value-type="string" calcext:value-type="string">
            <text:p>replikasi</text:p>
          </table:table-cell>
          <table:table-cell table:formula="of:=&quot;| &quot;&amp;[.A484]&amp;&quot; | &quot;&amp;[.B484]&amp;&quot; | &quot;&amp;[.C484]&amp;&quot; |&quot;" office:value-type="string" office:string-value="| 483 | replication  | replikasi |" calcext:value-type="string">
            <text:p>| 483 | replication <text:s/>| replikasi |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eply </text:p>
          </table:table-cell>
          <table:table-cell office:value-type="string" calcext:value-type="string">
            <text:p>jawab</text:p>
          </table:table-cell>
          <table:table-cell table:formula="of:=&quot;| &quot;&amp;[.A485]&amp;&quot; | &quot;&amp;[.B485]&amp;&quot; | &quot;&amp;[.C485]&amp;&quot; |&quot;" office:value-type="string" office:string-value="| 484 | reply  | jawab |" calcext:value-type="string">
            <text:p>| 484 | reply <text:s/>| jawab |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eply all </text:p>
          </table:table-cell>
          <table:table-cell office:value-type="string" calcext:value-type="string">
            <text:p>jawab semua</text:p>
          </table:table-cell>
          <table:table-cell table:formula="of:=&quot;| &quot;&amp;[.A486]&amp;&quot; | &quot;&amp;[.B486]&amp;&quot; | &quot;&amp;[.C486]&amp;&quot; |&quot;" office:value-type="string" office:string-value="| 485 | reply all  | jawab semua |" calcext:value-type="string">
            <text:p>| 485 | reply all <text:s/>| jawab semua |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ports </text:p>
          </table:table-cell>
          <table:table-cell office:value-type="string" calcext:value-type="string">
            <text:p>laporan</text:p>
          </table:table-cell>
          <table:table-cell table:formula="of:=&quot;| &quot;&amp;[.A487]&amp;&quot; | &quot;&amp;[.B487]&amp;&quot; | &quot;&amp;[.C487]&amp;&quot; |&quot;" office:value-type="string" office:string-value="| 486 | reports  | laporan |" calcext:value-type="string">
            <text:p>| 486 | reports <text:s/>| laporan |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eset </text:p>
          </table:table-cell>
          <table:table-cell office:value-type="string" calcext:value-type="string">
            <text:p>tata ulang</text:p>
          </table:table-cell>
          <table:table-cell table:formula="of:=&quot;| &quot;&amp;[.A488]&amp;&quot; | &quot;&amp;[.B488]&amp;&quot; | &quot;&amp;[.C488]&amp;&quot; |&quot;" office:value-type="string" office:string-value="| 487 | reset  | tata ulang |" calcext:value-type="string">
            <text:p>| 487 | reset <text:s/>| tata ulang |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esource </text:p>
          </table:table-cell>
          <table:table-cell office:value-type="string" calcext:value-type="string">
            <text:p>sumber daya</text:p>
          </table:table-cell>
          <table:table-cell table:formula="of:=&quot;| &quot;&amp;[.A489]&amp;&quot; | &quot;&amp;[.B489]&amp;&quot; | &quot;&amp;[.C489]&amp;&quot; |&quot;" office:value-type="string" office:string-value="| 488 | resource  | sumber daya |" calcext:value-type="string">
            <text:p>| 488 | resource <text:s/>| sumber daya |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estart </text:p>
          </table:table-cell>
          <table:table-cell office:value-type="string" calcext:value-type="string">
            <text:p>start ulang</text:p>
          </table:table-cell>
          <table:table-cell table:formula="of:=&quot;| &quot;&amp;[.A490]&amp;&quot; | &quot;&amp;[.B490]&amp;&quot; | &quot;&amp;[.C490]&amp;&quot; |&quot;" office:value-type="string" office:string-value="| 489 | restart  | start ulang |" calcext:value-type="string">
            <text:p>| 489 | restart <text:s/>| start ulang |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estore </text:p>
          </table:table-cell>
          <table:table-cell office:value-type="string" calcext:value-type="string">
            <text:p>simpan ulang</text:p>
          </table:table-cell>
          <table:table-cell table:formula="of:=&quot;| &quot;&amp;[.A491]&amp;&quot; | &quot;&amp;[.B491]&amp;&quot; | &quot;&amp;[.C491]&amp;&quot; |&quot;" office:value-type="string" office:string-value="| 490 | restore  | simpan ulang |" calcext:value-type="string">
            <text:p>| 490 | restore <text:s/>| simpan ulang |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sume </text:p>
          </table:table-cell>
          <table:table-cell office:value-type="string" calcext:value-type="string">
            <text:p>teruskan lagi</text:p>
          </table:table-cell>
          <table:table-cell table:formula="of:=&quot;| &quot;&amp;[.A492]&amp;&quot; | &quot;&amp;[.B492]&amp;&quot; | &quot;&amp;[.C492]&amp;&quot; |&quot;" office:value-type="string" office:string-value="| 491 | resume  | teruskan lagi |" calcext:value-type="string">
            <text:p>| 491 | resume <text:s/>| teruskan lagi |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etrieval </text:p>
          </table:table-cell>
          <table:table-cell office:value-type="string" calcext:value-type="string">
            <text:p>temu kembali</text:p>
          </table:table-cell>
          <table:table-cell table:formula="of:=&quot;| &quot;&amp;[.A493]&amp;&quot; | &quot;&amp;[.B493]&amp;&quot; | &quot;&amp;[.C493]&amp;&quot; |&quot;" office:value-type="string" office:string-value="| 492 | retrieval  | temu kembali |" calcext:value-type="string">
            <text:p>| 492 | retrieval <text:s/>| temu kembali |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etry </text:p>
          </table:table-cell>
          <table:table-cell office:value-type="string" calcext:value-type="string">
            <text:p>coba lagi</text:p>
          </table:table-cell>
          <table:table-cell table:formula="of:=&quot;| &quot;&amp;[.A494]&amp;&quot; | &quot;&amp;[.B494]&amp;&quot; | &quot;&amp;[.C494]&amp;&quot; |&quot;" office:value-type="string" office:string-value="| 493 | retry  | coba lagi |" calcext:value-type="string">
            <text:p>| 493 | retry <text:s/>| coba lagi |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eturn </text:p>
          </table:table-cell>
          <table:table-cell office:value-type="string" calcext:value-type="string">
            <text:p>kembali</text:p>
          </table:table-cell>
          <table:table-cell table:formula="of:=&quot;| &quot;&amp;[.A495]&amp;&quot; | &quot;&amp;[.B495]&amp;&quot; | &quot;&amp;[.C495]&amp;&quot; |&quot;" office:value-type="string" office:string-value="| 494 | return  | kembali |" calcext:value-type="string">
            <text:p>| 494 | return <text:s/>| kembali |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ewrite </text:p>
          </table:table-cell>
          <table:table-cell office:value-type="string" calcext:value-type="string">
            <text:p>tulis ulang</text:p>
          </table:table-cell>
          <table:table-cell table:formula="of:=&quot;| &quot;&amp;[.A496]&amp;&quot; | &quot;&amp;[.B496]&amp;&quot; | &quot;&amp;[.C496]&amp;&quot; |&quot;" office:value-type="string" office:string-value="| 495 | rewrite  | tulis ulang |" calcext:value-type="string">
            <text:p>| 495 | rewrite <text:s/>| tulis ulang |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ight </text:p>
          </table:table-cell>
          <table:table-cell office:value-type="string" calcext:value-type="string">
            <text:p>kanan</text:p>
          </table:table-cell>
          <table:table-cell table:formula="of:=&quot;| &quot;&amp;[.A497]&amp;&quot; | &quot;&amp;[.B497]&amp;&quot; | &quot;&amp;[.C497]&amp;&quot; |&quot;" office:value-type="string" office:string-value="| 496 | right  | kanan |" calcext:value-type="string">
            <text:p>| 496 | right <text:s/>| kanan |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ow </text:p>
          </table:table-cell>
          <table:table-cell office:value-type="string" calcext:value-type="string">
            <text:p>baris</text:p>
          </table:table-cell>
          <table:table-cell table:formula="of:=&quot;| &quot;&amp;[.A498]&amp;&quot; | &quot;&amp;[.B498]&amp;&quot; | &quot;&amp;[.C498]&amp;&quot; |&quot;" office:value-type="string" office:string-value="| 497 | row  | baris |" calcext:value-type="string">
            <text:p>| 497 | row <text:s/>| baris |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uler </text:p>
          </table:table-cell>
          <table:table-cell office:value-type="string" calcext:value-type="string">
            <text:p>mistar</text:p>
          </table:table-cell>
          <table:table-cell table:formula="of:=&quot;| &quot;&amp;[.A499]&amp;&quot; | &quot;&amp;[.B499]&amp;&quot; | &quot;&amp;[.C499]&amp;&quot; |&quot;" office:value-type="string" office:string-value="| 498 | ruler  | mistar |" calcext:value-type="string">
            <text:p>| 498 | ruler <text:s/>| mistar |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un </text:p>
          </table:table-cell>
          <table:table-cell office:value-type="string" calcext:value-type="string">
            <text:p>jalankan</text:p>
          </table:table-cell>
          <table:table-cell table:formula="of:=&quot;| &quot;&amp;[.A500]&amp;&quot; | &quot;&amp;[.B500]&amp;&quot; | &quot;&amp;[.C500]&amp;&quot; |&quot;" office:value-type="string" office:string-value="| 499 | run  | jalankan |" calcext:value-type="string">
            <text:p>| 499 | run <text:s/>| jalankan |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ave </text:p>
          </table:table-cell>
          <table:table-cell office:value-type="string" calcext:value-type="string">
            <text:p>simpan</text:p>
          </table:table-cell>
          <table:table-cell table:formula="of:=&quot;| &quot;&amp;[.A501]&amp;&quot; | &quot;&amp;[.B501]&amp;&quot; | &quot;&amp;[.C501]&amp;&quot; |&quot;" office:value-type="string" office:string-value="| 500 | save  | simpan |" calcext:value-type="string">
            <text:p>| 500 | save <text:s/>| simpan |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ave as </text:p>
          </table:table-cell>
          <table:table-cell office:value-type="string" calcext:value-type="string">
            <text:p>simpan sebagai</text:p>
          </table:table-cell>
          <table:table-cell table:formula="of:=&quot;| &quot;&amp;[.A502]&amp;&quot; | &quot;&amp;[.B502]&amp;&quot; | &quot;&amp;[.C502]&amp;&quot; |&quot;" office:value-type="string" office:string-value="| 501 | save as  | simpan sebagai |" calcext:value-type="string">
            <text:p>| 501 | save as <text:s/>| simpan sebagai |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ave as HTML (hyper markup language) </text:p>
          </table:table-cell>
          <table:table-cell office:value-type="string" calcext:value-type="string">
            <text:p>simpan sebagai bahasa markah hiper teks (BMHT)</text:p>
          </table:table-cell>
          <table:table-cell table:formula="of:=&quot;| &quot;&amp;[.A503]&amp;&quot; | &quot;&amp;[.B503]&amp;&quot; | &quot;&amp;[.C503]&amp;&quot; |&quot;" office:value-type="string" office:string-value="| 502 | save as HTML (hyper markup language)  | simpan sebagai bahasa markah hiper teks (BMHT) |" calcext:value-type="string">
            <text:p>| 502 | save as HTML (hyper markup language) <text:s/>| simpan sebagai bahasa markah hiper teks (BMHT) |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can </text:p>
          </table:table-cell>
          <table:table-cell office:value-type="string" calcext:value-type="string">
            <text:p>pindai</text:p>
          </table:table-cell>
          <table:table-cell table:formula="of:=&quot;| &quot;&amp;[.A504]&amp;&quot; | &quot;&amp;[.B504]&amp;&quot; | &quot;&amp;[.C504]&amp;&quot; |&quot;" office:value-type="string" office:string-value="| 503 | scan  | pindai |" calcext:value-type="string">
            <text:p>| 503 | scan <text:s/>| pindai |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canner </text:p>
          </table:table-cell>
          <table:table-cell office:value-type="string" calcext:value-type="string">
            <text:p>pemindai</text:p>
          </table:table-cell>
          <table:table-cell table:formula="of:=&quot;| &quot;&amp;[.A505]&amp;&quot; | &quot;&amp;[.B505]&amp;&quot; | &quot;&amp;[.C505]&amp;&quot; |&quot;" office:value-type="string" office:string-value="| 504 | scanner  | pemindai |" calcext:value-type="string">
            <text:p>| 504 | scanner <text:s/>| pemindai |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creen </text:p>
          </table:table-cell>
          <table:table-cell office:value-type="string" calcext:value-type="string">
            <text:p>layar</text:p>
          </table:table-cell>
          <table:table-cell table:formula="of:=&quot;| &quot;&amp;[.A506]&amp;&quot; | &quot;&amp;[.B506]&amp;&quot; | &quot;&amp;[.C506]&amp;&quot; |&quot;" office:value-type="string" office:string-value="| 505 | screen  | layar |" calcext:value-type="string">
            <text:p>| 505 | screen <text:s/>| layar |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croll </text:p>
          </table:table-cell>
          <table:table-cell office:value-type="string" calcext:value-type="string">
            <text:p>menggulung</text:p>
          </table:table-cell>
          <table:table-cell table:formula="of:=&quot;| &quot;&amp;[.A507]&amp;&quot; | &quot;&amp;[.B507]&amp;&quot; | &quot;&amp;[.C507]&amp;&quot; |&quot;" office:value-type="string" office:string-value="| 506 | scroll  | menggulung |" calcext:value-type="string">
            <text:p>| 506 | scroll <text:s/>| menggulung |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croll lock </text:p>
          </table:table-cell>
          <table:table-cell office:value-type="string" calcext:value-type="string">
            <text:p>kunci gulung</text:p>
          </table:table-cell>
          <table:table-cell table:formula="of:=&quot;| &quot;&amp;[.A508]&amp;&quot; | &quot;&amp;[.B508]&amp;&quot; | &quot;&amp;[.C508]&amp;&quot; |&quot;" office:value-type="string" office:string-value="| 507 | scroll lock  | kunci gulung |" calcext:value-type="string">
            <text:p>| 507 | scroll lock <text:s/>| kunci gulung |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arch </text:p>
          </table:table-cell>
          <table:table-cell office:value-type="string" calcext:value-type="string">
            <text:p>telusur</text:p>
          </table:table-cell>
          <table:table-cell table:formula="of:=&quot;| &quot;&amp;[.A509]&amp;&quot; | &quot;&amp;[.B509]&amp;&quot; | &quot;&amp;[.C509]&amp;&quot; |&quot;" office:value-type="string" office:string-value="| 508 | search  | telusur |" calcext:value-type="string">
            <text:p>| 508 | search <text:s/>| telusur |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condary recipient </text:p>
          </table:table-cell>
          <table:table-cell office:value-type="string" calcext:value-type="string">
            <text:p>penerima sekunder</text:p>
          </table:table-cell>
          <table:table-cell table:formula="of:=&quot;| &quot;&amp;[.A510]&amp;&quot; | &quot;&amp;[.B510]&amp;&quot; | &quot;&amp;[.C510]&amp;&quot; |&quot;" office:value-type="string" office:string-value="| 509 | secondary recipient  | penerima sekunder |" calcext:value-type="string">
            <text:p>| 509 | secondary recipient <text:s/>| penerima sekunder |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ctor </text:p>
          </table:table-cell>
          <table:table-cell office:value-type="string" calcext:value-type="string">
            <text:p>sektor</text:p>
          </table:table-cell>
          <table:table-cell table:formula="of:=&quot;| &quot;&amp;[.A511]&amp;&quot; | &quot;&amp;[.B511]&amp;&quot; | &quot;&amp;[.C511]&amp;&quot; |&quot;" office:value-type="string" office:string-value="| 510 | sector  | sektor |" calcext:value-type="string">
            <text:p>| 510 | sector <text:s/>| sektor |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cure access </text:p>
          </table:table-cell>
          <table:table-cell office:value-type="string" calcext:value-type="string">
            <text:p>akses aman</text:p>
          </table:table-cell>
          <table:table-cell table:formula="of:=&quot;| &quot;&amp;[.A512]&amp;&quot; | &quot;&amp;[.B512]&amp;&quot; | &quot;&amp;[.C512]&amp;&quot; |&quot;" office:value-type="string" office:string-value="| 511 | secure access  | akses aman |" calcext:value-type="string">
            <text:p>| 511 | secure access <text:s/>| akses aman |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curity </text:p>
          </table:table-cell>
          <table:table-cell office:value-type="string" calcext:value-type="string">
            <text:p>keamanan</text:p>
          </table:table-cell>
          <table:table-cell table:formula="of:=&quot;| &quot;&amp;[.A513]&amp;&quot; | &quot;&amp;[.B513]&amp;&quot; | &quot;&amp;[.C513]&amp;&quot; |&quot;" office:value-type="string" office:string-value="| 512 | security  | keamanan |" calcext:value-type="string">
            <text:p>| 512 | security <text:s/>| keamanan |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egment </text:p>
          </table:table-cell>
          <table:table-cell office:value-type="string" calcext:value-type="string">
            <text:p>segmen</text:p>
          </table:table-cell>
          <table:table-cell table:formula="of:=&quot;| &quot;&amp;[.A514]&amp;&quot; | &quot;&amp;[.B514]&amp;&quot; | &quot;&amp;[.C514]&amp;&quot; |&quot;" office:value-type="string" office:string-value="| 513 | segment  | segmen |" calcext:value-type="string">
            <text:p>| 513 | segment <text:s/>| segmen |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elect </text:p>
          </table:table-cell>
          <table:table-cell office:value-type="string" calcext:value-type="string">
            <text:p>pilih</text:p>
          </table:table-cell>
          <table:table-cell table:formula="of:=&quot;| &quot;&amp;[.A515]&amp;&quot; | &quot;&amp;[.B515]&amp;&quot; | &quot;&amp;[.C515]&amp;&quot; |&quot;" office:value-type="string" office:string-value="| 514 | select  | pilih |" calcext:value-type="string">
            <text:p>| 514 | select <text:s/>| pilih |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elect all </text:p>
          </table:table-cell>
          <table:table-cell office:value-type="string" calcext:value-type="string">
            <text:p>pilih semua</text:p>
          </table:table-cell>
          <table:table-cell table:formula="of:=&quot;| &quot;&amp;[.A516]&amp;&quot; | &quot;&amp;[.B516]&amp;&quot; | &quot;&amp;[.C516]&amp;&quot; |&quot;" office:value-type="string" office:string-value="| 515 | select all  | pilih semua |" calcext:value-type="string">
            <text:p>| 515 | select all <text:s/>| pilih semua |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end </text:p>
          </table:table-cell>
          <table:table-cell office:value-type="string" calcext:value-type="string">
            <text:p>kirim</text:p>
          </table:table-cell>
          <table:table-cell table:formula="of:=&quot;| &quot;&amp;[.A517]&amp;&quot; | &quot;&amp;[.B517]&amp;&quot; | &quot;&amp;[.C517]&amp;&quot; |&quot;" office:value-type="string" office:string-value="| 516 | send  | kirim |" calcext:value-type="string">
            <text:p>| 516 | send <text:s/>| kirim |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end to </text:p>
          </table:table-cell>
          <table:table-cell office:value-type="string" calcext:value-type="string">
            <text:p>kirim kepada</text:p>
          </table:table-cell>
          <table:table-cell table:formula="of:=&quot;| &quot;&amp;[.A518]&amp;&quot; | &quot;&amp;[.B518]&amp;&quot; | &quot;&amp;[.C518]&amp;&quot; |&quot;" office:value-type="string" office:string-value="| 517 | send to  | kirim kepada |" calcext:value-type="string">
            <text:p>| 517 | send to <text:s/>| kirim kepada |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ent item </text:p>
          </table:table-cell>
          <table:table-cell office:value-type="string" calcext:value-type="string">
            <text:p>surat/butir terkirim</text:p>
          </table:table-cell>
          <table:table-cell table:formula="of:=&quot;| &quot;&amp;[.A519]&amp;&quot; | &quot;&amp;[.B519]&amp;&quot; | &quot;&amp;[.C519]&amp;&quot; |&quot;" office:value-type="string" office:string-value="| 518 | sent item  | surat/butir terkirim |" calcext:value-type="string">
            <text:p>| 518 | sent item <text:s/>| surat/butir terkirim |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eries </text:p>
          </table:table-cell>
          <table:table-cell office:value-type="string" calcext:value-type="string">
            <text:p>seri</text:p>
          </table:table-cell>
          <table:table-cell table:formula="of:=&quot;| &quot;&amp;[.A520]&amp;&quot; | &quot;&amp;[.B520]&amp;&quot; | &quot;&amp;[.C520]&amp;&quot; |&quot;" office:value-type="string" office:string-value="| 519 | series  | seri |" calcext:value-type="string">
            <text:p>| 519 | series <text:s/>| seri |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erver </text:p>
          </table:table-cell>
          <table:table-cell office:value-type="string" calcext:value-type="string">
            <text:p>peladen; server</text:p>
          </table:table-cell>
          <table:table-cell table:formula="of:=&quot;| &quot;&amp;[.A521]&amp;&quot; | &quot;&amp;[.B521]&amp;&quot; | &quot;&amp;[.C521]&amp;&quot; |&quot;" office:value-type="string" office:string-value="| 520 | server  | peladen; server |" calcext:value-type="string">
            <text:p>| 520 | server <text:s/>| peladen; server |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t up show </text:p>
          </table:table-cell>
          <table:table-cell office:value-type="string" calcext:value-type="string">
            <text:p>tata tampilan</text:p>
          </table:table-cell>
          <table:table-cell table:formula="of:=&quot;| &quot;&amp;[.A522]&amp;&quot; | &quot;&amp;[.B522]&amp;&quot; | &quot;&amp;[.C522]&amp;&quot; |&quot;" office:value-type="string" office:string-value="| 521 | set up show  | tata tampilan |" calcext:value-type="string">
            <text:p>| 521 | set up show <text:s/>| tata tampilan |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etting </text:p>
          </table:table-cell>
          <table:table-cell office:value-type="string" calcext:value-type="string">
            <text:p>penataan</text:p>
          </table:table-cell>
          <table:table-cell table:formula="of:=&quot;| &quot;&amp;[.A523]&amp;&quot; | &quot;&amp;[.B523]&amp;&quot; | &quot;&amp;[.C523]&amp;&quot; |&quot;" office:value-type="string" office:string-value="| 522 | setting  | penataan |" calcext:value-type="string">
            <text:p>| 522 | setting <text:s/>| penataan |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etup </text:p>
          </table:table-cell>
          <table:table-cell office:value-type="string" calcext:value-type="string">
            <text:p>tata</text:p>
          </table:table-cell>
          <table:table-cell table:formula="of:=&quot;| &quot;&amp;[.A524]&amp;&quot; | &quot;&amp;[.B524]&amp;&quot; | &quot;&amp;[.C524]&amp;&quot; |&quot;" office:value-type="string" office:string-value="| 523 | setup  | tata |" calcext:value-type="string">
            <text:p>| 523 | setup <text:s/>| tata |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hading </text:p>
          </table:table-cell>
          <table:table-cell office:value-type="string" calcext:value-type="string">
            <text:p>pembayangan</text:p>
          </table:table-cell>
          <table:table-cell table:formula="of:=&quot;| &quot;&amp;[.A525]&amp;&quot; | &quot;&amp;[.B525]&amp;&quot; | &quot;&amp;[.C525]&amp;&quot; |&quot;" office:value-type="string" office:string-value="| 524 | shading  | pembayangan |" calcext:value-type="string">
            <text:p>| 524 | shading <text:s/>| pembayangan |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hare workbook </text:p>
          </table:table-cell>
          <table:table-cell office:value-type="string" calcext:value-type="string">
            <text:p>buku kerja bersama</text:p>
          </table:table-cell>
          <table:table-cell table:formula="of:=&quot;| &quot;&amp;[.A526]&amp;&quot; | &quot;&amp;[.B526]&amp;&quot; | &quot;&amp;[.C526]&amp;&quot; |&quot;" office:value-type="string" office:string-value="| 525 | share workbook  | buku kerja bersama |" calcext:value-type="string">
            <text:p>| 525 | share workbook <text:s/>| buku kerja bersama |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hareable directory </text:p>
          </table:table-cell>
          <table:table-cell office:value-type="string" calcext:value-type="string">
            <text:p>direktori terbagi</text:p>
          </table:table-cell>
          <table:table-cell table:formula="of:=&quot;| &quot;&amp;[.A527]&amp;&quot; | &quot;&amp;[.B527]&amp;&quot; | &quot;&amp;[.C527]&amp;&quot; |&quot;" office:value-type="string" office:string-value="| 526 | shareable directory  | direktori terbagi |" calcext:value-type="string">
            <text:p>| 526 | shareable directory <text:s/>| direktori terbagi |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heet </text:p>
          </table:table-cell>
          <table:table-cell office:value-type="string" calcext:value-type="string">
            <text:p>lembar</text:p>
          </table:table-cell>
          <table:table-cell table:formula="of:=&quot;| &quot;&amp;[.A528]&amp;&quot; | &quot;&amp;[.B528]&amp;&quot; | &quot;&amp;[.C528]&amp;&quot; |&quot;" office:value-type="string" office:string-value="| 527 | sheet  | lembar |" calcext:value-type="string">
            <text:p>| 527 | sheet <text:s/>| lembar |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hift </text:p>
          </table:table-cell>
          <table:table-cell office:value-type="string" calcext:value-type="string">
            <text:p>alih</text:p>
          </table:table-cell>
          <table:table-cell table:formula="of:=&quot;| &quot;&amp;[.A529]&amp;&quot; | &quot;&amp;[.B529]&amp;&quot; | &quot;&amp;[.C529]&amp;&quot; |&quot;" office:value-type="string" office:string-value="| 528 | shift  | alih |" calcext:value-type="string">
            <text:p>| 528 | shift <text:s/>| alih |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hut down </text:p>
          </table:table-cell>
          <table:table-cell office:value-type="string" calcext:value-type="string">
            <text:p>tutup padam</text:p>
          </table:table-cell>
          <table:table-cell table:formula="of:=&quot;| &quot;&amp;[.A530]&amp;&quot; | &quot;&amp;[.B530]&amp;&quot; | &quot;&amp;[.C530]&amp;&quot; |&quot;" office:value-type="string" office:string-value="| 529 | shut down  | tutup padam |" calcext:value-type="string">
            <text:p>| 529 | shut down <text:s/>| tutup padam |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ignature </text:p>
          </table:table-cell>
          <table:table-cell office:value-type="string" calcext:value-type="string">
            <text:p>tanda tangan</text:p>
          </table:table-cell>
          <table:table-cell table:formula="of:=&quot;| &quot;&amp;[.A531]&amp;&quot; | &quot;&amp;[.B531]&amp;&quot; | &quot;&amp;[.C531]&amp;&quot; |&quot;" office:value-type="string" office:string-value="| 530 | signature  | tanda tangan |" calcext:value-type="string">
            <text:p>| 530 | signature <text:s/>| tanda tangan |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lash </text:p>
          </table:table-cell>
          <table:table-cell office:value-type="string" calcext:value-type="string">
            <text:p>garis miring</text:p>
          </table:table-cell>
          <table:table-cell table:formula="of:=&quot;| &quot;&amp;[.A532]&amp;&quot; | &quot;&amp;[.B532]&amp;&quot; | &quot;&amp;[.C532]&amp;&quot; |&quot;" office:value-type="string" office:string-value="| 531 | slash  | garis miring |" calcext:value-type="string">
            <text:p>| 531 | slash <text:s/>| garis miring |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leep </text:p>
          </table:table-cell>
          <table:table-cell office:value-type="string" calcext:value-type="string">
            <text:p>pudar</text:p>
          </table:table-cell>
          <table:table-cell table:formula="of:=&quot;| &quot;&amp;[.A533]&amp;&quot; | &quot;&amp;[.B533]&amp;&quot; | &quot;&amp;[.C533]&amp;&quot; |&quot;" office:value-type="string" office:string-value="| 532 | sleep  | pudar |" calcext:value-type="string">
            <text:p>| 532 | sleep <text:s/>| pudar |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lide </text:p>
          </table:table-cell>
          <table:table-cell office:value-type="string" calcext:value-type="string">
            <text:p>salindia</text:p>
          </table:table-cell>
          <table:table-cell table:formula="of:=&quot;| &quot;&amp;[.A534]&amp;&quot; | &quot;&amp;[.B534]&amp;&quot; | &quot;&amp;[.C534]&amp;&quot; |&quot;" office:value-type="string" office:string-value="| 533 | slide  | salindia |" calcext:value-type="string">
            <text:p>| 533 | slide <text:s/>| salindia |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lide colour scheme </text:p>
          </table:table-cell>
          <table:table-cell office:value-type="string" calcext:value-type="string">
            <text:p>skema warna salindia</text:p>
          </table:table-cell>
          <table:table-cell table:formula="of:=&quot;| &quot;&amp;[.A535]&amp;&quot; | &quot;&amp;[.B535]&amp;&quot; | &quot;&amp;[.C535]&amp;&quot; |&quot;" office:value-type="string" office:string-value="| 534 | slide colour scheme  | skema warna salindia |" calcext:value-type="string">
            <text:p>| 534 | slide colour scheme <text:s/>| skema warna salindia |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lide from files </text:p>
          </table:table-cell>
          <table:table-cell office:value-type="string" calcext:value-type="string">
            <text:p>salindia dari berkas</text:p>
          </table:table-cell>
          <table:table-cell table:formula="of:=&quot;| &quot;&amp;[.A536]&amp;&quot; | &quot;&amp;[.B536]&amp;&quot; | &quot;&amp;[.C536]&amp;&quot; |&quot;" office:value-type="string" office:string-value="| 535 | slide from files  | salindia dari berkas |" calcext:value-type="string">
            <text:p>| 535 | slide from files <text:s/>| salindia dari berkas |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lide from outlines </text:p>
          </table:table-cell>
          <table:table-cell office:value-type="string" calcext:value-type="string">
            <text:p>salindia dari ragangan</text:p>
          </table:table-cell>
          <table:table-cell table:formula="of:=&quot;| &quot;&amp;[.A537]&amp;&quot; | &quot;&amp;[.B537]&amp;&quot; | &quot;&amp;[.C537]&amp;&quot; |&quot;" office:value-type="string" office:string-value="| 536 | slide from outlines  | salindia dari ragangan |" calcext:value-type="string">
            <text:p>| 536 | slide from outlines <text:s/>| salindia dari ragangan |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lide layout </text:p>
          </table:table-cell>
          <table:table-cell office:value-type="string" calcext:value-type="string">
            <text:p>tata letak salindia</text:p>
          </table:table-cell>
          <table:table-cell table:formula="of:=&quot;| &quot;&amp;[.A538]&amp;&quot; | &quot;&amp;[.B538]&amp;&quot; | &quot;&amp;[.C538]&amp;&quot; |&quot;" office:value-type="string" office:string-value="| 537 | slide layout  | tata letak salindia |" calcext:value-type="string">
            <text:p>| 537 | slide layout <text:s/>| tata letak salindia |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lide miniature </text:p>
          </table:table-cell>
          <table:table-cell office:value-type="string" calcext:value-type="string">
            <text:p>miniatur salindia</text:p>
          </table:table-cell>
          <table:table-cell table:formula="of:=&quot;| &quot;&amp;[.A539]&amp;&quot; | &quot;&amp;[.B539]&amp;&quot; | &quot;&amp;[.C539]&amp;&quot; |&quot;" office:value-type="string" office:string-value="| 538 | slide miniature  | miniatur salindia |" calcext:value-type="string">
            <text:p>| 538 | slide miniature <text:s/>| miniatur salindia |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lide number </text:p>
          </table:table-cell>
          <table:table-cell office:value-type="string" calcext:value-type="string">
            <text:p>nomor salindia</text:p>
          </table:table-cell>
          <table:table-cell table:formula="of:=&quot;| &quot;&amp;[.A540]&amp;&quot; | &quot;&amp;[.B540]&amp;&quot; | &quot;&amp;[.C540]&amp;&quot; |&quot;" office:value-type="string" office:string-value="| 539 | slide number  | nomor salindia |" calcext:value-type="string">
            <text:p>| 539 | slide number <text:s/>| nomor salindia |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lide show </text:p>
          </table:table-cell>
          <table:table-cell office:value-type="string" calcext:value-type="string">
            <text:p>tampil salindia</text:p>
          </table:table-cell>
          <table:table-cell table:formula="of:=&quot;| &quot;&amp;[.A541]&amp;&quot; | &quot;&amp;[.B541]&amp;&quot; | &quot;&amp;[.C541]&amp;&quot; |&quot;" office:value-type="string" office:string-value="| 540 | slide show  | tampil salindia |" calcext:value-type="string">
            <text:p>| 540 | slide show <text:s/>| tampil salindia |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lide sorter </text:p>
          </table:table-cell>
          <table:table-cell office:value-type="string" calcext:value-type="string">
            <text:p>penyortir salindia; pemilah salindia</text:p>
          </table:table-cell>
          <table:table-cell table:formula="of:=&quot;| &quot;&amp;[.A542]&amp;&quot; | &quot;&amp;[.B542]&amp;&quot; | &quot;&amp;[.C542]&amp;&quot; |&quot;" office:value-type="string" office:string-value="| 541 | slide sorter  | penyortir salindia; pemilah salindia |" calcext:value-type="string">
            <text:p>| 541 | slide sorter <text:s/>| penyortir salindia; pemilah salindia |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lot </text:p>
          </table:table-cell>
          <table:table-cell office:value-type="string" calcext:value-type="string">
            <text:p>slot</text:p>
          </table:table-cell>
          <table:table-cell table:formula="of:=&quot;| &quot;&amp;[.A543]&amp;&quot; | &quot;&amp;[.B543]&amp;&quot; | &quot;&amp;[.C543]&amp;&quot; |&quot;" office:value-type="string" office:string-value="| 542 | slot  | slot |" calcext:value-type="string">
            <text:p>| 542 | slot <text:s/>| slot |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oftware </text:p>
          </table:table-cell>
          <table:table-cell office:value-type="string" calcext:value-type="string">
            <text:p>perangkat lunak</text:p>
          </table:table-cell>
          <table:table-cell table:formula="of:=&quot;| &quot;&amp;[.A544]&amp;&quot; | &quot;&amp;[.B544]&amp;&quot; | &quot;&amp;[.C544]&amp;&quot; |&quot;" office:value-type="string" office:string-value="| 543 | software  | perangkat lunak |" calcext:value-type="string">
            <text:p>| 543 | software <text:s/>| perangkat lunak |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ort </text:p>
          </table:table-cell>
          <table:table-cell office:value-type="string" calcext:value-type="string">
            <text:p>sortir; pilah</text:p>
          </table:table-cell>
          <table:table-cell table:formula="of:=&quot;| &quot;&amp;[.A545]&amp;&quot; | &quot;&amp;[.B545]&amp;&quot; | &quot;&amp;[.C545]&amp;&quot; |&quot;" office:value-type="string" office:string-value="| 544 | sort  | sortir; pilah |" calcext:value-type="string">
            <text:p>| 544 | sort <text:s/>| sortir; pilah |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ound </text:p>
          </table:table-cell>
          <table:table-cell office:value-type="string" calcext:value-type="string">
            <text:p>suara</text:p>
          </table:table-cell>
          <table:table-cell table:formula="of:=&quot;| &quot;&amp;[.A546]&amp;&quot; | &quot;&amp;[.B546]&amp;&quot; | &quot;&amp;[.C546]&amp;&quot; |&quot;" office:value-type="string" office:string-value="| 545 | sound  | suara |" calcext:value-type="string">
            <text:p>| 545 | sound <text:s/>| suara |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ource </text:p>
          </table:table-cell>
          <table:table-cell office:value-type="string" calcext:value-type="string">
            <text:p>sumber</text:p>
          </table:table-cell>
          <table:table-cell table:formula="of:=&quot;| &quot;&amp;[.A547]&amp;&quot; | &quot;&amp;[.B547]&amp;&quot; | &quot;&amp;[.C547]&amp;&quot; |&quot;" office:value-type="string" office:string-value="| 546 | source  | sumber |" calcext:value-type="string">
            <text:p>| 546 | source <text:s/>| sumber |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pace </text:p>
          </table:table-cell>
          <table:table-cell office:value-type="string" calcext:value-type="string">
            <text:p>spasi</text:p>
          </table:table-cell>
          <table:table-cell table:formula="of:=&quot;| &quot;&amp;[.A548]&amp;&quot; | &quot;&amp;[.B548]&amp;&quot; | &quot;&amp;[.C548]&amp;&quot; |&quot;" office:value-type="string" office:string-value="| 547 | space  | spasi |" calcext:value-type="string">
            <text:p>| 547 | space <text:s/>| spasi |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pacebar </text:p>
          </table:table-cell>
          <table:table-cell office:value-type="string" calcext:value-type="string">
            <text:p>batang spasi</text:p>
          </table:table-cell>
          <table:table-cell table:formula="of:=&quot;| &quot;&amp;[.A549]&amp;&quot; | &quot;&amp;[.B549]&amp;&quot; | &quot;&amp;[.C549]&amp;&quot; |&quot;" office:value-type="string" office:string-value="| 548 | spacebar  | batang spasi |" calcext:value-type="string">
            <text:p>| 548 | spacebar <text:s/>| batang spasi |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peaker noter </text:p>
          </table:table-cell>
          <table:table-cell office:value-type="string" calcext:value-type="string">
            <text:p>pencatat pembicara</text:p>
          </table:table-cell>
          <table:table-cell table:formula="of:=&quot;| &quot;&amp;[.A550]&amp;&quot; | &quot;&amp;[.B550]&amp;&quot; | &quot;&amp;[.C550]&amp;&quot; |&quot;" office:value-type="string" office:string-value="| 549 | speaker noter  | pencatat pembicara |" calcext:value-type="string">
            <text:p>| 549 | speaker noter <text:s/>| pencatat pembicara |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pelling </text:p>
          </table:table-cell>
          <table:table-cell office:value-type="string" calcext:value-type="string">
            <text:p>ejaan</text:p>
          </table:table-cell>
          <table:table-cell table:formula="of:=&quot;| &quot;&amp;[.A551]&amp;&quot; | &quot;&amp;[.B551]&amp;&quot; | &quot;&amp;[.C551]&amp;&quot; |&quot;" office:value-type="string" office:string-value="| 550 | spelling  | ejaan |" calcext:value-type="string">
            <text:p>| 550 | spelling <text:s/>| ejaan |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plit </text:p>
          </table:table-cell>
          <table:table-cell office:value-type="string" calcext:value-type="string">
            <text:p>belah</text:p>
          </table:table-cell>
          <table:table-cell table:formula="of:=&quot;| &quot;&amp;[.A552]&amp;&quot; | &quot;&amp;[.B552]&amp;&quot; | &quot;&amp;[.C552]&amp;&quot; |&quot;" office:value-type="string" office:string-value="| 551 | split  | belah |" calcext:value-type="string">
            <text:p>| 551 | split <text:s/>| belah |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plitting </text:p>
          </table:table-cell>
          <table:table-cell office:value-type="string" calcext:value-type="string">
            <text:p>pembelahan</text:p>
          </table:table-cell>
          <table:table-cell table:formula="of:=&quot;| &quot;&amp;[.A553]&amp;&quot; | &quot;&amp;[.B553]&amp;&quot; | &quot;&amp;[.C553]&amp;&quot; |&quot;" office:value-type="string" office:string-value="| 552 | splitting  | pembelahan |" calcext:value-type="string">
            <text:p>| 552 | splitting <text:s/>| pembelahan |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pread sheet </text:p>
          </table:table-cell>
          <table:table-cell office:value-type="string" calcext:value-type="string">
            <text:p>lembar sebar</text:p>
          </table:table-cell>
          <table:table-cell table:formula="of:=&quot;| &quot;&amp;[.A554]&amp;&quot; | &quot;&amp;[.B554]&amp;&quot; | &quot;&amp;[.C554]&amp;&quot; |&quot;" office:value-type="string" office:string-value="| 553 | spread sheet  | lembar sebar |" calcext:value-type="string">
            <text:p>| 553 | spread sheet <text:s/>| lembar sebar |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andby </text:p>
          </table:table-cell>
          <table:table-cell office:value-type="string" calcext:value-type="string">
            <text:p>siaga</text:p>
          </table:table-cell>
          <table:table-cell table:formula="of:=&quot;| &quot;&amp;[.A555]&amp;&quot; | &quot;&amp;[.B555]&amp;&quot; | &quot;&amp;[.C555]&amp;&quot; |&quot;" office:value-type="string" office:string-value="| 554 | standby  | siaga |" calcext:value-type="string">
            <text:p>| 554 | standby <text:s/>| siaga |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mulai; star</text:p>
          </table:table-cell>
          <table:table-cell table:formula="of:=&quot;| &quot;&amp;[.A556]&amp;&quot; | &quot;&amp;[.B556]&amp;&quot; | &quot;&amp;[.C556]&amp;&quot; |&quot;" office:value-type="string" office:string-value="| 555 | start  | mulai; star |" calcext:value-type="string">
            <text:p>| 555 | start <text:s/>| mulai; star |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art up </text:p>
          </table:table-cell>
          <table:table-cell office:value-type="string" calcext:value-type="string">
            <text:p>hidupkan</text:p>
          </table:table-cell>
          <table:table-cell table:formula="of:=&quot;| &quot;&amp;[.A557]&amp;&quot; | &quot;&amp;[.B557]&amp;&quot; | &quot;&amp;[.C557]&amp;&quot; |&quot;" office:value-type="string" office:string-value="| 556 | start up  | hidupkan |" calcext:value-type="string">
            <text:p>| 556 | start up <text:s/>| hidupkan |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atus bar </text:p>
          </table:table-cell>
          <table:table-cell office:value-type="string" calcext:value-type="string">
            <text:p>batang status</text:p>
          </table:table-cell>
          <table:table-cell table:formula="of:=&quot;| &quot;&amp;[.A558]&amp;&quot; | &quot;&amp;[.B558]&amp;&quot; | &quot;&amp;[.C558]&amp;&quot; |&quot;" office:value-type="string" office:string-value="| 557 | status bar  | batang status |" calcext:value-type="string">
            <text:p>| 557 | status bar <text:s/>| batang status |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op </text:p>
          </table:table-cell>
          <table:table-cell office:value-type="string" calcext:value-type="string">
            <text:p>stop</text:p>
          </table:table-cell>
          <table:table-cell table:formula="of:=&quot;| &quot;&amp;[.A559]&amp;&quot; | &quot;&amp;[.B559]&amp;&quot; | &quot;&amp;[.C559]&amp;&quot; |&quot;" office:value-type="string" office:string-value="| 558 | stop  | stop |" calcext:value-type="string">
            <text:p>| 558 | stop <text:s/>| stop |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ored message alert </text:p>
          </table:table-cell>
          <table:table-cell office:value-type="string" calcext:value-type="string">
            <text:p>siaga pesan tersimpan</text:p>
          </table:table-cell>
          <table:table-cell table:formula="of:=&quot;| &quot;&amp;[.A560]&amp;&quot; | &quot;&amp;[.B560]&amp;&quot; | &quot;&amp;[.C560]&amp;&quot; |&quot;" office:value-type="string" office:string-value="| 559 | stored message alert  | siaga pesan tersimpan |" calcext:value-type="string">
            <text:p>| 559 | stored message alert <text:s/>| siaga pesan tersimpan |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yle </text:p>
          </table:table-cell>
          <table:table-cell office:value-type="string" calcext:value-type="string">
            <text:p>gaya</text:p>
          </table:table-cell>
          <table:table-cell table:formula="of:=&quot;| &quot;&amp;[.A561]&amp;&quot; | &quot;&amp;[.B561]&amp;&quot; | &quot;&amp;[.C561]&amp;&quot; |&quot;" office:value-type="string" office:string-value="| 560 | style  | gaya |" calcext:value-type="string">
            <text:p>| 560 | style <text:s/>| gaya |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yle checker </text:p>
          </table:table-cell>
          <table:table-cell office:value-type="string" calcext:value-type="string">
            <text:p>pemeriksa gaya</text:p>
          </table:table-cell>
          <table:table-cell table:formula="of:=&quot;| &quot;&amp;[.A562]&amp;&quot; | &quot;&amp;[.B562]&amp;&quot; | &quot;&amp;[.C562]&amp;&quot; |&quot;" office:value-type="string" office:string-value="| 561 | style checker  | pemeriksa gaya |" calcext:value-type="string">
            <text:p>| 561 | style checker <text:s/>| pemeriksa gaya |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ubdirectory </text:p>
          </table:table-cell>
          <table:table-cell office:value-type="string" calcext:value-type="string">
            <text:p>subdirektori</text:p>
          </table:table-cell>
          <table:table-cell table:formula="of:=&quot;| &quot;&amp;[.A563]&amp;&quot; | &quot;&amp;[.B563]&amp;&quot; | &quot;&amp;[.C563]&amp;&quot; |&quot;" office:value-type="string" office:string-value="| 562 | subdirectory  | subdirektori |" calcext:value-type="string">
            <text:p>| 562 | subdirectory <text:s/>| subdirektori |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ubject </text:p>
          </table:table-cell>
          <table:table-cell office:value-type="string" calcext:value-type="string">
            <text:p>subjek</text:p>
          </table:table-cell>
          <table:table-cell table:formula="of:=&quot;| &quot;&amp;[.A564]&amp;&quot; | &quot;&amp;[.B564]&amp;&quot; | &quot;&amp;[.C564]&amp;&quot; |&quot;" office:value-type="string" office:string-value="| 563 | subject  | subjek |" calcext:value-type="string">
            <text:p>| 563 | subject <text:s/>| subjek |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ubmission </text:p>
          </table:table-cell>
          <table:table-cell office:value-type="string" calcext:value-type="string">
            <text:p>submisi</text:p>
          </table:table-cell>
          <table:table-cell table:formula="of:=&quot;| &quot;&amp;[.A565]&amp;&quot; | &quot;&amp;[.B565]&amp;&quot; | &quot;&amp;[.C565]&amp;&quot; |&quot;" office:value-type="string" office:string-value="| 564 | submission  | submisi |" calcext:value-type="string">
            <text:p>| 564 | submission <text:s/>| submisi |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ubscriber </text:p>
          </table:table-cell>
          <table:table-cell office:value-type="string" calcext:value-type="string">
            <text:p>penika bawah</text:p>
          </table:table-cell>
          <table:table-cell table:formula="of:=&quot;| &quot;&amp;[.A566]&amp;&quot; | &quot;&amp;[.B566]&amp;&quot; | &quot;&amp;[.C566]&amp;&quot; |&quot;" office:value-type="string" office:string-value="| 565 | subscriber  | penika bawah |" calcext:value-type="string">
            <text:p>| 565 | subscriber <text:s/>| penika bawah |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ubscript </text:p>
          </table:table-cell>
          <table:table-cell office:value-type="string" calcext:value-type="string">
            <text:p>tika bawah</text:p>
          </table:table-cell>
          <table:table-cell table:formula="of:=&quot;| &quot;&amp;[.A567]&amp;&quot; | &quot;&amp;[.B567]&amp;&quot; | &quot;&amp;[.C567]&amp;&quot; |&quot;" office:value-type="string" office:string-value="| 566 | subscript  | tika bawah |" calcext:value-type="string">
            <text:p>| 566 | subscript <text:s/>| tika bawah |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ubtotals </text:p>
          </table:table-cell>
          <table:table-cell office:value-type="string" calcext:value-type="string">
            <text:p>subtotal</text:p>
          </table:table-cell>
          <table:table-cell table:formula="of:=&quot;| &quot;&amp;[.A568]&amp;&quot; | &quot;&amp;[.B568]&amp;&quot; | &quot;&amp;[.C568]&amp;&quot; |&quot;" office:value-type="string" office:string-value="| 567 | subtotals  | subtotal |" calcext:value-type="string">
            <text:p>| 567 | subtotals <text:s/>| subtotal |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uperscript </text:p>
          </table:table-cell>
          <table:table-cell office:value-type="string" calcext:value-type="string">
            <text:p>tika atas</text:p>
          </table:table-cell>
          <table:table-cell table:formula="of:=&quot;| &quot;&amp;[.A569]&amp;&quot; | &quot;&amp;[.B569]&amp;&quot; | &quot;&amp;[.C569]&amp;&quot; |&quot;" office:value-type="string" office:string-value="| 568 | superscript  | tika atas |" calcext:value-type="string">
            <text:p>| 568 | superscript <text:s/>| tika atas |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ymbol </text:p>
          </table:table-cell>
          <table:table-cell office:value-type="string" calcext:value-type="string">
            <text:p>simbol</text:p>
          </table:table-cell>
          <table:table-cell table:formula="of:=&quot;| &quot;&amp;[.A570]&amp;&quot; | &quot;&amp;[.B570]&amp;&quot; | &quot;&amp;[.C570]&amp;&quot; |&quot;" office:value-type="string" office:string-value="| 569 | symbol  | simbol |" calcext:value-type="string">
            <text:p>| 569 | symbol <text:s/>| simbol |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ynchronize </text:p>
          </table:table-cell>
          <table:table-cell office:value-type="string" calcext:value-type="string">
            <text:p>menyelaraskan; selaras</text:p>
          </table:table-cell>
          <table:table-cell table:formula="of:=&quot;| &quot;&amp;[.A571]&amp;&quot; | &quot;&amp;[.B571]&amp;&quot; | &quot;&amp;[.C571]&amp;&quot; |&quot;" office:value-type="string" office:string-value="| 570 | synchronize  | menyelaraskan; selaras |" calcext:value-type="string">
            <text:p>| 570 | synchronize <text:s/>| menyelaraskan; selaras |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tab</text:p>
          </table:table-cell>
          <table:table-cell table:formula="of:=&quot;| &quot;&amp;[.A572]&amp;&quot; | &quot;&amp;[.B572]&amp;&quot; | &quot;&amp;[.C572]&amp;&quot; |&quot;" office:value-type="string" office:string-value="| 571 | tab  | tab |" calcext:value-type="string">
            <text:p>| 571 | tab <text:s/>| tab |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able </text:p>
          </table:table-cell>
          <table:table-cell office:value-type="string" calcext:value-type="string">
            <text:p>tabel</text:p>
          </table:table-cell>
          <table:table-cell table:formula="of:=&quot;| &quot;&amp;[.A573]&amp;&quot; | &quot;&amp;[.B573]&amp;&quot; | &quot;&amp;[.C573]&amp;&quot; |&quot;" office:value-type="string" office:string-value="| 572 | table  | tabel |" calcext:value-type="string">
            <text:p>| 572 | table <text:s/>| tabel |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ape </text:p>
          </table:table-cell>
          <table:table-cell office:value-type="string" calcext:value-type="string">
            <text:p>pita</text:p>
          </table:table-cell>
          <table:table-cell table:formula="of:=&quot;| &quot;&amp;[.A574]&amp;&quot; | &quot;&amp;[.B574]&amp;&quot; | &quot;&amp;[.C574]&amp;&quot; |&quot;" office:value-type="string" office:string-value="| 573 | tape  | pita |" calcext:value-type="string">
            <text:p>| 573 | tape <text:s/>| pita |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askbar </text:p>
          </table:table-cell>
          <table:table-cell office:value-type="string" calcext:value-type="string">
            <text:p>batang tugas</text:p>
          </table:table-cell>
          <table:table-cell table:formula="of:=&quot;| &quot;&amp;[.A575]&amp;&quot; | &quot;&amp;[.B575]&amp;&quot; | &quot;&amp;[.C575]&amp;&quot; |&quot;" office:value-type="string" office:string-value="| 574 | taskbar  | batang tugas |" calcext:value-type="string">
            <text:p>| 574 | taskbar <text:s/>| batang tugas |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eleconferencing </text:p>
          </table:table-cell>
          <table:table-cell office:value-type="string" calcext:value-type="string">
            <text:p>telekonferensi</text:p>
          </table:table-cell>
          <table:table-cell table:formula="of:=&quot;| &quot;&amp;[.A576]&amp;&quot; | &quot;&amp;[.B576]&amp;&quot; | &quot;&amp;[.C576]&amp;&quot; |&quot;" office:value-type="string" office:string-value="| 575 | teleconferencing  | telekonferensi |" calcext:value-type="string">
            <text:p>| 575 | teleconferencing <text:s/>| telekonferensi |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elecopy </text:p>
          </table:table-cell>
          <table:table-cell office:value-type="string" calcext:value-type="string">
            <text:p>telekopi</text:p>
          </table:table-cell>
          <table:table-cell table:formula="of:=&quot;| &quot;&amp;[.A577]&amp;&quot; | &quot;&amp;[.B577]&amp;&quot; | &quot;&amp;[.C577]&amp;&quot; |&quot;" office:value-type="string" office:string-value="| 576 | telecopy  | telekopi |" calcext:value-type="string">
            <text:p>| 576 | telecopy <text:s/>| telekopi |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elefax </text:p>
          </table:table-cell>
          <table:table-cell office:value-type="string" calcext:value-type="string">
            <text:p>telefaks</text:p>
          </table:table-cell>
          <table:table-cell table:formula="of:=&quot;| &quot;&amp;[.A578]&amp;&quot; | &quot;&amp;[.B578]&amp;&quot; | &quot;&amp;[.C578]&amp;&quot; |&quot;" office:value-type="string" office:string-value="| 577 | telefax  | telefaks |" calcext:value-type="string">
            <text:p>| 577 | telefax <text:s/>| telefaks |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teletext </text:p>
          </table:table-cell>
          <table:table-cell office:value-type="string" calcext:value-type="string">
            <text:p>teleteks</text:p>
          </table:table-cell>
          <table:table-cell table:formula="of:=&quot;| &quot;&amp;[.A579]&amp;&quot; | &quot;&amp;[.B579]&amp;&quot; | &quot;&amp;[.C579]&amp;&quot; |&quot;" office:value-type="string" office:string-value="| 578 | teletext  | teleteks |" calcext:value-type="string">
            <text:p>| 578 | teletext <text:s/>| teleteks |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elex </text:p>
          </table:table-cell>
          <table:table-cell office:value-type="string" calcext:value-type="string">
            <text:p>teleks</text:p>
          </table:table-cell>
          <table:table-cell table:formula="of:=&quot;| &quot;&amp;[.A580]&amp;&quot; | &quot;&amp;[.B580]&amp;&quot; | &quot;&amp;[.C580]&amp;&quot; |&quot;" office:value-type="string" office:string-value="| 579 | telex  | teleks |" calcext:value-type="string">
            <text:p>| 579 | telex <text:s/>| teleks |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template </text:p>
          </table:table-cell>
          <table:table-cell office:value-type="string" calcext:value-type="string">
            <text:p>templat</text:p>
          </table:table-cell>
          <table:table-cell table:formula="of:=&quot;| &quot;&amp;[.A581]&amp;&quot; | &quot;&amp;[.B581]&amp;&quot; | &quot;&amp;[.C581]&amp;&quot; |&quot;" office:value-type="string" office:string-value="| 580 | template  | templat |" calcext:value-type="string">
            <text:p>| 580 | template <text:s/>| templat |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erminal </text:p>
          </table:table-cell>
          <table:table-cell office:value-type="string" calcext:value-type="string">
            <text:p>terminal</text:p>
          </table:table-cell>
          <table:table-cell table:formula="of:=&quot;| &quot;&amp;[.A582]&amp;&quot; | &quot;&amp;[.B582]&amp;&quot; | &quot;&amp;[.C582]&amp;&quot; |&quot;" office:value-type="string" office:string-value="| 581 | terminal  | terminal |" calcext:value-type="string">
            <text:p>| 581 | terminal <text:s/>| terminal |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ext (voice, image, video) </text:p>
          </table:table-cell>
          <table:table-cell office:value-type="string" calcext:value-type="string">
            <text:p>teks (suara, citra, video)</text:p>
          </table:table-cell>
          <table:table-cell table:formula="of:=&quot;| &quot;&amp;[.A583]&amp;&quot; | &quot;&amp;[.B583]&amp;&quot; | &quot;&amp;[.C583]&amp;&quot; |&quot;" office:value-type="string" office:string-value="| 582 | text (voice, image, video)  | teks (suara, citra, video) |" calcext:value-type="string">
            <text:p>| 582 | text (voice, image, video) <text:s/>| teks (suara, citra, video) |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ext box </text:p>
          </table:table-cell>
          <table:table-cell office:value-type="string" calcext:value-type="string">
            <text:p>kotak teks</text:p>
          </table:table-cell>
          <table:table-cell table:formula="of:=&quot;| &quot;&amp;[.A584]&amp;&quot; | &quot;&amp;[.B584]&amp;&quot; | &quot;&amp;[.C584]&amp;&quot; |&quot;" office:value-type="string" office:string-value="| 583 | text box  | kotak teks |" calcext:value-type="string">
            <text:p>| 583 | text box <text:s/>| kotak teks |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theme </text:p>
          </table:table-cell>
          <table:table-cell office:value-type="string" calcext:value-type="string">
            <text:p>tema</text:p>
          </table:table-cell>
          <table:table-cell table:formula="of:=&quot;| &quot;&amp;[.A585]&amp;&quot; | &quot;&amp;[.B585]&amp;&quot; | &quot;&amp;[.C585]&amp;&quot; |&quot;" office:value-type="string" office:string-value="| 584 | theme  | tema |" calcext:value-type="string">
            <text:p>| 584 | theme <text:s/>| tema |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ulir</text:p>
          </table:table-cell>
          <table:table-cell table:formula="of:=&quot;| &quot;&amp;[.A586]&amp;&quot; | &quot;&amp;[.B586]&amp;&quot; | &quot;&amp;[.C586]&amp;&quot; |&quot;" office:value-type="string" office:string-value="| 585 | thread  | ulir |" calcext:value-type="string">
            <text:p>| 585 | thread <text:s/>| ulir |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terobosan</text:p>
          </table:table-cell>
          <table:table-cell table:formula="of:=&quot;| &quot;&amp;[.A587]&amp;&quot; | &quot;&amp;[.B587]&amp;&quot; | &quot;&amp;[.C587]&amp;&quot; |&quot;" office:value-type="string" office:string-value="| 586 | throughput  | terobosan |" calcext:value-type="string">
            <text:p>| 586 | throughput <text:s/>| terobosan |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tile </text:p>
          </table:table-cell>
          <table:table-cell office:value-type="string" calcext:value-type="string">
            <text:p>ubinan</text:p>
          </table:table-cell>
          <table:table-cell table:formula="of:=&quot;| &quot;&amp;[.A588]&amp;&quot; | &quot;&amp;[.B588]&amp;&quot; | &quot;&amp;[.C588]&amp;&quot; |&quot;" office:value-type="string" office:string-value="| 587 | tile  | ubinan |" calcext:value-type="string">
            <text:p>| 587 | tile <text:s/>| ubinan |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waktu</text:p>
          </table:table-cell>
          <table:table-cell table:formula="of:=&quot;| &quot;&amp;[.A589]&amp;&quot; | &quot;&amp;[.B589]&amp;&quot; | &quot;&amp;[.C589]&amp;&quot; |&quot;" office:value-type="string" office:string-value="| 588 | time  | waktu |" calcext:value-type="string">
            <text:p>| 588 | time <text:s/>| waktu |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to fax </text:p>
          </table:table-cell>
          <table:table-cell office:value-type="string" calcext:value-type="string">
            <text:p>ke faks</text:p>
          </table:table-cell>
          <table:table-cell table:formula="of:=&quot;| &quot;&amp;[.A590]&amp;&quot; | &quot;&amp;[.B590]&amp;&quot; | &quot;&amp;[.C590]&amp;&quot; |&quot;" office:value-type="string" office:string-value="| 589 | to fax  | ke faks |" calcext:value-type="string">
            <text:p>| 589 | to fax <text:s/>| ke faks |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oolbars </text:p>
          </table:table-cell>
          <table:table-cell office:value-type="string" calcext:value-type="string">
            <text:p>batang alat; batang perkakas</text:p>
          </table:table-cell>
          <table:table-cell table:formula="of:=&quot;| &quot;&amp;[.A591]&amp;&quot; | &quot;&amp;[.B591]&amp;&quot; | &quot;&amp;[.C591]&amp;&quot; |&quot;" office:value-type="string" office:string-value="| 590 | toolbars  | batang alat; batang perkakas |" calcext:value-type="string">
            <text:p>| 590 | toolbars <text:s/>| batang alat; batang perkakas |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ools </text:p>
          </table:table-cell>
          <table:table-cell office:value-type="string" calcext:value-type="string">
            <text:p>alat; perkakas</text:p>
          </table:table-cell>
          <table:table-cell table:formula="of:=&quot;| &quot;&amp;[.A592]&amp;&quot; | &quot;&amp;[.B592]&amp;&quot; | &quot;&amp;[.C592]&amp;&quot; |&quot;" office:value-type="string" office:string-value="| 591 | tools  | alat; perkakas |" calcext:value-type="string">
            <text:p>| 591 | tools <text:s/>| alat; perkakas |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op-level domain name </text:p>
          </table:table-cell>
          <table:table-cell office:value-type="string" calcext:value-type="string">
            <text:p>nama ranah aras puncak</text:p>
          </table:table-cell>
          <table:table-cell table:formula="of:=&quot;| &quot;&amp;[.A593]&amp;&quot; | &quot;&amp;[.B593]&amp;&quot; | &quot;&amp;[.C593]&amp;&quot; |&quot;" office:value-type="string" office:string-value="| 592 | top-level domain name  | nama ranah aras puncak |" calcext:value-type="string">
            <text:p>| 592 | top-level domain name <text:s/>| nama ranah aras puncak |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race </text:p>
          </table:table-cell>
          <table:table-cell office:value-type="string" calcext:value-type="string">
            <text:p>runut</text:p>
          </table:table-cell>
          <table:table-cell table:formula="of:=&quot;| &quot;&amp;[.A594]&amp;&quot; | &quot;&amp;[.B594]&amp;&quot; | &quot;&amp;[.C594]&amp;&quot; |&quot;" office:value-type="string" office:string-value="| 593 | trace  | runut |" calcext:value-type="string">
            <text:p>| 593 | trace <text:s/>| runut |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tracing facility </text:p>
          </table:table-cell>
          <table:table-cell office:value-type="string" calcext:value-type="string">
            <text:p>fasilitas perunutan</text:p>
          </table:table-cell>
          <table:table-cell table:formula="of:=&quot;| &quot;&amp;[.A595]&amp;&quot; | &quot;&amp;[.B595]&amp;&quot; | &quot;&amp;[.C595]&amp;&quot; |&quot;" office:value-type="string" office:string-value="| 594 | tracing facility  | fasilitas perunutan |" calcext:value-type="string">
            <text:p>| 594 | tracing facility <text:s/>| fasilitas perunutan |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rack </text:p>
          </table:table-cell>
          <table:table-cell office:value-type="string" calcext:value-type="string">
            <text:p>lintas, jalur</text:p>
          </table:table-cell>
          <table:table-cell table:formula="of:=&quot;| &quot;&amp;[.A596]&amp;&quot; | &quot;&amp;[.B596]&amp;&quot; | &quot;&amp;[.C596]&amp;&quot; |&quot;" office:value-type="string" office:string-value="| 595 | track  | lintas, jalur |" calcext:value-type="string">
            <text:p>| 595 | track <text:s/>| lintas, jalur |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ransfer </text:p>
          </table:table-cell>
          <table:table-cell office:value-type="string" calcext:value-type="string">
            <text:p>transfer</text:p>
          </table:table-cell>
          <table:table-cell table:formula="of:=&quot;| &quot;&amp;[.A597]&amp;&quot; | &quot;&amp;[.B597]&amp;&quot; | &quot;&amp;[.C597]&amp;&quot; |&quot;" office:value-type="string" office:string-value="| 596 | transfer  | transfer |" calcext:value-type="string">
            <text:p>| 596 | transfer <text:s/>| transfer |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transmission </text:p>
          </table:table-cell>
          <table:table-cell office:value-type="string" calcext:value-type="string">
            <text:p>transmisi</text:p>
          </table:table-cell>
          <table:table-cell table:formula="of:=&quot;| &quot;&amp;[.A598]&amp;&quot; | &quot;&amp;[.B598]&amp;&quot; | &quot;&amp;[.C598]&amp;&quot; |&quot;" office:value-type="string" office:string-value="| 597 | transmission  | transmisi |" calcext:value-type="string">
            <text:p>| 597 | transmission <text:s/>| transmisi |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nsmittal event </text:p>
          </table:table-cell>
          <table:table-cell office:value-type="string" calcext:value-type="string">
            <text:p>peristiwa transmital</text:p>
          </table:table-cell>
          <table:table-cell table:formula="of:=&quot;| &quot;&amp;[.A599]&amp;&quot; | &quot;&amp;[.B599]&amp;&quot; | &quot;&amp;[.C599]&amp;&quot; |&quot;" office:value-type="string" office:string-value="| 598 | transmittal event  | peristiwa transmital |" calcext:value-type="string">
            <text:p>| 598 | transmittal event <text:s/>| peristiwa transmital |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underline </text:p>
          </table:table-cell>
          <table:table-cell office:value-type="string" calcext:value-type="string">
            <text:p>garis bawah</text:p>
          </table:table-cell>
          <table:table-cell table:formula="of:=&quot;| &quot;&amp;[.A600]&amp;&quot; | &quot;&amp;[.B600]&amp;&quot; | &quot;&amp;[.C600]&amp;&quot; |&quot;" office:value-type="string" office:string-value="| 599 | underline  | garis bawah |" calcext:value-type="string">
            <text:p>| 599 | underline <text:s/>| garis bawah |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undo </text:p>
          </table:table-cell>
          <table:table-cell office:value-type="string" calcext:value-type="string">
            <text:p>tak jadi</text:p>
          </table:table-cell>
          <table:table-cell table:formula="of:=&quot;| &quot;&amp;[.A601]&amp;&quot; | &quot;&amp;[.B601]&amp;&quot; | &quot;&amp;[.C601]&amp;&quot; |&quot;" office:value-type="string" office:string-value="| 600 | undo  | tak jadi |" calcext:value-type="string">
            <text:p>| 600 | undo <text:s/>| tak jadi |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unhide </text:p>
          </table:table-cell>
          <table:table-cell office:value-type="string" calcext:value-type="string">
            <text:p>tak tersembunyi</text:p>
          </table:table-cell>
          <table:table-cell table:formula="of:=&quot;| &quot;&amp;[.A602]&amp;&quot; | &quot;&amp;[.B602]&amp;&quot; | &quot;&amp;[.C602]&amp;&quot; |&quot;" office:value-type="string" office:string-value="| 601 | unhide  | tak tersembunyi |" calcext:value-type="string">
            <text:p>| 601 | unhide <text:s/>| tak tersembunyi |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up </text:p>
          </table:table-cell>
          <table:table-cell office:value-type="string" calcext:value-type="string">
            <text:p>ungguh</text:p>
          </table:table-cell>
          <table:table-cell table:formula="of:=&quot;| &quot;&amp;[.A603]&amp;&quot; | &quot;&amp;[.B603]&amp;&quot; | &quot;&amp;[.C603]&amp;&quot; |&quot;" office:value-type="string" office:string-value="| 602 | up  | ungguh |" calcext:value-type="string">
            <text:p>| 602 | up <text:s/>| ungguh |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up level </text:p>
          </table:table-cell>
          <table:table-cell office:value-type="string" calcext:value-type="string">
            <text:p>naik aras</text:p>
          </table:table-cell>
          <table:table-cell table:formula="of:=&quot;| &quot;&amp;[.A604]&amp;&quot; | &quot;&amp;[.B604]&amp;&quot; | &quot;&amp;[.C604]&amp;&quot; |&quot;" office:value-type="string" office:string-value="| 603 | up level  | naik aras |" calcext:value-type="string">
            <text:p>| 603 | up level <text:s/>| naik aras |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pdate </text:p>
          </table:table-cell>
          <table:table-cell office:value-type="string" calcext:value-type="string">
            <text:p>mutakhir</text:p>
          </table:table-cell>
          <table:table-cell table:formula="of:=&quot;| &quot;&amp;[.A605]&amp;&quot; | &quot;&amp;[.B605]&amp;&quot; | &quot;&amp;[.C605]&amp;&quot; |&quot;" office:value-type="string" office:string-value="| 604 | update  | mutakhir |" calcext:value-type="string">
            <text:p>| 604 | update <text:s/>| mutakhir |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upload </text:p>
          </table:table-cell>
          <table:table-cell office:value-type="string" calcext:value-type="string">
            <text:p>unggah</text:p>
          </table:table-cell>
          <table:table-cell table:formula="of:=&quot;| &quot;&amp;[.A606]&amp;&quot; | &quot;&amp;[.B606]&amp;&quot; | &quot;&amp;[.C606]&amp;&quot; |&quot;" office:value-type="string" office:string-value="| 605 | upload  | unggah |" calcext:value-type="string">
            <text:p>| 605 | upload <text:s/>| unggah |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upper case </text:p>
          </table:table-cell>
          <table:table-cell office:value-type="string" calcext:value-type="string">
            <text:p>sosok (huruf) atas</text:p>
          </table:table-cell>
          <table:table-cell table:formula="of:=&quot;| &quot;&amp;[.A607]&amp;&quot; | &quot;&amp;[.B607]&amp;&quot; | &quot;&amp;[.C607]&amp;&quot; |&quot;" office:value-type="string" office:string-value="| 606 | upper case  | sosok (huruf) atas |" calcext:value-type="string">
            <text:p>| 606 | upper case <text:s/>| sosok (huruf) atas |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pengguna</text:p>
          </table:table-cell>
          <table:table-cell table:formula="of:=&quot;| &quot;&amp;[.A608]&amp;&quot; | &quot;&amp;[.B608]&amp;&quot; | &quot;&amp;[.C608]&amp;&quot; |&quot;" office:value-type="string" office:string-value="| 607 | user  | pengguna |" calcext:value-type="string">
            <text:p>| 607 | user <text:s/>| pengguna |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user agent </text:p>
          </table:table-cell>
          <table:table-cell office:value-type="string" calcext:value-type="string">
            <text:p>agen pengguna</text:p>
          </table:table-cell>
          <table:table-cell table:formula="of:=&quot;| &quot;&amp;[.A609]&amp;&quot; | &quot;&amp;[.B609]&amp;&quot; | &quot;&amp;[.C609]&amp;&quot; |&quot;" office:value-type="string" office:string-value="| 608 | user agent  | agen pengguna |" calcext:value-type="string">
            <text:p>| 608 | user agent <text:s/>| agen pengguna |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user friendly </text:p>
          </table:table-cell>
          <table:table-cell office:value-type="string" calcext:value-type="string">
            <text:p>akrab pengguna</text:p>
          </table:table-cell>
          <table:table-cell table:formula="of:=&quot;| &quot;&amp;[.A610]&amp;&quot; | &quot;&amp;[.B610]&amp;&quot; | &quot;&amp;[.C610]&amp;&quot; |&quot;" office:value-type="string" office:string-value="| 609 | user friendly  | akrab pengguna |" calcext:value-type="string">
            <text:p>| 609 | user friendly <text:s/>| akrab pengguna |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user group </text:p>
          </table:table-cell>
          <table:table-cell office:value-type="string" calcext:value-type="string">
            <text:p>kelompok pengguna</text:p>
          </table:table-cell>
          <table:table-cell table:formula="of:=&quot;| &quot;&amp;[.A611]&amp;&quot; | &quot;&amp;[.B611]&amp;&quot; | &quot;&amp;[.C611]&amp;&quot; |&quot;" office:value-type="string" office:string-value="| 610 | user group  | kelompok pengguna |" calcext:value-type="string">
            <text:p>| 610 | user group <text:s/>| kelompok pengguna |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user interface </text:p>
          </table:table-cell>
          <table:table-cell office:value-type="string" calcext:value-type="string">
            <text:p>antarmuka pengguna</text:p>
          </table:table-cell>
          <table:table-cell table:formula="of:=&quot;| &quot;&amp;[.A612]&amp;&quot; | &quot;&amp;[.B612]&amp;&quot; | &quot;&amp;[.C612]&amp;&quot; |&quot;" office:value-type="string" office:string-value="| 611 | user interface  | antarmuka pengguna |" calcext:value-type="string">
            <text:p>| 611 | user interface <text:s/>| antarmuka pengguna |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kegunaan</text:p>
          </table:table-cell>
          <table:table-cell table:formula="of:=&quot;| &quot;&amp;[.A613]&amp;&quot; | &quot;&amp;[.B613]&amp;&quot; | &quot;&amp;[.C613]&amp;&quot; |&quot;" office:value-type="string" office:string-value="| 612 | utilities  | kegunaan |" calcext:value-type="string">
            <text:p>| 612 | utilities <text:s/>| kegunaan |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ersion </text:p>
          </table:table-cell>
          <table:table-cell office:value-type="string" calcext:value-type="string">
            <text:p>versi</text:p>
          </table:table-cell>
          <table:table-cell table:formula="of:=&quot;| &quot;&amp;[.A614]&amp;&quot; | &quot;&amp;[.B614]&amp;&quot; | &quot;&amp;[.C614]&amp;&quot; |&quot;" office:value-type="string" office:string-value="| 613 | version  | versi |" calcext:value-type="string">
            <text:p>| 613 | version <text:s/>| versi |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vertical </text:p>
          </table:table-cell>
          <table:table-cell office:value-type="string" calcext:value-type="string">
            <text:p>vertikal</text:p>
          </table:table-cell>
          <table:table-cell table:formula="of:=&quot;| &quot;&amp;[.A615]&amp;&quot; | &quot;&amp;[.B615]&amp;&quot; | &quot;&amp;[.C615]&amp;&quot; |&quot;" office:value-type="string" office:string-value="| 614 | vertical  | vertikal |" calcext:value-type="string">
            <text:p>| 614 | vertical <text:s/>| vertikal |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deo conferencing </text:p>
          </table:table-cell>
          <table:table-cell office:value-type="string" calcext:value-type="string">
            <text:p>konferensi video</text:p>
          </table:table-cell>
          <table:table-cell table:formula="of:=&quot;| &quot;&amp;[.A616]&amp;&quot; | &quot;&amp;[.B616]&amp;&quot; | &quot;&amp;[.C616]&amp;&quot; |&quot;" office:value-type="string" office:string-value="| 615 | video conferencing  | konferensi video |" calcext:value-type="string">
            <text:p>| 615 | video conferencing <text:s/>| konferensi video |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ideotext </text:p>
          </table:table-cell>
          <table:table-cell office:value-type="string" calcext:value-type="string">
            <text:p>teks video</text:p>
          </table:table-cell>
          <table:table-cell table:formula="of:=&quot;| &quot;&amp;[.A617]&amp;&quot; | &quot;&amp;[.B617]&amp;&quot; | &quot;&amp;[.C617]&amp;&quot; |&quot;" office:value-type="string" office:string-value="| 616 | videotext  | teks video |" calcext:value-type="string">
            <text:p>| 616 | videotext <text:s/>| teks video |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tilik</text:p>
          </table:table-cell>
          <table:table-cell table:formula="of:=&quot;| &quot;&amp;[.A618]&amp;&quot; | &quot;&amp;[.B618]&amp;&quot; | &quot;&amp;[.C618]&amp;&quot; |&quot;" office:value-type="string" office:string-value="| 617 | view  | tilik |" calcext:value-type="string">
            <text:p>| 617 | view <text:s/>| tilik |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ewdata </text:p>
          </table:table-cell>
          <table:table-cell office:value-type="string" calcext:value-type="string">
            <text:p>data tilik</text:p>
          </table:table-cell>
          <table:table-cell table:formula="of:=&quot;| &quot;&amp;[.A619]&amp;&quot; | &quot;&amp;[.B619]&amp;&quot; | &quot;&amp;[.C619]&amp;&quot; |&quot;" office:value-type="string" office:string-value="| 618 | viewdata  | data tilik |" calcext:value-type="string">
            <text:p>| 618 | viewdata <text:s/>| data tilik |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iewing screen </text:p>
          </table:table-cell>
          <table:table-cell office:value-type="string" calcext:value-type="string">
            <text:p>layar penilikan</text:p>
          </table:table-cell>
          <table:table-cell table:formula="of:=&quot;| &quot;&amp;[.A620]&amp;&quot; | &quot;&amp;[.B620]&amp;&quot; | &quot;&amp;[.C620]&amp;&quot; |&quot;" office:value-type="string" office:string-value="| 619 | viewing screen  | layar penilikan |" calcext:value-type="string">
            <text:p>| 619 | viewing screen <text:s/>| layar penilikan |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oice mail </text:p>
          </table:table-cell>
          <table:table-cell office:value-type="string" calcext:value-type="string">
            <text:p>surat suara</text:p>
          </table:table-cell>
          <table:table-cell table:formula="of:=&quot;| &quot;&amp;[.A621]&amp;&quot; | &quot;&amp;[.B621]&amp;&quot; | &quot;&amp;[.C621]&amp;&quot; |&quot;" office:value-type="string" office:string-value="| 620 | voice mail  | surat suara |" calcext:value-type="string">
            <text:p>| 620 | voice mail <text:s/>| surat suara |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wake up </text:p>
          </table:table-cell>
          <table:table-cell office:value-type="string" calcext:value-type="string">
            <text:p>bangun</text:p>
          </table:table-cell>
          <table:table-cell table:formula="of:=&quot;| &quot;&amp;[.A622]&amp;&quot; | &quot;&amp;[.B622]&amp;&quot; | &quot;&amp;[.C622]&amp;&quot; |&quot;" office:value-type="string" office:string-value="| 621 | wake up  | bangun |" calcext:value-type="string">
            <text:p>| 621 | wake up <text:s/>| bangun |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web pages </text:p>
          </table:table-cell>
          <table:table-cell office:value-type="string" calcext:value-type="string">
            <text:p>halaman web</text:p>
          </table:table-cell>
          <table:table-cell table:formula="of:=&quot;| &quot;&amp;[.A623]&amp;&quot; | &quot;&amp;[.B623]&amp;&quot; | &quot;&amp;[.C623]&amp;&quot; |&quot;" office:value-type="string" office:string-value="| 622 | web pages  | halaman web |" calcext:value-type="string">
            <text:p>| 622 | web pages <text:s/>| halaman web |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whole page </text:p>
          </table:table-cell>
          <table:table-cell office:value-type="string" calcext:value-type="string">
            <text:p>halaman utuh</text:p>
          </table:table-cell>
          <table:table-cell table:formula="of:=&quot;| &quot;&amp;[.A624]&amp;&quot; | &quot;&amp;[.B624]&amp;&quot; | &quot;&amp;[.C624]&amp;&quot; |&quot;" office:value-type="string" office:string-value="| 623 | whole page  | halaman utuh |" calcext:value-type="string">
            <text:p>| 623 | whole page <text:s/>| halaman utuh |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jendela</text:p>
          </table:table-cell>
          <table:table-cell table:formula="of:=&quot;| &quot;&amp;[.A625]&amp;&quot; | &quot;&amp;[.B625]&amp;&quot; | &quot;&amp;[.C625]&amp;&quot; |&quot;" office:value-type="string" office:string-value="| 624 | window  | jendela |" calcext:value-type="string">
            <text:p>| 624 | window <text:s/>| jendela |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wizard </text:p>
          </table:table-cell>
          <table:table-cell office:value-type="string" calcext:value-type="string">
            <text:p>cekatan</text:p>
          </table:table-cell>
          <table:table-cell table:formula="of:=&quot;| &quot;&amp;[.A626]&amp;&quot; | &quot;&amp;[.B626]&amp;&quot; | &quot;&amp;[.C626]&amp;&quot; |&quot;" office:value-type="string" office:string-value="| 625 | wizard  | cekatan |" calcext:value-type="string">
            <text:p>| 625 | wizard <text:s/>| cekatan |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word </text:p>
          </table:table-cell>
          <table:table-cell office:value-type="string" calcext:value-type="string">
            <text:p>kata</text:p>
          </table:table-cell>
          <table:table-cell table:formula="of:=&quot;| &quot;&amp;[.A627]&amp;&quot; | &quot;&amp;[.B627]&amp;&quot; | &quot;&amp;[.C627]&amp;&quot; |&quot;" office:value-type="string" office:string-value="| 626 | word  | kata |" calcext:value-type="string">
            <text:p>| 626 | word <text:s/>| kata |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work load </text:p>
          </table:table-cell>
          <table:table-cell office:value-type="string" calcext:value-type="string">
            <text:p>beban kerja</text:p>
          </table:table-cell>
          <table:table-cell table:formula="of:=&quot;| &quot;&amp;[.A628]&amp;&quot; | &quot;&amp;[.B628]&amp;&quot; | &quot;&amp;[.C628]&amp;&quot; |&quot;" office:value-type="string" office:string-value="| 627 | work load  | beban kerja |" calcext:value-type="string">
            <text:p>| 627 | work load <text:s/>| beban kerja |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work station </text:p>
          </table:table-cell>
          <table:table-cell office:value-type="string" calcext:value-type="string">
            <text:p>anjungan kerja</text:p>
          </table:table-cell>
          <table:table-cell table:formula="of:=&quot;| &quot;&amp;[.A629]&amp;&quot; | &quot;&amp;[.B629]&amp;&quot; | &quot;&amp;[.C629]&amp;&quot; |&quot;" office:value-type="string" office:string-value="| 628 | work station  | anjungan kerja |" calcext:value-type="string">
            <text:p>| 628 | work station <text:s/>| anjungan kerja |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zoom </text:p>
          </table:table-cell>
          <table:table-cell office:value-type="string" calcext:value-type="string">
            <text:p>zum</text:p>
          </table:table-cell>
          <table:table-cell table:formula="of:=&quot;| &quot;&amp;[.A630]&amp;&quot; | &quot;&amp;[.B630]&amp;&quot; | &quot;&amp;[.C630]&amp;&quot; |&quot;" office:value-type="string" office:string-value="| 629 | zoom  | zum |" calcext:value-type="string">
            <text:p>| 629 | zoom <text:s/>| zum |</text:p>
          </table:table-cell>
        </table:table-row>
      </table:table>
      <table:named-expressions/>
      <table:database-ranges>
        <table:database-range table:name="__Anonymous_Sheet_DB__0" table:target-range-address="Sheet1.B2:Sheet1.C6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6-13T22:12:52.176236347</meta:creation-date>
    <dc:date>2017-06-13T22:49:25.674436209</dc:date>
    <dc:creator>Faiq Aminuddin</dc:creator>
    <meta:editing-duration>PT5M41S</meta:editing-duration>
    <meta:editing-cycles>2</meta:editing-cycles>
    <meta:generator>LibreOffice/5.3.0.3$Linux_x86 LibreOffice_project/7074905676c47b82bbcfbea1aeefc84afe1c50e1</meta:generator>
    <meta:document-statistic meta:table-count="1" meta:cell-count="2520" meta:object-count="0"/>
  </office:meta>
</office:document-meta>
</file>